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3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3000">
            <text:p>3000</text:p>
          </table:table-cell>
          <table:table-cell office:value-type="float" office:value="5750">
            <text:p>575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5750">
            <text:p>575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formula="of:= [.D13]/(287*[.$J$3]*[.D25])^0.5" office:value-type="float" office:value="0.413093497167548">
            <text:p>0.4130934972</text:p>
          </table:table-cell>
          <table:table-cell table:formula="of:= [.E13]/(287*[.$J$3]*[.E25])^0.5" office:value-type="float" office:value="0.419036291556882">
            <text:p>0.4190362916</text:p>
          </table:table-cell>
          <table:table-cell/>
          <table:table-cell table:formula="of:= [.G13]/(287*[.$J$3]*[.G25])^0.5" office:value-type="float" office:value="0.64255362915813">
            <text:p>0.6425536292</text:p>
          </table:table-cell>
          <table:table-cell table:formula="of:= [.H13]/(287*[.$J$3]*[.H25])^0.5" office:value-type="float" office:value="0.625290826392862">
            <text:p>0.6252908264</text:p>
          </table:table-cell>
          <table:table-cell table:formula="of:= [.I13]/(287*[.$J$3]*[.I25])^0.5" office:value-type="float" office:value="0.620772377942716">
            <text:p>0.6207723779</text:p>
          </table:table-cell>
          <table:table-cell table:formula="of:= [.J13]/(287*[.$J$3]*[.J25])^0.5" office:value-type="float" office:value="0.613107503049198">
            <text:p>0.613107503</text:p>
          </table:table-cell>
          <table:table-cell table:formula="of:= [.K13]/(287*[.$J$3]*[.K25])^0.5" office:value-type="float" office:value="0.602145568965581">
            <text:p>0.602145569</text:p>
          </table:table-cell>
          <table:table-cell table:formula="of:= [.L13]/(287*[.$J$3]*[.L25])^0.5" office:value-type="float" office:value="0.589422455513593">
            <text:p>0.5894224555</text:p>
          </table:table-cell>
          <table:table-cell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197665083012">
            <text:p>10.5197665083</text:p>
          </table:table-cell>
          <table:table-cell table:formula="of:= [.E38]/[.$E$5]" office:value-type="float" office:value="10.8710616291469">
            <text:p>10.8710616291</text:p>
          </table:table-cell>
          <table:table-cell/>
          <table:table-cell table:formula="of:= [.G38]/[.$E$5]" office:value-type="float" office:value="26.9772946558321">
            <text:p>26.9772946558</text:p>
          </table:table-cell>
          <table:table-cell table:formula="of:= [.H38]/[.$E$5]" office:value-type="float" office:value="22.7936833652714">
            <text:p>22.7936833653</text:p>
          </table:table-cell>
          <table:table-cell table:formula="of:= [.I38]/[.$E$5]" office:value-type="float" office:value="28.6639933276505">
            <text:p>28.6639933277</text:p>
          </table:table-cell>
          <table:table-cell table:formula="of:= [.J38]/[.$E$5]" office:value-type="float" office:value="30.8351394627835">
            <text:p>30.8351394628</text:p>
          </table:table-cell>
          <table:table-cell table:formula="of:= [.K38]/[.$E$5]" office:value-type="float" office:value="33.1862357880166">
            <text:p>33.186235788</text:p>
          </table:table-cell>
          <table:table-cell table:formula="of:= [.L38]/[.$E$5]" office:value-type="float" office:value="35.73183905649">
            <text:p>35.7318390565</text:p>
          </table:table-cell>
          <table:table-cell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formula="of:= ([.D46]*[.$G$3])*([.D52]-1 )" office:value-type="float" office:value="-106.022571938053">
            <text:p>-106.0225719381</text:p>
          </table:table-cell>
          <table:table-cell table:formula="of:= ([.E46]*[.$G$3])*([.E52]-1 )" office:value-type="float" office:value="-110.172209563849">
            <text:p>-110.1722095638</text:p>
          </table:table-cell>
          <table:table-cell/>
          <table:table-cell table:formula="of:= ([.G46]*[.$H$3])*([.G52]-1 )" office:value-type="float" office:value="-197.443217190415">
            <text:p>-197.4432171904</text:p>
          </table:table-cell>
          <table:table-cell table:formula="of:= ([.H46]*[.$H$3])*([.H52]-1 )" office:value-type="float" office:value="-196.148786706636">
            <text:p>-196.1487867066</text:p>
          </table:table-cell>
          <table:table-cell table:formula="of:= ([.I46]*[.$H$3])*([.I52]-1 )" office:value-type="float" office:value="-201.96786672998">
            <text:p>-201.96786673</text:p>
          </table:table-cell>
          <table:table-cell table:formula="of:= ([.J46]*[.$H$3])*([.J52]-1 )" office:value-type="float" office:value="-207.362989437017">
            <text:p>-207.362989437</text:p>
          </table:table-cell>
          <table:table-cell table:formula="of:= ([.K46]*[.$H$3])*([.K52]-1 )" office:value-type="float" office:value="-211.607945773798">
            <text:p>-211.6079457738</text:p>
          </table:table-cell>
          <table:table-cell table:formula="of:= ([.L46]*[.$H$3])*([.L52]-1 )" office:value-type="float" office:value="-214.990923324107">
            <text:p>-214.9909233241</text:p>
          </table:table-cell>
          <table:table-cell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formula="of:= 'a' - 'b'" office:value-type="float" office:value="-130.407763483805">
            <text:p>-130.4077634838</text:p>
          </table:table-cell>
          <table:table-cell table:formula="of:= 'a' - 'b'" office:value-type="float" office:value="-135.621989973098">
            <text:p>-135.6219899731</text:p>
          </table:table-cell>
          <table:table-cell/>
          <table:table-cell table:formula="of:= 'a' - 'b'" office:value-type="float" office:value="-233.377882719071">
            <text:p>-233.3778827191</text:p>
          </table:table-cell>
          <table:table-cell table:formula="of:= 'a' - 'b'" office:value-type="float" office:value="-231.847865887243">
            <text:p>-231.8478658872</text:p>
          </table:table-cell>
          <table:table-cell table:formula="of:= 'a' - 'b'" office:value-type="float" office:value="-238.524050608106">
            <text:p>-238.5240506081</text:p>
          </table:table-cell>
          <table:table-cell table:formula="of:= 'a' - 'b'" office:value-type="float" office:value="-244.68832753568">
            <text:p>-244.6883275357</text:p>
          </table:table-cell>
          <table:table-cell table:formula="of:= 'a' - 'b'" office:value-type="float" office:value="-249.485768067307">
            <text:p>-249.4857680673</text:p>
          </table:table-cell>
          <table:table-cell table:formula="of:= 'a' - 'b'" office:value-type="float" office:value="-253.474298599123">
            <text:p>-253.4742985991</text:p>
          </table:table-cell>
          <table:table-cell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>
          <table:table-cell/>
          <table:table-cell table:style-name="ce11"/>
          <table:table-cell table:style-name="ce23" table:formula="of:=TAN([.C57]/[.B95])*[.C11]" office:value-type="float" office:value="-113.46">
            <text:p>-113.46</text:p>
          </table:table-cell>
          <table:table-cell table:style-name="ce23" table:number-columns-repeated="10"/>
          <table:table-cell/>
        </table:table-row>
        <table:table-row table:style-name="ro1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67.1054575885">
            <text:p>10567.1054575885</text:p>
          </table:table-cell>
          <table:table-cell table:formula="of:= [.$E$5] * ( [.E26]-[.E24] )" office:value-type="float" office:value="10919.981406478">
            <text:p>10919.981406478</text:p>
          </table:table-cell>
          <table:table-cell/>
          <table:table-cell table:formula="of:= [.$E$5] * ( [.G26]-[.G24] )" office:value-type="float" office:value="27098.6924817834">
            <text:p>27098.6924817834</text:p>
          </table:table-cell>
          <table:table-cell table:formula="of:= [.$E$5] * ( [.H26]-[.H24] )" office:value-type="float" office:value="22896.2549404151">
            <text:p>22896.2549404151</text:p>
          </table:table-cell>
          <table:table-cell table:formula="of:= [.$E$5] * ( [.I26]-[.I24] )" office:value-type="float" office:value="28792.9812976249">
            <text:p>28792.9812976249</text:p>
          </table:table-cell>
          <table:table-cell table:formula="of:= [.$E$5] * ( [.J26]-[.J24] )" office:value-type="float" office:value="30973.897590366">
            <text:p>30973.897590366</text:p>
          </table:table-cell>
          <table:table-cell table:formula="of:= [.$E$5] * ( [.K26]-[.K24] )" office:value-type="float" office:value="33335.5738490627">
            <text:p>33335.5738490627</text:p>
          </table:table-cell>
          <table:table-cell table:formula="of:= [.$E$5] * ( [.L26]-[.L24] )" office:value-type="float" office:value="35892.6323322442">
            <text:p>35892.6323322442</text:p>
          </table:table-cell>
          <table:table-cell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formula="of:= [.$E$5] * [.D24] * ( ( [.D8] )^( ([.$I$5]-1)/[.$I$5] )-1 )" office:value-type="float" office:value="10763.6637691057">
            <text:p>10763.6637691057</text:p>
          </table:table-cell>
          <table:table-cell table:formula="of:= [.$E$5] * [.E24] * ( ( [.E8] )^( ([.$I$5]-1)/[.$I$5] )-1 )" office:value-type="float" office:value="11125.3223188674">
            <text:p>11125.3223188674</text:p>
          </table:table-cell>
          <table:table-cell/>
          <table:table-cell table:formula="of:= [.$E$5] * [.G24] * ( ( [.G9] )^( ([.$I$5]-1)/[.$I$5] )-1 )" office:value-type="float" office:value="17965.9528621566">
            <text:p>17965.9528621566</text:p>
          </table:table-cell>
          <table:table-cell table:formula="of:= [.$E$5] * [.H24] * ( ( [.H9] )^( ([.$I$5]-1)/[.$I$5] )-1 )" office:value-type="float" office:value="23902.3490552378">
            <text:p>23902.3490552378</text:p>
          </table:table-cell>
          <table:table-cell table:formula="of:= [.$E$5] * [.I24] * ( ( [.I9] )^( ([.$I$5]-1)/[.$I$5] )-1 )" office:value-type="float" office:value="30045.566864626">
            <text:p>30045.566864626</text:p>
          </table:table-cell>
          <table:table-cell table:formula="of:= [.$E$5] * [.J24] * ( ( [.J9] )^( ([.$I$5]-1)/[.$I$5] )-1 )" office:value-type="float" office:value="32286.8801820887">
            <text:p>32286.8801820887</text:p>
          </table:table-cell>
          <table:table-cell table:formula="of:= [.$E$5] * [.K24] * ( ( [.K9] )^( ([.$I$5]-1)/[.$I$5] )-1 )" office:value-type="float" office:value="34697.9611481552">
            <text:p>34697.9611481552</text:p>
          </table:table-cell>
          <table:table-cell table:formula="of:= [.$E$5] * [.L24] * ( ( [.L9] )^( ([.$I$5]-1)/[.$I$5] )-1 )" office:value-type="float" office:value="37292.8805432972">
            <text:p>37292.8805432972</text:p>
          </table:table-cell>
          <table:table-cell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formula="of:= ( [.D49]*[.$G$3] )*( [.D35]-[.D34] )" office:value-type="float" office:value="10641.4657061126">
            <text:p>10641.4657061126</text:p>
          </table:table-cell>
          <table:table-cell table:formula="of:= ( [.E49]*[.$G$3] )*( [.E35]-[.E34] )" office:value-type="float" office:value="11134.2113431943">
            <text:p>11134.2113431943</text:p>
          </table:table-cell>
          <table:table-cell/>
          <table:table-cell table:formula="of:= ( [.G49]*[.$H$3] )*( [.G35]-[.G34] )" office:value-type="float" office:value="28517.9985277916">
            <text:p>28517.9985277916</text:p>
          </table:table-cell>
          <table:table-cell table:formula="of:= ( [.H49]*[.$H$3] )*( [.H35]-[.H34] )" office:value-type="float" office:value="28455.1044071089">
            <text:p>28455.1044071089</text:p>
          </table:table-cell>
          <table:table-cell table:formula="of:= ( [.I49]*[.$H$3] )*( [.I35]-[.I34] )" office:value-type="float" office:value="29958.8830421559">
            <text:p>29958.8830421559</text:p>
          </table:table-cell>
          <table:table-cell table:formula="of:= ( [.J49]*[.$H$3] )*( [.J35]-[.J34] )" office:value-type="float" office:value="31300.7608739908">
            <text:p>31300.7608739908</text:p>
          </table:table-cell>
          <table:table-cell table:formula="of:= ( [.K49]*[.$H$3] )*( [.K35]-[.K34] )" office:value-type="float" office:value="32336.2537089157">
            <text:p>32336.2537089157</text:p>
          </table:table-cell>
          <table:table-cell table:formula="of:= ( [.L49]*[.$H$3] )*( [.L35]-[.L34] )" office:value-type="float" office:value="33318.8001474628">
            <text:p>33318.8001474628</text:p>
          </table:table-cell>
          <table:table-cell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formula="of:=(1-[.D52])*[.D40]" office:value-type="float" office:value="5320.73285305629">
            <text:p>5320.7328530563</text:p>
          </table:table-cell>
          <table:table-cell table:formula="of:=(1-[.E52])*[.E40]" office:value-type="float" office:value="5567.10567159713">
            <text:p>5567.1056715971</text:p>
          </table:table-cell>
          <table:table-cell/>
          <table:table-cell table:formula="of:=(1-[.G52])*[.G40]" office:value-type="float" office:value="14258.9992638958">
            <text:p>14258.9992638958</text:p>
          </table:table-cell>
          <table:table-cell table:formula="of:=(1-[.H52])*[.H40]" office:value-type="float" office:value="14227.5522035545">
            <text:p>14227.5522035545</text:p>
          </table:table-cell>
          <table:table-cell table:formula="of:=(1-[.I52])*[.I40]" office:value-type="float" office:value="14979.441521078">
            <text:p>14979.441521078</text:p>
          </table:table-cell>
          <table:table-cell table:formula="of:=(1-[.J52])*[.J40]" office:value-type="float" office:value="15650.3804369954">
            <text:p>15650.3804369954</text:p>
          </table:table-cell>
          <table:table-cell table:formula="of:=(1-[.K52])*[.K40]" office:value-type="float" office:value="16168.1268544579">
            <text:p>16168.1268544579</text:p>
          </table:table-cell>
          <table:table-cell table:formula="of:=(1-[.L52])*[.L40]" office:value-type="float" office:value="16659.4000737314">
            <text:p>16659.4000737314</text:p>
          </table:table-cell>
          <table:table-cell table:formula="of:=(1-[.M52])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formula="of:=[.D52]*[.D40]" office:value-type="float" office:value="5320.73285305629">
            <text:p>5320.7328530563</text:p>
          </table:table-cell>
          <table:table-cell table:formula="of:=[.E52]*[.E40]" office:value-type="float" office:value="5567.10567159713">
            <text:p>5567.1056715971</text:p>
          </table:table-cell>
          <table:table-cell/>
          <table:table-cell table:formula="of:=[.G52]*[.G40]" office:value-type="float" office:value="14258.9992638958">
            <text:p>14258.9992638958</text:p>
          </table:table-cell>
          <table:table-cell table:formula="of:=[.H52]*[.H40]" office:value-type="float" office:value="14227.5522035545">
            <text:p>14227.5522035545</text:p>
          </table:table-cell>
          <table:table-cell table:formula="of:=[.I52]*[.I40]" office:value-type="float" office:value="14979.441521078">
            <text:p>14979.441521078</text:p>
          </table:table-cell>
          <table:table-cell table:formula="of:=[.J52]*[.J40]" office:value-type="float" office:value="15650.3804369954">
            <text:p>15650.3804369954</text:p>
          </table:table-cell>
          <table:table-cell table:formula="of:=[.K52]*[.K40]" office:value-type="float" office:value="16168.1268544579">
            <text:p>16168.1268544579</text:p>
          </table:table-cell>
          <table:table-cell table:formula="of:=[.L52]*[.L40]" office:value-type="float" office:value="16659.4000737314">
            <text:p>16659.4000737314</text:p>
          </table:table-cell>
          <table:table-cell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86759016314488">
            <text:p>0.0686759016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99113627113102">
            <text:p>0.0699113627</text:p>
          </table:table-cell>
          <table:table-cell table:formula="of:= ([.G48]+[.G50])/2" office:value-type="float" office:value="0.0690092956886131">
            <text:p>0.0690092957</text:p>
          </table:table-cell>
          <table:table-cell table:formula="of:= ([.H48]+[.H50])/2" office:value-type="float" office:value="0.0693115049956276">
            <text:p>0.069311505</text:p>
          </table:table-cell>
          <table:table-cell table:formula="of:= ([.I48]+[.I50])/2" office:value-type="float" office:value="0.0712634632001095">
            <text:p>0.0712634632</text:p>
          </table:table-cell>
          <table:table-cell table:formula="of:= ([.J48]+[.J50])/2" office:value-type="float" office:value="0.0729211155755881">
            <text:p>0.0729211156</text:p>
          </table:table-cell>
          <table:table-cell table:formula="of:= ([.K48]+[.K50])/2" office:value-type="float" office:value="0.0742346834728977">
            <text:p>0.0742346835</text:p>
          </table:table-cell>
          <table:table-cell table:formula="of:= ([.L48]+[.L50])/2" office:value-type="float" office:value="0.0752867166312622">
            <text:p>0.0752867166</text:p>
          </table:table-cell>
          <table:table-cell table:formula="of:= ([.M48]+[.M50])/2" office:value-type="float" office:value="0.0761357504352903">
            <text:p>0.0761357504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68227254226205">
            <text:p>0.0568227254</text:p>
          </table:table-cell>
          <table:table-cell table:formula="of:= (-( [.G62]/3.1415926536 ) + [.G48]^2)^0.5" office:value-type="float" office:value="0.0570185913772261">
            <text:p>0.0570185914</text:p>
          </table:table-cell>
          <table:table-cell table:formula="of:= (-( [.H62]/3.1415926536 ) + [.H48]^2)^0.5" office:value-type="float" office:value="0.0586230099912551">
            <text:p>0.05862301</text:p>
          </table:table-cell>
          <table:table-cell table:formula="of:= (-( [.I62]/3.1415926536 ) + [.I48]^2)^0.5" office:value-type="float" office:value="0.0625269264002191">
            <text:p>0.0625269264</text:p>
          </table:table-cell>
          <table:table-cell table:formula="of:= (-( [.J62]/3.1415926536 ) + [.J48]^2)^0.5" office:value-type="float" office:value="0.0658422311511761">
            <text:p>0.0658422312</text:p>
          </table:table-cell>
          <table:table-cell table:formula="of:= (-( [.K62]/3.1415926536 ) + [.K48]^2)^0.5" office:value-type="float" office:value="0.0684693669457954">
            <text:p>0.0684693669</text:p>
          </table:table-cell>
          <table:table-cell table:formula="of:= (-( [.L62]/3.1415926536 ) + [.L48]^2)^0.5" office:value-type="float" office:value="0.0705734332625243">
            <text:p>0.0705734333</text:p>
          </table:table-cell>
          <table:table-cell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formula="of:= ATAN( ( 1 - [.D52] + [.D31]/2 )/[.D51] ) * 57.29577951" office:value-type="float" office:value="61.9662022370204">
            <text:p>61.966202237</text:p>
          </table:table-cell>
          <table:table-cell table:formula="of:= ATAN( ( 1 - [.E52] + [.E31]/2 )/[.E51] ) * 57.29577951" office:value-type="float" office:value="62.8877935536006">
            <text:p>62.8877935536</text:p>
          </table:table-cell>
          <table:table-cell/>
          <table:table-cell table:formula="of:= ATAN( ( 1 - [.G52] + [.G31]/2 )/[.G51] ) * 57.29577951" office:value-type="float" office:value="73.4304942084945">
            <text:p>73.4304942085</text:p>
          </table:table-cell>
          <table:table-cell table:formula="of:= ATAN( ( 1 - [.H52] + [.H31]/2 )/[.H51] ) * 57.29577951" office:value-type="float" office:value="73.327199218622">
            <text:p>73.3271992186</text:p>
          </table:table-cell>
          <table:table-cell table:formula="of:= ATAN( ( 1 - [.I52] + [.I31]/2 )/[.I51] ) * 57.29577951" office:value-type="float" office:value="73.7689711271647">
            <text:p>73.7689711272</text:p>
          </table:table-cell>
          <table:table-cell table:formula="of:= ATAN( ( 1 - [.J52] + [.J31]/2 )/[.J51] ) * 57.29577951" office:value-type="float" office:value="74.1570993779182">
            <text:p>74.1570993779</text:p>
          </table:table-cell>
          <table:table-cell table:formula="of:= ATAN( ( 1 - [.K52] + [.K31]/2 )/[.K51] ) * 57.29577951" office:value-type="float" office:value="74.4468674931056">
            <text:p>74.4468674931</text:p>
          </table:table-cell>
          <table:table-cell table:formula="of:= ATAN( ( 1 - [.L52] + [.L31]/2 )/[.L51] ) * 57.29577951" office:value-type="float" office:value="74.6800188165049">
            <text:p>74.6800188165</text:p>
          </table:table-cell>
          <table:table-cell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formula="of:= ATAN( ( - ( [.D52] + [.D31]/2 ) )/[.D51] ) * 57.29577951" office:value-type="float" office:value="-61.9662022370204">
            <text:p>-61.966202237</text:p>
          </table:table-cell>
          <table:table-cell table:formula="of:= ATAN( ( - ( [.E52] + [.E31]/2 ) )/[.E51] ) * 57.29577951" office:value-type="float" office:value="-62.8877935536006">
            <text:p>-62.8877935536</text:p>
          </table:table-cell>
          <table:table-cell/>
          <table:table-cell table:formula="of:= ATAN( ( - ( [.G52] + [.G31]/2 ) )/[.G51] ) * 57.29577951" office:value-type="float" office:value="-73.4304942084945">
            <text:p>-73.4304942085</text:p>
          </table:table-cell>
          <table:table-cell table:formula="of:= ATAN( ( - ( [.H52] + [.H31]/2 ) )/[.H51] ) * 57.29577951" office:value-type="float" office:value="-73.327199218622">
            <text:p>-73.3271992186</text:p>
          </table:table-cell>
          <table:table-cell table:formula="of:= ATAN( ( - ( [.I52] + [.I31]/2 ) )/[.I51] ) * 57.29577951" office:value-type="float" office:value="-73.7689711271647">
            <text:p>-73.7689711272</text:p>
          </table:table-cell>
          <table:table-cell table:formula="of:= ATAN( ( - ( [.J52] + [.J31]/2 ) )/[.J51] ) * 57.29577951" office:value-type="float" office:value="-74.1570993779182">
            <text:p>-74.1570993779</text:p>
          </table:table-cell>
          <table:table-cell table:formula="of:= ATAN( ( - ( [.K52] + [.K31]/2 ) )/[.K51] ) * 57.29577951" office:value-type="float" office:value="-74.4468674931056">
            <text:p>-74.4468674931</text:p>
          </table:table-cell>
          <table:table-cell table:formula="of:= ATAN( ( - ( [.L52] + [.L31]/2 ) )/[.L51] ) * 57.29577951" office:value-type="float" office:value="-74.6800188165049">
            <text:p>-74.6800188165</text:p>
          </table:table-cell>
          <table:table-cell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formula="of:= ATAN( ( - ( [.D52] - [.D31]/2 ) )/[.D51] ) * 57.29577951" office:value-type="float" office:value="-49.6167387350436">
            <text:p>-49.616738735</text:p>
          </table:table-cell>
          <table:table-cell table:formula="of:= ATAN( ( - ( [.E52] - [.E31]/2 ) )/[.E51] ) * 57.29577951" office:value-type="float" office:value="-50.6622617707986">
            <text:p>-50.6622617708</text:p>
          </table:table-cell>
          <table:table-cell/>
          <table:table-cell table:formula="of:= ATAN( ( - ( [.G52] - [.G31]/2 ) )/[.G51] ) * 57.29577951" office:value-type="float" office:value="-66.7355692522038">
            <text:p>-66.7355692522</text:p>
          </table:table-cell>
          <table:table-cell table:formula="of:= ATAN( ( - ( [.H52] - [.H31]/2 ) )/[.H51] ) * 57.29577951" office:value-type="float" office:value="-66.5985101965758">
            <text:p>-66.5985101966</text:p>
          </table:table-cell>
          <table:table-cell table:formula="of:= ATAN( ( - ( [.I52] - [.I31]/2 ) )/[.I51] ) * 57.29577951" office:value-type="float" office:value="-67.2279491149018">
            <text:p>-67.2279491149</text:p>
          </table:table-cell>
          <table:table-cell table:formula="of:= ATAN( ( - ( [.J52] - [.J31]/2 ) )/[.J51] ) * 57.29577951" office:value-type="float" office:value="-67.7865228698086">
            <text:p>-67.7865228698</text:p>
          </table:table-cell>
          <table:table-cell table:formula="of:= ATAN( ( - ( [.K52] - [.K31]/2 ) )/[.K51] ) * 57.29577951" office:value-type="float" office:value="-68.2140322443696">
            <text:p>-68.2140322444</text:p>
          </table:table-cell>
          <table:table-cell table:formula="of:= ATAN( ( - ( [.L52] - [.L31]/2 ) )/[.L51] ) * 57.29577951" office:value-type="float" office:value="-68.5254158669491">
            <text:p>-68.5254158669</text:p>
          </table:table-cell>
          <table:table-cell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1">
            <text:p>0.008607412</text:p>
          </table:table-cell>
          <table:table-cell table:formula="of:=[.I63]" office:value-type="float" office:value="0.00713648709337976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5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3982954379763">
            <text:p>0.0103982954</text:p>
          </table:table-cell>
          <table:table-cell table:formula="of:=[.H61]*([.H21]/[.H22])" office:value-type="float" office:value="0.00930961565505323">
            <text:p>0.0093096157</text:p>
          </table:table-cell>
          <table:table-cell table:formula="of:=[.I61]*([.I21]/[.I22])" office:value-type="float" office:value="0.00782377042952333">
            <text:p>0.0078237704</text:p>
          </table:table-cell>
          <table:table-cell table:formula="of:=[.J61]*([.J21]/[.J22])" office:value-type="float" office:value="0.00648676238679434">
            <text:p>0.0064867624</text:p>
          </table:table-cell>
          <table:table-cell table:formula="of:=[.K61]*([.K21]/[.K22])" office:value-type="float" office:value="0.00537823631735746">
            <text:p>0.0053782363</text:p>
          </table:table-cell>
          <table:table-cell table:formula="of:=[.L61]*([.L21]/[.L22])" office:value-type="float" office:value="0.00445914682249326">
            <text:p>0.0044591468</text:p>
          </table:table-cell>
          <table:table-cell table:formula="of:=[.M61]*([.M21]/[.M22])" office:value-type="float" office:value="0.00369712099120283">
            <text:p>0.003697121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1">
            <text:p>0.008607412</text:p>
          </table:table-cell>
          <table:table-cell table:formula="of:= ( [.I21]/[.I23] )*[.I61]" office:value-type="float" office:value="0.00713648709337976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5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02503778408737">
            <text:p>0.302503778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15851403259057">
            <text:p>0.3158514033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22809606800776">
            <text:p>0.32280960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148800192107">
            <text:p>0.3148800192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14503640850269">
            <text:p>0.314503640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14659772412511">
            <text:p>0.314659772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14574928290595">
            <text:p>0.3145749283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14112079568213">
            <text:p>0.3141120796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14897952879734">
            <text:p>0.314897952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15506426811425">
            <text:p>0.3155064268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rh</text:p>
          </table:table-cell>
          <table:table-cell office:value-type="float" office:value="0.41">
            <text:p>0.41</text:p>
          </table:table-cell>
          <table:table-cell table:formula="of:=1-[.C69]*(TAN([.C74])-TAN([.C73]))" office:value-type="float" office:value="1.02371827864816">
            <text:p>1.02371827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hi rh</text:p>
          </table:table-cell>
          <table:table-cell table:formula="of:= [.C11]/( [.$G$3] * [.C47] )" office:value-type="float" office:value="0.551093189672766">
            <text:p>0.55109318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rh</text:p>
          </table:table-cell>
          <table:table-cell table:formula="of:=1 + (1-[.C52])*(1 - 2/[.C67])" office:value-type="float" office:value="0.0476190476190479">
            <text:p>0.047619047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rh</text:p>
          </table:table-cell>
          <table:table-cell table:formula="of:= COS([.C75]/57.29577951)/COS([.C74]/57.29577951)" office:value-type="float" office:value="0.724394097095946">
            <text:p>0.7243940971</text:p>
          </table:table-cell>
          <table:table-cell table:number-columns-repeated="2"/>
          <table:table-cell office:value-type="string">
            <text:p>gamma</text:p>
          </table:table-cell>
          <table:table-cell table:formula="of:=(2*[.K5]+SIN([.C55]/[.B95]))/COS([.C55]/[.B95])" office:value-type="float" office:value="12.3235148387163">
            <text:p>12.32351483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1 rh</text:p>
          </table:table-cell>
          <table:table-cell table:formula="of:= ATAN( ( - ( [.C70] + [.C68]/2 ) )/[.C69] ) * 57.29577951" office:value-type="float" office:value="-24.6265434281377">
            <text:p>-24.6265434281</text:p>
          </table:table-cell>
          <table:table-cell table:number-columns-repeated="2"/>
          <table:table-cell office:value-type="string">
            <text:p><text:s/></text:p>
          </table:table-cell>
          <table:table-cell table:formula="of:=( (2*[.K5]*(1-0.5)*[.G71]+([.G71]^2+1-4*[.K5]*[.K5]*(1-0.5)^2)^0.5)/([.G71]^2+1) )*[.B95]" office:value-type="float" office:value="22.8604255143366">
            <text:p>22.86042551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2 rh</text:p>
          </table:table-cell>
          <table:table-cell table:style-name="ce34" table:formula="of:= ATAN( ( - ( [.C70] - [.C68]/2 ) )/[.C69] ) * 57.29577951" office:value-type="float" office:value="15.9382591822696">
            <text:p>15.93825918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rh</text:p>
          </table:table-cell>
          <table:table-cell table:style-name="ce34" table:formula="of:= ATAN( ( 1 - [.C70] - [.C68]/2 )/[.C69] ) * 57.29577951" office:value-type="float" office:value="53.5962042552814">
            <text:p>53.59620425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2 rh</text:p>
          </table:table-cell>
          <table:table-cell table:style-name="ce34" table:formula="of:= ATAN( ( 1 - [.C70] + [.C68]/2 )/[.C69] ) * 57.29577951" office:value-type="float" office:value="64.5382932192844">
            <text:p>64.5382932193</text:p>
          </table:table-cell>
          <table:table-cell table:formula="of:=TAN([.C72]/57.29577951)*[.C11]" office:value-type="float" office:value="-31.83">
            <text:p>-31.8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h work diff</text:p>
          </table:table-cell>
          <table:table-cell table:formula="of:= [.C38] - ([.C47]*[.$G$3])*(([.C32]+[.C33]/[.C67])-([.C32]-[.C33]/[.C67]))" office:value-type="float" office:value="281.601220757809">
            <text:p>281.6012207578</text:p>
          </table:table-cell>
          <table:table-cell table:formula="of:=([.C32]-[.C77]/[.C67])" office:value-type="float" office:value="-145.986071428571">
            <text:p>-145.98607142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formula="of:=0.5*[.C46]*[.$G$3]*[.C68]" office:value-type="float" office:value="37.515">
            <text:p>37.5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st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i st</text:p>
          </table:table-cell>
          <table:table-cell table:formula="of:= [.C11]/( [.$G$3] * [.C48] )" office:value-type="float" office:value="0.275546594836383">
            <text:p>0.2755465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st</text:p>
          </table:table-cell>
          <table:table-cell table:formula="of:=1 + (1-[.C52])*(1 - 2/[.C79])" office:value-type="float" office:value="0.7375">
            <text:p>0.73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st</text:p>
          </table:table-cell>
          <table:table-cell table:formula="of:= COS([.D84]/57.29577951)/COS([.C85]/57.29577951)" office:value-type="float" office:value="1.46936421246362">
            <text:p>1.4693642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st</text:p>
          </table:table-cell>
          <table:table-cell table:formula="of:=ATAN(([.C32]-[.C33]/[.C79])/[.$C$11])*57.29577951" office:value-type="float" office:value="-57.3202425094499">
            <text:p>-57.3202425094</text:p>
          </table:table-cell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lpha 2 st</text:p>
          </table:table-cell>
          <table:table-cell table:formula="of:=ATAN(([.C32]+[.C33]/[.C79])/[.$C$11])*57.29577951" office:value-type="float" office:value="-47.1120759264226">
            <text:p>-47.11207592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h work diff</text:p>
          </table:table-cell>
          <table:table-cell table:style-name="ce34" table:formula="of:= [.C38] - ([.C47]*[.$G$3])*(([.C32]+[.C33]/[.C67])-([.C32]-[.C33]/[.C67]))" office:value-type="float" office:value="281.601220757809">
            <text:p>281.6012207578</text:p>
          </table:table-cell>
          <table:table-cell table:formula="of:=TAN([.C84]/57.29577951)*[.C11]" office:value-type="float" office:value="-108.2445">
            <text:p>-108.244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style-name="ce34" table:formula="of:=0.5*[.C49]*[.$G$3]*[.C80]" office:value-type="float" office:value="30.3201388158812">
            <text:p>30.3201388159</text:p>
          </table:table-cell>
          <table:table-cell table:formula="of:=([.C32]-[.C87]/[.C79])" office:value-type="float" office:value="-114.619105847109">
            <text:p>-114.6191058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double spool'.K117" table:end-x="0.187in" table:end-y="0.0866in" draw:z-index="0" draw:style-name="gr1" draw:text-style-name="P1" svg:width="6.2988in" svg:height="3.5429in" svg:x="0.1114in" svg:y="0.0594in">
              <draw:object draw:notify-on-update-of-ranges="'double spool'.B97:'double spool'.B97 'double spool'.B98:'double spool'.B120 'double spool'.C97:'double spool'.C97 'double spool'.C98:'double spool'.C1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Approach 2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1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1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1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1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1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1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1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>
            <draw:frame table:end-cell-address="'Approach 2'.K125" table:end-x="0.2768in" table:end-y="0.0516in" draw:z-index="0" draw:style-name="gr1" draw:text-style-name="P1" svg:width="6.3071in" svg:height="3.5346in" svg:x="0.1929in" svg:y="0.0327in">
              <draw:object draw:notify-on-update-of-ranges="'Approach 2'.B104:'Approach 2'.B104 'Approach 2'.B105:'Approach 2'.B127 'Approach 2'.C104:'Approach 2'.C104 'Approach 2'.C105:'Approach 2'.C1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1" table:number-columns-repeated="7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Test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2" table:default-cell-style-name="ce5"/>
        <table:table-column table:style-name="co1" table:number-columns-repeated="8" table:default-cell-style-name="Default"/>
        <table:table-row table:style-name="ro1">
          <table:table-cell/>
          <table:table-cell table:style-name="ce1" table:number-columns-repeated="13"/>
          <table:table-cell table:number-columns-repeated="8"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6"/>
          <table:table-cell office:value-type="float" office:value="2850">
            <text:p>2850</text:p>
          </table:table-cell>
          <table:table-cell office:value-type="float" office:value="6800">
            <text:p>68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 table:number-columns-repeated="10"/>
        </table:table-row>
        <table:table-row table:style-name="ro6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 office:value-type="string">
            <text:p>material rho</text:p>
          </table:table-cell>
          <table:table-cell table:style-name="ce4" table:number-columns-repeated="4"/>
          <table:table-cell table:number-columns-repeated="8"/>
        </table:table-row>
        <table:table-row table:style-name="ro1">
          <table:table-cell table:number-columns-repeated="2"/>
          <table:table-cell table:formula="of:= [.C11]*[.C21]*[.C61]" office:value-type="float" office:value="1.47082152110555">
            <text:p>1.470821521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800">
            <text:p>68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 office:value-type="float" office:value="4430">
            <text:p>4430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13"/>
          <table:table-cell table:number-columns-repeated="8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style-name="ce4" office:value-type="string">
            <text:p>Stage 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25">
            <text:p>1.125</text:p>
          </table:table-cell>
          <table:table-cell table:number-columns-repeated="2" office:value-type="float" office:value="1.15">
            <text:p>1.15</text:p>
          </table:table-cell>
          <table:table-cell table:style-name="ce4" office:value-type="string">
            <text:p>Zone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25">
            <text:p>1.225</text:p>
          </table:table-cell>
          <table:table-cell table:number-columns-repeated="7" table:style-name="ce23" office:value-type="float" office:value="1.25">
            <text:p>1.25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4733583613276">
            <text:p>0.2473358361</text:p>
          </table:table-cell>
          <table:table-cell table:formula="of:= [.D13]/(287*[.$J$3]*[.D25])^0.5" office:value-type="float" office:value="0.263874520562891">
            <text:p>0.2638745206</text:p>
          </table:table-cell>
          <table:table-cell table:formula="of:= [.E13]/(287*[.$J$3]*[.E25])^0.5" office:value-type="float" office:value="0.26423381142819">
            <text:p>0.2642338114</text:p>
          </table:table-cell>
          <table:table-cell/>
          <table:table-cell table:formula="of:= [.G13]/(287*[.$J$3]*[.G25])^0.5" office:value-type="float" office:value="0.222882460808796">
            <text:p>0.2228824608</text:p>
          </table:table-cell>
          <table:table-cell table:formula="of:= [.H13]/(287*[.$J$3]*[.H25])^0.5" office:value-type="float" office:value="0.226153709340187">
            <text:p>0.2261537093</text:p>
          </table:table-cell>
          <table:table-cell table:formula="of:= [.I13]/(287*[.$J$3]*[.I25])^0.5" office:value-type="float" office:value="0.221381862371845">
            <text:p>0.2213818624</text:p>
          </table:table-cell>
          <table:table-cell table:formula="of:= [.J13]/(287*[.$J$3]*[.J25])^0.5" office:value-type="float" office:value="0.217523240568295">
            <text:p>0.2175232406</text:p>
          </table:table-cell>
          <table:table-cell table:formula="of:= [.K13]/(287*[.$J$3]*[.K25])^0.5" office:value-type="float" office:value="0.214396456870931">
            <text:p>0.2143964569</text:p>
          </table:table-cell>
          <table:table-cell table:formula="of:= [.L13]/(287*[.$J$3]*[.L25])^0.5" office:value-type="float" office:value="0.211901668173579">
            <text:p>0.2119016682</text:p>
          </table:table-cell>
          <table:table-cell table:formula="of:= [.M13]/(287*[.$J$3]*[.M25])^0.5" office:value-type="float" office:value="0.209979161214729">
            <text:p>0.2099791612</text:p>
          </table:table-cell>
          <table:table-cell table:formula="of:= [.N13]/(287*[.$J$3]*[.N25])^0.5" office:value-type="float" office:value="0.208576683180275">
            <text:p>0.208576683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800672784706">
            <text:p>69.4800672785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69.4377418987686">
            <text:p>69.4377418988</text:p>
          </table:table-cell>
          <table:table-cell table:style-name="ce24" table:formula="of:=[.K11]/COS([.K55]/57.29577951)" office:value-type="float" office:value="69.4377418987686">
            <text:p>69.4377418988</text:p>
          </table:table-cell>
          <table:table-cell table:style-name="ce24" table:formula="of:=[.L11]/COS([.L55]/57.29577951)" office:value-type="float" office:value="69.4377418987686">
            <text:p>69.4377418988</text:p>
          </table:table-cell>
          <table:table-cell table:style-name="ce24" table:formula="of:=[.M11]/COS([.M55]/57.29577951)" office:value-type="float" office:value="69.4377418987686">
            <text:p>69.4377418988</text:p>
          </table:table-cell>
          <table:table-cell table:style-name="ce24" table:formula="of:=[.N11]/COS([.N55]/57.29577951)" office:value-type="float" office:value="70.5089309933801">
            <text:p>70.5089309934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87.1385466364398">
            <text:p>87.1385466364</text:p>
          </table:table-cell>
          <table:table-cell table:style-name="ce24" table:formula="of:=[.D11]/COS([.D56]/57.29577951)" office:value-type="float" office:value="94.4690054351532">
            <text:p>94.4690054352</text:p>
          </table:table-cell>
          <table:table-cell table:style-name="ce24" table:formula="of:=[.E11]/COS([.E56]/57.29577951)" office:value-type="float" office:value="96.4911299994724">
            <text:p>96.4911299995</text:p>
          </table:table-cell>
          <table:table-cell table:style-name="ce24"/>
          <table:table-cell table:style-name="ce24" table:formula="of:=[.G11]/COS([.G56]/57.29577951)" office:value-type="float" office:value="83.6415295957975">
            <text:p>83.6415295958</text:p>
          </table:table-cell>
          <table:table-cell table:style-name="ce24" table:formula="of:=[.H11]/COS([.H56]/57.29577951)" office:value-type="float" office:value="87.5030600404849">
            <text:p>87.5030600405</text:p>
          </table:table-cell>
          <table:table-cell table:style-name="ce24" table:formula="of:=[.I11]/COS([.I56]/57.29577951)" office:value-type="float" office:value="88.4136741824522">
            <text:p>88.4136741825</text:p>
          </table:table-cell>
          <table:table-cell table:style-name="ce24" table:formula="of:=[.J11]/COS([.J56]/57.29577951)" office:value-type="float" office:value="89.6698099636812">
            <text:p>89.6698099637</text:p>
          </table:table-cell>
          <table:table-cell table:style-name="ce24" table:formula="of:=[.K11]/COS([.K56]/57.29577951)" office:value-type="float" office:value="91.2276217600244">
            <text:p>91.22762176</text:p>
          </table:table-cell>
          <table:table-cell table:style-name="ce24" table:formula="of:=[.L11]/COS([.L56]/57.29577951)" office:value-type="float" office:value="93.0713400717083">
            <text:p>93.0713400717</text:p>
          </table:table-cell>
          <table:table-cell table:style-name="ce24" table:formula="of:=[.M11]/COS([.M56]/57.29577951)" office:value-type="float" office:value="95.1995776157208">
            <text:p>95.1995776157</text:p>
          </table:table-cell>
          <table:table-cell table:style-name="ce24" table:formula="of:=[.N11]/COS([.N56]/57.29577951)" office:value-type="float" office:value="97.6123490181767">
            <text:p>97.6123490182</text:p>
          </table:table-cell>
          <table:table-cell table:number-columns-repeated="8"/>
        </table:table-row>
        <table:table-row table:style-name="ro4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800672784706">
            <text:p>69.4800672785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69.4377418987686">
            <text:p>69.4377418988</text:p>
          </table:table-cell>
          <table:table-cell table:style-name="ce24" table:formula="of:=[.J11]/COS([.K55]/57.29577951)" office:value-type="float" office:value="69.4377418987686">
            <text:p>69.4377418988</text:p>
          </table:table-cell>
          <table:table-cell table:style-name="ce24" table:formula="of:=[.K11]/COS([.L55]/57.29577951)" office:value-type="float" office:value="69.4377418987686">
            <text:p>69.4377418988</text:p>
          </table:table-cell>
          <table:table-cell table:style-name="ce24" table:formula="of:=[.L11]/COS([.M55]/57.29577951)" office:value-type="float" office:value="69.4377418987686">
            <text:p>69.4377418988</text:p>
          </table:table-cell>
          <table:table-cell table:style-name="ce24" table:formula="of:=[.M11]/COS([.N55]/57.29577951)" office:value-type="float" office:value="70.5089309933801">
            <text:p>70.5089309934</text:p>
          </table:table-cell>
          <table:table-cell table:style-name="ce24" table:formula="of:=[.N11]/COS([.O55]/57.29577951)" office:value-type="float" office:value="69.4377418987686">
            <text:p>69.4377418988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6.168229474765">
            <text:p>116.1682294748</text:p>
          </table:table-cell>
          <table:table-cell table:style-name="ce25" table:formula="of:=[.D17]" office:value-type="float" office:value="133.735599095553">
            <text:p>133.7355990956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G17]" office:value-type="float" office:value="188.858458140493">
            <text:p>188.8584581405</text:p>
          </table:table-cell>
          <table:table-cell table:style-name="ce25" table:formula="of:=[.H17]" office:value-type="float" office:value="236.417142280221">
            <text:p>236.4171422802</text:p>
          </table:table-cell>
          <table:table-cell table:style-name="ce25" table:formula="of:=[.I17]" office:value-type="float" office:value="295.92495034163">
            <text:p>295.9249503416</text:p>
          </table:table-cell>
          <table:table-cell table:style-name="ce25" table:formula="of:=[.J17]" office:value-type="float" office:value="370.379436359476">
            <text:p>370.3794363595</text:p>
          </table:table-cell>
          <table:table-cell table:style-name="ce25" table:formula="of:=[.K17]" office:value-type="float" office:value="463.529317991096">
            <text:p>463.5293179911</text:p>
          </table:table-cell>
          <table:table-cell table:style-name="ce25" table:formula="of:=[.L17]" office:value-type="float" office:value="580.062574149661">
            <text:p>580.0625741497</text:p>
          </table:table-cell>
          <table:table-cell table:style-name="ce25" table:formula="of:=[.M17]" office:value-type="float" office:value="725.841620046181">
            <text:p>725.8416200462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1.137617793236">
            <text:p>111.1376177932</text:p>
          </table:table-cell>
          <table:table-cell table:style-name="ce25" table:formula="of:= [.D15]*([.D25]/[.D24])^([.$I$5]/([.$I$5]-1))" office:value-type="float" office:value="124.596631649233">
            <text:p>124.5966316492</text:p>
          </table:table-cell>
          <table:table-cell table:style-name="ce25" table:formula="of:= [.E15]*([.E25]/[.E24])^([.$I$5]/([.$I$5]-1))" office:value-type="float" office:value="143.44147351174">
            <text:p>143.4414735117</text:p>
          </table:table-cell>
          <table:table-cell table:style-name="ce25" table:formula="of:=([.F15]+[.F17])/2" office:value-type="float" office:value="153.948294791681">
            <text:p>153.9482947917</text:p>
          </table:table-cell>
          <table:table-cell table:style-name="ce25" table:formula="of:= [.G15]*([.G25]/[.G24])^([.$I$5]/([.$I$5]-1))" office:value-type="float" office:value="173.969781834146">
            <text:p>173.9697818341</text:p>
          </table:table-cell>
          <table:table-cell table:style-name="ce25" table:formula="of:= [.H15]*([.H25]/[.H24])^([.$I$5]/([.$I$5]-1))" office:value-type="float" office:value="216.089626431348">
            <text:p>216.0896264313</text:p>
          </table:table-cell>
          <table:table-cell table:style-name="ce25" table:formula="of:= [.I15]*([.I25]/[.I24])^([.$I$5]/([.$I$5]-1))" office:value-type="float" office:value="270.520498682294">
            <text:p>270.5204986823</text:p>
          </table:table-cell>
          <table:table-cell table:style-name="ce25" table:formula="of:= [.J15]*([.J25]/[.J24])^([.$I$5]/([.$I$5]-1))" office:value-type="float" office:value="338.629732577114">
            <text:p>338.6297325771</text:p>
          </table:table-cell>
          <table:table-cell table:style-name="ce25" table:formula="of:= [.K15]*([.K25]/[.K24])^([.$I$5]/([.$I$5]-1))" office:value-type="float" office:value="423.849131714564">
            <text:p>423.8491317146</text:p>
          </table:table-cell>
          <table:table-cell table:style-name="ce25" table:formula="of:= [.L15]*([.L25]/[.L24])^([.$I$5]/([.$I$5]-1))" office:value-type="float" office:value="530.470561599799">
            <text:p>530.4705615998</text:p>
          </table:table-cell>
          <table:table-cell table:style-name="ce25" table:formula="of:= [.M15]*([.M25]/[.M24])^([.$I$5]/([.$I$5]-1))" office:value-type="float" office:value="663.861329953991">
            <text:p>663.861329954</text:p>
          </table:table-cell>
          <table:table-cell table:style-name="ce25" table:formula="of:= [.N15]*([.N25]/[.N24])^([.$I$5]/([.$I$5]-1))" office:value-type="float" office:value="830.717753772404">
            <text:p>830.7177537724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6.168229474765">
            <text:p>116.1682294748</text:p>
          </table:table-cell>
          <table:table-cell table:style-name="ce25" table:formula="of:=[.D30]-([.D23]*[.D12]^2*0.0005)" office:value-type="float" office:value="133.735599095553">
            <text:p>133.7355990956</text:p>
          </table:table-cell>
          <table:table-cell table:style-name="ce25" table:formula="of:=[.E30]-([.E23]*[.E12]^2*0.0005)" office:value-type="float" office:value="153.948294791681">
            <text:p>153.9482947917</text:p>
          </table:table-cell>
          <table:table-cell table:style-name="ce25" table:formula="of:=[.G15]" office:value-type="float" office:value="153.948294791681">
            <text:p>153.9482947917</text:p>
          </table:table-cell>
          <table:table-cell table:style-name="ce25" table:formula="of:=[.G30]-([.G23]*[.G12]^2*0.0005)" office:value-type="float" office:value="188.858458140493">
            <text:p>188.8584581405</text:p>
          </table:table-cell>
          <table:table-cell table:style-name="ce25" table:formula="of:=[.H30]-([.H23]*[.H12]^2*0.0005)" office:value-type="float" office:value="236.417142280221">
            <text:p>236.4171422802</text:p>
          </table:table-cell>
          <table:table-cell table:style-name="ce25" table:formula="of:=[.I30]-([.I23]*[.I12]^2*0.0005)" office:value-type="float" office:value="295.92495034163">
            <text:p>295.9249503416</text:p>
          </table:table-cell>
          <table:table-cell table:style-name="ce25" table:formula="of:=[.J30]-([.J23]*[.J12]^2*0.0005)" office:value-type="float" office:value="370.379436359476">
            <text:p>370.3794363595</text:p>
          </table:table-cell>
          <table:table-cell table:style-name="ce25" table:formula="of:=[.K30]-([.K23]*[.K12]^2*0.0005)" office:value-type="float" office:value="463.529317991096">
            <text:p>463.5293179911</text:p>
          </table:table-cell>
          <table:table-cell table:style-name="ce25" table:formula="of:=[.L30]-([.L23]*[.L12]^2*0.0005)" office:value-type="float" office:value="580.062574149661">
            <text:p>580.0625741497</text:p>
          </table:table-cell>
          <table:table-cell table:style-name="ce25" table:formula="of:=[.M30]-([.M23]*[.M12]^2*0.0005)" office:value-type="float" office:value="725.841620046181">
            <text:p>725.8416200462</text:p>
          </table:table-cell>
          <table:table-cell table:style-name="ce25" table:formula="of:=[.N30]-([.N23]*[.N12]^2*0.0005)" office:value-type="float" office:value="907.774495932308">
            <text:p>907.7744959323</text:p>
          </table:table-cell>
          <table:table-cell table:number-columns-repeated="8"/>
        </table:table-row>
        <table:table-row table:style-name="ro4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10.267481985863">
            <text:p>310.2674819859</text:p>
          </table:table-cell>
          <table:table-cell table:style-name="ce26" table:formula="of:=[.E24]-(0.5*[.E12]^2/[.$E$5])" office:value-type="float" office:value="322.904847636061">
            <text:p>322.9048476361</text:p>
          </table:table-cell>
          <table:table-cell table:style-name="ce26"/>
          <table:table-cell table:style-name="ce26" table:formula="of:=[.E20]" office:value-type="float" office:value="336.059986069174">
            <text:p>336.0599860692</text:p>
          </table:table-cell>
          <table:table-cell table:style-name="ce26" table:formula="of:=[.H24]-(0.5*[.H12]^2/[.$E$5])" office:value-type="float" office:value="356.121787575786">
            <text:p>356.1217875758</text:p>
          </table:table-cell>
          <table:table-cell table:style-name="ce26" table:formula="of:=[.I24]-(0.5*[.I12]^2/[.$E$5])" office:value-type="float" office:value="379.565839784701">
            <text:p>379.5658397847</text:p>
          </table:table-cell>
          <table:table-cell table:style-name="ce26" table:formula="of:=[.J24]-(0.5*[.J12]^2/[.$E$5])" office:value-type="float" office:value="404.553250482621">
            <text:p>404.5532504826</text:p>
          </table:table-cell>
          <table:table-cell table:style-name="ce26" table:formula="of:=[.K24]-(0.5*[.K12]^2/[.$E$5])" office:value-type="float" office:value="431.18562136384">
            <text:p>431.1856213638</text:p>
          </table:table-cell>
          <table:table-cell table:style-name="ce26" table:formula="of:=[.L24]-(0.5*[.L12]^2/[.$E$5])" office:value-type="float" office:value="459.571242720512">
            <text:p>459.5712427205</text:p>
          </table:table-cell>
          <table:table-cell table:style-name="ce26" table:formula="of:=[.M24]-(0.5*[.M12]^2/[.$E$5])" office:value-type="float" office:value="489.825533763468">
            <text:p>489.8255337635</text:p>
          </table:table-cell>
          <table:table-cell table:style-name="ce26" table:formula="of:=[.N24]-(0.5*[.N12]^2/[.$E$5])" office:value-type="float" office:value="521.996893040134">
            <text:p>521.9968930401</text:p>
          </table:table-cell>
          <table:table-cell table:number-columns-repeated="8"/>
        </table:table-row>
        <table:table-row table:style-name="ro4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5.133740992932">
            <text:p>305.1337409929</text:p>
          </table:table-cell>
          <table:table-cell table:style-name="ce26" table:formula="of:=[.D18]+([.D52] * [.D38] / [.$E$5])" office:value-type="float" office:value="316.587628163133">
            <text:p>316.5876281631</text:p>
          </table:table-cell>
          <table:table-cell table:style-name="ce26" table:formula="of:=[.E18]+([.E52] * [.E38] / [.$E$5])" office:value-type="float" office:value="329.482416852617">
            <text:p>329.4824168526</text:p>
          </table:table-cell>
          <table:table-cell table:style-name="ce26"/>
          <table:table-cell table:style-name="ce26" table:formula="of:=[.G18]+([.G52] * [.G38] / [.$E$5])" office:value-type="float" office:value="348.095310950537">
            <text:p>348.0953109505</text:p>
          </table:table-cell>
          <table:table-cell table:style-name="ce26" table:formula="of:=[.H18]+([.H52] * [.H38] / [.$E$5])" office:value-type="float" office:value="370.188218901135">
            <text:p>370.1882189011</text:p>
          </table:table-cell>
          <table:table-cell table:style-name="ce26" table:formula="of:=[.I18]+([.I52] * [.I38] / [.$E$5])" office:value-type="float" office:value="394.558286203453">
            <text:p>394.5582862035</text:p>
          </table:table-cell>
          <table:table-cell table:style-name="ce26" table:formula="of:=[.J18]+([.J52] * [.J38] / [.$E$5])" office:value-type="float" office:value="420.532673011352">
            <text:p>420.5326730114</text:p>
          </table:table-cell>
          <table:table-cell table:style-name="ce26" table:formula="of:=[.K18]+([.K52] * [.K38] / [.$E$5])" office:value-type="float" office:value="448.216994177843">
            <text:p>448.2169941778</text:p>
          </table:table-cell>
          <table:table-cell table:style-name="ce26" table:formula="of:=[.L18]+([.L52] * [.L38] / [.$E$5])" office:value-type="float" office:value="477.723817346286">
            <text:p>477.7238173463</text:p>
          </table:table-cell>
          <table:table-cell table:style-name="ce26" table:formula="of:=[.M18]+([.M52] * [.M38] / [.$E$5])" office:value-type="float" office:value="509.173120663414">
            <text:p>509.1731206634</text:p>
          </table:table-cell>
          <table:table-cell table:style-name="ce26" table:formula="of:=[.N18]+([.N52] * [.N38] / [.$E$5])" office:value-type="float" office:value="542.615214367728">
            <text:p>542.6152143677</text:p>
          </table:table-cell>
          <table:table-cell table:number-columns-repeated="8"/>
        </table:table-row>
        <table:table-row table:style-name="ro4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10.267481985863">
            <text:p>310.2674819859</text:p>
          </table:table-cell>
          <table:table-cell table:style-name="ce26" table:formula="of:= [.D18]*( [.D8] )^( ([.$I$5] -1)/[.$I$5])" office:value-type="float" office:value="322.907774340402">
            <text:p>322.9077743404</text:p>
          </table:table-cell>
          <table:table-cell table:style-name="ce26" table:formula="of:= [.E18]*( [.E8] )^( ([.$I$5] -1)/[.$I$5])" office:value-type="float" office:value="336.059986069174">
            <text:p>336.0599860692</text:p>
          </table:table-cell>
          <table:table-cell table:style-name="ce26"/>
          <table:table-cell table:style-name="ce26" table:formula="of:= [.G18]*( [.G9] )^( ([.$I$5] -1)/[.$I$5])" office:value-type="float" office:value="356.121787575786">
            <text:p>356.1217875758</text:p>
          </table:table-cell>
          <table:table-cell table:style-name="ce26" table:formula="of:= [.H18]*( [.H9] )^( ([.$I$5] -1)/[.$I$5])" office:value-type="float" office:value="379.565839784701">
            <text:p>379.5658397847</text:p>
          </table:table-cell>
          <table:table-cell table:style-name="ce26" table:formula="of:= [.I18]*( [.I9] )^( ([.$I$5] -1)/[.$I$5])" office:value-type="float" office:value="404.553250482621">
            <text:p>404.5532504826</text:p>
          </table:table-cell>
          <table:table-cell table:style-name="ce26" table:formula="of:= [.J18]*( [.J9] )^( ([.$I$5] -1)/[.$I$5])" office:value-type="float" office:value="431.18562136384">
            <text:p>431.1856213638</text:p>
          </table:table-cell>
          <table:table-cell table:style-name="ce26" table:formula="of:= [.K18]*( [.K9] )^( ([.$I$5] -1)/[.$I$5])" office:value-type="float" office:value="459.571242720512">
            <text:p>459.5712427205</text:p>
          </table:table-cell>
          <table:table-cell table:style-name="ce26" table:formula="of:= [.L18]*( [.L9] )^( ([.$I$5] -1)/[.$I$5])" office:value-type="float" office:value="489.825533763468">
            <text:p>489.8255337635</text:p>
          </table:table-cell>
          <table:table-cell table:style-name="ce26" table:formula="of:= [.M18]*( [.M9] )^( ([.$I$5] -1)/[.$I$5])" office:value-type="float" office:value="522.071511930044">
            <text:p>522.07151193</text:p>
          </table:table-cell>
          <table:table-cell table:style-name="ce26" table:formula="of:= [.N18]*( [.N9] )^( ([.$I$5] -1)/[.$I$5])" office:value-type="float" office:value="556.360761919457">
            <text:p>556.3607619195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30967640372482">
            <text:p>1.3096764037</text:p>
          </table:table-cell>
          <table:table-cell table:style-name="ce27" table:formula="of:=[.D23]" office:value-type="float" office:value="1.44717017406766">
            <text:p>1.4471701741</text:p>
          </table:table-cell>
          <table:table-cell table:style-name="ce27"/>
          <table:table-cell table:style-name="ce27" table:formula="of:=[.E23]" office:value-type="float" office:value="1.59909845420951">
            <text:p>1.5990984542</text:p>
          </table:table-cell>
          <table:table-cell table:style-name="ce27" table:formula="of:=[.G23]" office:value-type="float" office:value="1.8485429793028">
            <text:p>1.8485429793</text:p>
          </table:table-cell>
          <table:table-cell table:style-name="ce27" table:formula="of:=[.H23]" office:value-type="float" office:value="2.16795862930325">
            <text:p>2.1679586293</text:p>
          </table:table-cell>
          <table:table-cell table:style-name="ce27" table:formula="of:=[.I23]" office:value-type="float" office:value="2.54256713043432">
            <text:p>2.5425671304</text:p>
          </table:table-cell>
          <table:table-cell table:style-name="ce27" table:formula="of:=[.J23]" office:value-type="float" office:value="2.98190543185903">
            <text:p>2.9819054319</text:p>
          </table:table-cell>
          <table:table-cell table:style-name="ce27" table:formula="of:=[.K23]" office:value-type="float" office:value="3.49715840266978">
            <text:p>3.4971584027</text:p>
          </table:table-cell>
          <table:table-cell table:style-name="ce27" table:formula="of:=[.L23]" office:value-type="float" office:value="4.10144358124032">
            <text:p>4.1014435812</text:p>
          </table:table-cell>
          <table:table-cell table:style-name="ce27" table:formula="of:=[.M23]" office:value-type="float" office:value="4.81014512732834">
            <text:p>4.810145127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5617149475404">
            <text:p>1.2561714948</text:p>
          </table:table-cell>
          <table:table-cell table:style-name="ce27" table:formula="of:= [.D21]*([.D18]/[.D19])^(1/(1-[.$I$5]))" office:value-type="float" office:value="1.377394035682">
            <text:p>1.3773940357</text:p>
          </table:table-cell>
          <table:table-cell table:style-name="ce27" table:formula="of:= [.E21]*([.E18]/[.E19])^(1/(1-[.$I$5]))" office:value-type="float" office:value="1.52199700682438">
            <text:p>1.5219970068</text:p>
          </table:table-cell>
          <table:table-cell table:style-name="ce27"/>
          <table:table-cell table:style-name="ce27" table:formula="of:= [.G21]*([.G18]/[.G19])^(1/(1-[.$I$5]))" office:value-type="float" office:value="1.74613824101545">
            <text:p>1.746138241</text:p>
          </table:table-cell>
          <table:table-cell table:style-name="ce27" table:formula="of:= [.H21]*([.H18]/[.H19])^(1/(1-[.$I$5]))" office:value-type="float" office:value="2.03652466479287">
            <text:p>2.0365246648</text:p>
          </table:table-cell>
          <table:table-cell table:style-name="ce27" table:formula="of:= [.I21]*([.I18]/[.I19])^(1/(1-[.$I$5]))" office:value-type="float" office:value="2.38842227108607">
            <text:p>2.3884222711</text:p>
          </table:table-cell>
          <table:table-cell table:style-name="ce27" table:formula="of:= [.J21]*([.J18]/[.J19])^(1/(1-[.$I$5]))" office:value-type="float" office:value="2.80112538956171">
            <text:p>2.8011253896</text:p>
          </table:table-cell>
          <table:table-cell table:style-name="ce27" table:formula="of:= [.K21]*([.K18]/[.K19])^(1/(1-[.$I$5]))" office:value-type="float" office:value="3.28514079902601">
            <text:p>3.285140799</text:p>
          </table:table-cell>
          <table:table-cell table:style-name="ce27" table:formula="of:= [.L21]*([.L18]/[.L19])^(1/(1-[.$I$5]))" office:value-type="float" office:value="3.8527907781786">
            <text:p>3.8527907782</text:p>
          </table:table-cell>
          <table:table-cell table:style-name="ce27" table:formula="of:= [.M21]*([.M18]/[.M19])^(1/(1-[.$I$5]))" office:value-type="float" office:value="4.518526811642">
            <text:p>4.5185268116</text:p>
          </table:table-cell>
          <table:table-cell table:style-name="ce27" table:formula="of:= [.N21]*([.N18]/[.N19])^(1/(1-[.$I$5]))" office:value-type="float" office:value="5.2992975022588">
            <text:p>5.299297502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30967640372482">
            <text:p>1.3096764037</text:p>
          </table:table-cell>
          <table:table-cell table:style-name="ce27" table:formula="of:= [.D21]*([.D18]/[.D20])^(1/(1-[.$I$5]))" office:value-type="float" office:value="1.44717017406766">
            <text:p>1.4471701741</text:p>
          </table:table-cell>
          <table:table-cell table:style-name="ce27" table:formula="of:= [.E21]*([.E18]/[.E20])^(1/(1-[.$I$5]))" office:value-type="float" office:value="1.59909845420951">
            <text:p>1.5990984542</text:p>
          </table:table-cell>
          <table:table-cell table:style-name="ce27"/>
          <table:table-cell table:style-name="ce27" table:formula="of:= [.G21]*([.G18]/[.G20])^(1/(1-[.$I$5]))" office:value-type="float" office:value="1.8485429793028">
            <text:p>1.8485429793</text:p>
          </table:table-cell>
          <table:table-cell table:style-name="ce27" table:formula="of:= [.H21]*([.H18]/[.H20])^(1/(1-[.$I$5]))" office:value-type="float" office:value="2.16795862930325">
            <text:p>2.1679586293</text:p>
          </table:table-cell>
          <table:table-cell table:style-name="ce27" table:formula="of:= [.I21]*([.I18]/[.I20])^(1/(1-[.$I$5]))" office:value-type="float" office:value="2.54256713043432">
            <text:p>2.5425671304</text:p>
          </table:table-cell>
          <table:table-cell table:style-name="ce27" table:formula="of:= [.J21]*([.J18]/[.J20])^(1/(1-[.$I$5]))" office:value-type="float" office:value="2.98190543185903">
            <text:p>2.9819054319</text:p>
          </table:table-cell>
          <table:table-cell table:style-name="ce27" table:formula="of:= [.K21]*([.K18]/[.K20])^(1/(1-[.$I$5]))" office:value-type="float" office:value="3.49715840266978">
            <text:p>3.4971584027</text:p>
          </table:table-cell>
          <table:table-cell table:style-name="ce27" table:formula="of:= [.L21]*([.L18]/[.L20])^(1/(1-[.$I$5]))" office:value-type="float" office:value="4.10144358124032">
            <text:p>4.1014435812</text:p>
          </table:table-cell>
          <table:table-cell table:style-name="ce27" table:formula="of:= [.M21]*([.M18]/[.M20])^(1/(1-[.$I$5]))" office:value-type="float" office:value="4.81014512732834">
            <text:p>4.8101451273</text:p>
          </table:table-cell>
          <table:table-cell table:style-name="ce27" table:formula="of:= [.N21]*([.N18]/[.N20])^(1/(1-[.$I$5]))" office:value-type="float" office:value="5.64130547882937">
            <text:p>5.6413054788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2.667481985863">
            <text:p>312.6674819859</text:p>
          </table:table-cell>
          <table:table-cell table:style-name="ce30" table:formula="of:=[.D26]" office:value-type="float" office:value="325.307774340402">
            <text:p>325.3077743404</text:p>
          </table:table-cell>
          <table:table-cell table:style-name="ce32"/>
          <table:table-cell table:style-name="ce30" table:formula="of:=[.E26]" office:value-type="float" office:value="338.462912773515">
            <text:p>338.4629127735</text:p>
          </table:table-cell>
          <table:table-cell table:style-name="ce30" table:formula="of:=[.G26]" office:value-type="float" office:value="358.521787575786">
            <text:p>358.5217875758</text:p>
          </table:table-cell>
          <table:table-cell table:style-name="ce30" table:formula="of:=[.H26]" office:value-type="float" office:value="381.965839784701">
            <text:p>381.9658397847</text:p>
          </table:table-cell>
          <table:table-cell table:style-name="ce30" table:formula="of:=[.I26]" office:value-type="float" office:value="406.953250482621">
            <text:p>406.9532504826</text:p>
          </table:table-cell>
          <table:table-cell table:style-name="ce30" table:formula="of:=[.J26]" office:value-type="float" office:value="433.58562136384">
            <text:p>433.5856213638</text:p>
          </table:table-cell>
          <table:table-cell table:style-name="ce30" table:formula="of:=[.K26]" office:value-type="float" office:value="461.971242720512">
            <text:p>461.9712427205</text:p>
          </table:table-cell>
          <table:table-cell table:style-name="ce30" table:formula="of:=[.L26]" office:value-type="float" office:value="492.225533763468">
            <text:p>492.2255337635</text:p>
          </table:table-cell>
          <table:table-cell table:style-name="ce30" table:formula="of:=[.M26]" office:value-type="float" office:value="524.471511930044">
            <text:p>524.47151193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913296149682">
            <text:p>308.9132961497</text:p>
          </table:table-cell>
          <table:table-cell table:style-name="ce26" table:formula="of:=[.D19]+(0.5 * [.D12]^2 / [.$E$5])" office:value-type="float" office:value="318.987628163133">
            <text:p>318.9876281631</text:p>
          </table:table-cell>
          <table:table-cell table:style-name="ce26" table:formula="of:=[.E19]+(0.5 * [.E12]^2 / [.$E$5])" office:value-type="float" office:value="331.885343556958">
            <text:p>331.885343557</text:p>
          </table:table-cell>
          <table:table-cell table:style-name="ce26"/>
          <table:table-cell table:style-name="ce26" table:formula="of:=[.G19]+(0.5 * [.G12]^2 / [.$E$5])" office:value-type="float" office:value="350.495310950537">
            <text:p>350.4953109505</text:p>
          </table:table-cell>
          <table:table-cell table:style-name="ce26" table:formula="of:=[.H19]+(0.5 * [.H12]^2 / [.$E$5])" office:value-type="float" office:value="372.588218901135">
            <text:p>372.5882189011</text:p>
          </table:table-cell>
          <table:table-cell table:style-name="ce26" table:formula="of:=[.I19]+(0.5 * [.I12]^2 / [.$E$5])" office:value-type="float" office:value="396.958286203453">
            <text:p>396.9582862035</text:p>
          </table:table-cell>
          <table:table-cell table:style-name="ce26" table:formula="of:=[.J19]+(0.5 * [.J12]^2 / [.$E$5])" office:value-type="float" office:value="422.932673011352">
            <text:p>422.9326730114</text:p>
          </table:table-cell>
          <table:table-cell table:style-name="ce26" table:formula="of:=[.K19]+(0.5 * [.K12]^2 / [.$E$5])" office:value-type="float" office:value="450.616994177843">
            <text:p>450.6169941778</text:p>
          </table:table-cell>
          <table:table-cell table:style-name="ce26" table:formula="of:=[.L19]+(0.5 * [.L12]^2 / [.$E$5])" office:value-type="float" office:value="480.123817346286">
            <text:p>480.1238173463</text:p>
          </table:table-cell>
          <table:table-cell table:style-name="ce26" table:formula="of:=[.M19]+(0.5 * [.M12]^2 / [.$E$5])" office:value-type="float" office:value="511.573120663414">
            <text:p>511.5731206634</text:p>
          </table:table-cell>
          <table:table-cell table:style-name="ce26" table:formula="of:=[.N19]+(0.5 * [.N12]^2 / [.$E$5])" office:value-type="float" office:value="545.089833257638">
            <text:p>545.0898332576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2.667481985863">
            <text:p>312.6674819859</text:p>
          </table:table-cell>
          <table:table-cell table:style-name="ce26" table:formula="of:= [.D20]+( ( [.D12]^2 * 0.5 )/[.$E$5] )" office:value-type="float" office:value="325.307774340402">
            <text:p>325.3077743404</text:p>
          </table:table-cell>
          <table:table-cell table:style-name="ce26" table:formula="of:= [.E20]+( ( [.E12]^2 * 0.5 )/[.$E$5] )" office:value-type="float" office:value="338.462912773515">
            <text:p>338.4629127735</text:p>
          </table:table-cell>
          <table:table-cell table:style-name="ce26"/>
          <table:table-cell table:style-name="ce26" table:formula="of:= [.G20]+( ( [.G12]^2 * 0.5 )/[.$E$5] )" office:value-type="float" office:value="358.521787575786">
            <text:p>358.5217875758</text:p>
          </table:table-cell>
          <table:table-cell table:style-name="ce26" table:formula="of:= [.H20]+( ( [.H12]^2 * 0.5 )/[.$E$5] )" office:value-type="float" office:value="381.965839784701">
            <text:p>381.9658397847</text:p>
          </table:table-cell>
          <table:table-cell table:style-name="ce26" table:formula="of:= [.I20]+( ( [.I12]^2 * 0.5 )/[.$E$5] )" office:value-type="float" office:value="406.953250482621">
            <text:p>406.9532504826</text:p>
          </table:table-cell>
          <table:table-cell table:style-name="ce26" table:formula="of:= [.J20]+( ( [.J12]^2 * 0.5 )/[.$E$5] )" office:value-type="float" office:value="433.58562136384">
            <text:p>433.5856213638</text:p>
          </table:table-cell>
          <table:table-cell table:style-name="ce26" table:formula="of:= [.K20]+( ( [.K12]^2 * 0.5 )/[.$E$5] )" office:value-type="float" office:value="461.971242720512">
            <text:p>461.9712427205</text:p>
          </table:table-cell>
          <table:table-cell table:style-name="ce26" table:formula="of:= [.L20]+( ( [.L12]^2 * 0.5 )/[.$E$5] )" office:value-type="float" office:value="492.225533763468">
            <text:p>492.2255337635</text:p>
          </table:table-cell>
          <table:table-cell table:style-name="ce26" table:formula="of:= [.M20]+( ( [.M12]^2 * 0.5 )/[.$E$5] )" office:value-type="float" office:value="524.471511930044">
            <text:p>524.47151193</text:p>
          </table:table-cell>
          <table:table-cell table:style-name="ce26" table:formula="of:= [.N20]+( ( [.N12]^2 * 0.5 )/[.$E$5] )" office:value-type="float" office:value="558.835380809367">
            <text:p>558.8353808094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10.2674819858634">
            <text:p>10.2674819859</text:p>
          </table:table-cell>
          <table:table-cell table:formula="of:= [.D38]/[.$E$5]" office:value-type="float" office:value="12.6402923545383">
            <text:p>12.6402923545</text:p>
          </table:table-cell>
          <table:table-cell table:formula="of:= [.E38]/[.$E$5]" office:value-type="float" office:value="13.1551384331131">
            <text:p>13.1551384331</text:p>
          </table:table-cell>
          <table:table-cell/>
          <table:table-cell table:formula="of:= [.G38]/[.$E$5]" office:value-type="float" office:value="20.0588748022712">
            <text:p>20.0588748023</text:p>
          </table:table-cell>
          <table:table-cell table:formula="of:= [.H38]/[.$E$5]" office:value-type="float" office:value="23.4440522089154">
            <text:p>23.4440522089</text:p>
          </table:table-cell>
          <table:table-cell table:formula="of:= [.I38]/[.$E$5]" office:value-type="float" office:value="24.9874106979193">
            <text:p>24.9874106979</text:p>
          </table:table-cell>
          <table:table-cell table:formula="of:= [.J38]/[.$E$5]" office:value-type="float" office:value="26.6323708812189">
            <text:p>26.6323708812</text:p>
          </table:table-cell>
          <table:table-cell table:formula="of:= [.K38]/[.$E$5]" office:value-type="float" office:value="28.3856213566721">
            <text:p>28.3856213567</text:p>
          </table:table-cell>
          <table:table-cell table:formula="of:= [.L38]/[.$E$5]" office:value-type="float" office:value="30.2542910429566">
            <text:p>30.254291043</text:p>
          </table:table-cell>
          <table:table-cell table:formula="of:= [.M38]/[.$E$5]" office:value-type="float" office:value="32.2459781665754">
            <text:p>32.2459781666</text:p>
          </table:table-cell>
          <table:table-cell table:formula="of:= [.N38]/[.$E$5]" office:value-type="float" office:value="34.3638688793233">
            <text:p>34.363868879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9.325597348865">
            <text:p>119.3255973489</text:p>
          </table:table-cell>
          <table:table-cell table:style-name="ce25" table:formula="of:=[.D30]" office:value-type="float" office:value="137.224436951195">
            <text:p>137.2244369512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G30]" office:value-type="float" office:value="193.314925554996">
            <text:p>193.314925555</text:p>
          </table:table-cell>
          <table:table-cell table:style-name="ce25" table:formula="of:=[.H30]" office:value-type="float" office:value="241.643656943745">
            <text:p>241.6436569437</text:p>
          </table:table-cell>
          <table:table-cell table:style-name="ce25" table:formula="of:=[.I30]" office:value-type="float" office:value="302.054571179681">
            <text:p>302.0545711797</text:p>
          </table:table-cell>
          <table:table-cell table:style-name="ce25" table:formula="of:=[.J30]" office:value-type="float" office:value="377.568213974602">
            <text:p>377.5682139746</text:p>
          </table:table-cell>
          <table:table-cell table:style-name="ce25" table:formula="of:=[.K30]" office:value-type="float" office:value="471.960267468252">
            <text:p>471.9602674683</text:p>
          </table:table-cell>
          <table:table-cell table:style-name="ce25" table:formula="of:=[.L30]" office:value-type="float" office:value="589.950334335315">
            <text:p>589.9503343353</text:p>
          </table:table-cell>
          <table:table-cell table:style-name="ce25" table:formula="of:=[.M30]" office:value-type="float" office:value="737.437917919144">
            <text:p>737.437917919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4.280714222935">
            <text:p>114.2807142229</text:p>
          </table:table-cell>
          <table:table-cell table:style-name="ce25" table:formula="of:= [.D28]*([.D25]/[.D24])^([.$I$5]/([.$I$5] - 1))" office:value-type="float" office:value="127.983077356196">
            <text:p>127.9830773562</text:p>
          </table:table-cell>
          <table:table-cell table:style-name="ce25" table:formula="of:= [.E28]*([.E25]/[.E24])^([.$I$5]/([.$I$5] - 1))" office:value-type="float" office:value="147.183514122029">
            <text:p>147.183514122</text:p>
          </table:table-cell>
          <table:table-cell table:style-name="ce25" table:formula="of:=([.F28]+[.F30])/2" office:value-type="float" office:value="157.808102493874">
            <text:p>157.8081024939</text:p>
          </table:table-cell>
          <table:table-cell table:style-name="ce25" table:formula="of:= [.G28]*([.G25]/[.G24])^([.$I$5]/([.$I$5] - 1))" office:value-type="float" office:value="178.331570347497">
            <text:p>178.3315703475</text:p>
          </table:table-cell>
          <table:table-cell table:style-name="ce25" table:formula="of:= [.H28]*([.H25]/[.H24])^([.$I$5]/([.$I$5] - 1))" office:value-type="float" office:value="221.188664029585">
            <text:p>221.1886640296</text:p>
          </table:table-cell>
          <table:table-cell table:style-name="ce25" table:formula="of:= [.I28]*([.I25]/[.I24])^([.$I$5]/([.$I$5] - 1))" office:value-type="float" office:value="276.500942145531">
            <text:p>276.5009421455</text:p>
          </table:table-cell>
          <table:table-cell table:style-name="ce25" table:formula="of:= [.J28]*([.J25]/[.J24])^([.$I$5]/([.$I$5] - 1))" office:value-type="float" office:value="345.643915946215">
            <text:p>345.6439159462</text:p>
          </table:table-cell>
          <table:table-cell table:style-name="ce25" table:formula="of:= [.K28]*([.K25]/[.K24])^([.$I$5]/([.$I$5] - 1))" office:value-type="float" office:value="432.075714648565">
            <text:p>432.0757146486</text:p>
          </table:table-cell>
          <table:table-cell table:style-name="ce25" table:formula="of:= [.L28]*([.L25]/[.L24])^([.$I$5]/([.$I$5] - 1))" office:value-type="float" office:value="540.119078598356">
            <text:p>540.1190785984</text:p>
          </table:table-cell>
          <table:table-cell table:style-name="ce25" table:formula="of:= [.M28]*([.M25]/[.M24])^([.$I$5]/([.$I$5] - 1))" office:value-type="float" office:value="675.17752568811">
            <text:p>675.1775256881</text:p>
          </table:table-cell>
          <table:table-cell table:style-name="ce25" table:formula="of:= [.N28]*([.N25]/[.N24])^([.$I$5]/([.$I$5] - 1))" office:value-type="float" office:value="843.98958919084">
            <text:p>843.9895891908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325597348865">
            <text:p>119.3255973489</text:p>
          </table:table-cell>
          <table:table-cell table:style-name="ce25" table:formula="of:=[.D28]*[.D8]" office:value-type="float" office:value="137.224436951195">
            <text:p>137.2244369512</text:p>
          </table:table-cell>
          <table:table-cell table:style-name="ce25" table:formula="of:=[.E28]*[.E8]" office:value-type="float" office:value="157.808102493874">
            <text:p>157.8081024939</text:p>
          </table:table-cell>
          <table:table-cell table:style-name="ce25" table:formula="of:=[.G28]" office:value-type="float" office:value="157.808102493874">
            <text:p>157.8081024939</text:p>
          </table:table-cell>
          <table:table-cell table:style-name="ce25" table:formula="of:=[.G28]*[.G9]" office:value-type="float" office:value="193.314925554996">
            <text:p>193.314925555</text:p>
          </table:table-cell>
          <table:table-cell table:style-name="ce25" table:formula="of:=[.H28]*[.H9]" office:value-type="float" office:value="241.643656943745">
            <text:p>241.6436569437</text:p>
          </table:table-cell>
          <table:table-cell table:style-name="ce25" table:formula="of:=[.I28]*[.I9]" office:value-type="float" office:value="302.054571179681">
            <text:p>302.0545711797</text:p>
          </table:table-cell>
          <table:table-cell table:style-name="ce25" table:formula="of:=[.J28]*[.J9]" office:value-type="float" office:value="377.568213974602">
            <text:p>377.5682139746</text:p>
          </table:table-cell>
          <table:table-cell table:style-name="ce25" table:formula="of:=[.K28]*[.K9]" office:value-type="float" office:value="471.960267468252">
            <text:p>471.9602674683</text:p>
          </table:table-cell>
          <table:table-cell table:style-name="ce25" table:formula="of:=[.L28]*[.L9]" office:value-type="float" office:value="589.950334335315">
            <text:p>589.9503343353</text:p>
          </table:table-cell>
          <table:table-cell table:style-name="ce25" table:formula="of:=[.M28]*[.M9]" office:value-type="float" office:value="737.437917919144">
            <text:p>737.4379179191</text:p>
          </table:table-cell>
          <table:table-cell table:style-name="ce25" table:formula="of:=[.N28]*[.N9]" office:value-type="float" office:value="921.79739739893">
            <text:p>921.7973973989</text:p>
          </table:table-cell>
          <table:table-cell table:number-columns-repeated="8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259136202782641">
            <text:p>0.2591362028</text:p>
          </table:table-cell>
          <table:table-cell table:style-name="ce28" table:formula="of:=[.$E$5]*([.D26]-[.D24])/([.$G$3]*[.D46])^2" office:value-type="float" office:value="0.311598616200447">
            <text:p>0.3115986162</text:p>
          </table:table-cell>
          <table:table-cell table:style-name="ce28" table:formula="of:=[.$E$5]*([.E26]-[.E24])/([.$G$3]*[.E46])^2" office:value-type="float" office:value="0.327582909070615">
            <text:p>0.3275829091</text:p>
          </table:table-cell>
          <table:table-cell table:style-name="ce28"/>
          <table:table-cell table:style-name="ce28" table:formula="of:=[.$E$5]*([.G26]-[.G24])/([.$H$3]*[.G46])^2" office:value-type="float" office:value="0.104060767766648">
            <text:p>0.1040607678</text:p>
          </table:table-cell>
          <table:table-cell table:style-name="ce28" table:formula="of:=[.$E$5]*([.H26]-[.H24])/([.$H$3]*[.H46])^2" office:value-type="float" office:value="0.116097224211651">
            <text:p>0.1160972242</text:p>
          </table:table-cell>
          <table:table-cell table:style-name="ce28" table:formula="of:=[.$E$5]*([.I26]-[.I24])/([.$H$3]*[.I46])^2" office:value-type="float" office:value="0.115080935505594">
            <text:p>0.1150809355</text:p>
          </table:table-cell>
          <table:table-cell table:style-name="ce28" table:formula="of:=[.$E$5]*([.J26]-[.J24])/([.$H$3]*[.J46])^2" office:value-type="float" office:value="0.116036407669607">
            <text:p>0.1160364077</text:p>
          </table:table-cell>
          <table:table-cell table:style-name="ce28" table:formula="of:=[.$E$5]*([.K26]-[.K24])/([.$H$3]*[.K46])^2" office:value-type="float" office:value="0.118400006526644">
            <text:p>0.1184000065</text:p>
          </table:table-cell>
          <table:table-cell table:style-name="ce28" table:formula="of:=[.$E$5]*([.L26]-[.L24])/([.$H$3]*[.L46])^2" office:value-type="float" office:value="0.121869081568419">
            <text:p>0.1218690816</text:p>
          </table:table-cell>
          <table:table-cell table:style-name="ce28" table:formula="of:=[.$E$5]*([.M26]-[.M24])/([.$H$3]*[.M46])^2" office:value-type="float" office:value="0.126270695324714">
            <text:p>0.1262706953</text:p>
          </table:table-cell>
          <table:table-cell table:style-name="ce28" table:formula="of:=[.$E$5]*([.N26]-[.N24])/([.$H$3]*[.N46])^2" office:value-type="float" office:value="0.131484804910169">
            <text:p>0.1314848049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6.3226438162611">
            <text:p>26.3226438163</text:p>
          </table:table-cell>
          <table:table-cell table:style-name="ce34" table:formula="of:=0.5*([.D36]+[.D37])" office:value-type="float" office:value="32.026524116375">
            <text:p>32.0265241164</text:p>
          </table:table-cell>
          <table:table-cell table:style-name="ce34" table:formula="of:=0.5*([.E36]+[.E37])" office:value-type="float" office:value="34.7333375852318">
            <text:p>34.7333375852</text:p>
          </table:table-cell>
          <table:table-cell table:style-name="ce34"/>
          <table:table-cell table:style-name="ce34" table:formula="of:=0.5*([.G36]+[.G37])" office:value-type="float" office:value="23.3147242806165">
            <text:p>23.3147242806</text:p>
          </table:table-cell>
          <table:table-cell table:style-name="ce34" table:formula="of:=0.5*([.H36]+[.H37])" office:value-type="float" office:value="26.6232300653428">
            <text:p>26.6232300653</text:p>
          </table:table-cell>
          <table:table-cell table:style-name="ce34" table:formula="of:=0.5*([.I36]+[.I37])" office:value-type="float" office:value="27.3650223023882">
            <text:p>27.3650223024</text:p>
          </table:table-cell>
          <table:table-cell table:style-name="ce34" table:formula="of:=0.5*([.J36]+[.J37])" office:value-type="float" office:value="28.3684455818551">
            <text:p>28.3684455819</text:p>
          </table:table-cell>
          <table:table-cell table:style-name="ce34" table:formula="of:=0.5*([.K36]+[.K37])" office:value-type="float" office:value="29.5841130169136">
            <text:p>29.5841130169</text:p>
          </table:table-cell>
          <table:table-cell table:style-name="ce34" table:formula="of:=0.5*([.L36]+[.L37])" office:value-type="float" office:value="30.9865871900391">
            <text:p>30.98658719</text:p>
          </table:table-cell>
          <table:table-cell table:style-name="ce34" table:formula="of:=0.5*([.M36]+[.M37])" office:value-type="float" office:value="32.5628606629226">
            <text:p>32.5628606629</text:p>
          </table:table-cell>
          <table:table-cell table:style-name="ce34" table:formula="of:=0.5*([.N36]+[.N37])" office:value-type="float" office:value="41.0477060177114">
            <text:p>41.047706017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6.3226438162611">
            <text:p>26.3226438163</text:p>
          </table:table-cell>
          <table:table-cell table:style-name="ce23" table:formula="of:=([.D37]-[.D36])/2" office:value-type="float" office:value="32.026524116375">
            <text:p>32.0265241164</text:p>
          </table:table-cell>
          <table:table-cell table:style-name="ce23" table:formula="of:=([.E37]-[.E36])/2" office:value-type="float" office:value="32.3070401713985">
            <text:p>32.3070401714</text:p>
          </table:table-cell>
          <table:table-cell table:style-name="ce23"/>
          <table:table-cell table:style-name="ce23" table:formula="of:=([.G37]-[.G36])/2" office:value-type="float" office:value="23.3147242806165">
            <text:p>23.3147242806</text:p>
          </table:table-cell>
          <table:table-cell table:style-name="ce23" table:formula="of:=([.H37]-[.H36])/2" office:value-type="float" office:value="26.6232300653428">
            <text:p>26.6232300653</text:p>
          </table:table-cell>
          <table:table-cell table:style-name="ce23" table:formula="of:=([.I37]-[.I36])/2" office:value-type="float" office:value="27.3650223023882">
            <text:p>27.3650223024</text:p>
          </table:table-cell>
          <table:table-cell table:style-name="ce23" table:formula="of:=([.J37]-[.J36])/2" office:value-type="float" office:value="28.3684455818551">
            <text:p>28.3684455819</text:p>
          </table:table-cell>
          <table:table-cell table:style-name="ce23" table:formula="of:=([.K37]-[.K36])/2" office:value-type="float" office:value="29.5841130169136">
            <text:p>29.5841130169</text:p>
          </table:table-cell>
          <table:table-cell table:style-name="ce23" table:formula="of:=([.L37]-[.L36])/2" office:value-type="float" office:value="30.9865871900391">
            <text:p>30.98658719</text:p>
          </table:table-cell>
          <table:table-cell table:style-name="ce23" table:formula="of:=([.M37]-[.M36])/2" office:value-type="float" office:value="32.5628606629226">
            <text:p>32.5628606629</text:p>
          </table:table-cell>
          <table:table-cell table:style-name="ce23" table:formula="of:=([.N37]-[.N36])/2" office:value-type="float" office:value="28.6150791019846">
            <text:p>28.6150791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2.42629741383323">
            <text:p>2.4262974138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0">
            <text:p>0</text:p>
          </table:table-cell>
          <table:table-cell table:formula="of:= [.K32]-[.K33]" office:value-type="float" office:value="0">
            <text:p>0</text:p>
          </table:table-cell>
          <table:table-cell table:formula="of:= [.L32]-[.L33]" office:value-type="float" office:value="0">
            <text:p>0</text:p>
          </table:table-cell>
          <table:table-cell table:formula="of:= [.M32]-[.M33]" office:value-type="float" office:value="0">
            <text:p>0</text:p>
          </table:table-cell>
          <table:table-cell table:formula="of:= [.N32]-[.N33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2.6452876325222">
            <text:p>52.6452876325</text:p>
          </table:table-cell>
          <table:table-cell table:style-name="ce23" table:formula="of:= [.D32]+[.D33]" office:value-type="float" office:value="64.05304823275">
            <text:p>64.0530482328</text:p>
          </table:table-cell>
          <table:table-cell table:style-name="ce23" table:formula="of:= [.E32]+[.E33]" office:value-type="float" office:value="67.0403777566303">
            <text:p>67.0403777566</text:p>
          </table:table-cell>
          <table:table-cell table:style-name="ce23"/>
          <table:table-cell table:style-name="ce23" table:formula="of:= [.G32]+[.G33]" office:value-type="float" office:value="46.629448561233">
            <text:p>46.6294485612</text:p>
          </table:table-cell>
          <table:table-cell table:style-name="ce23" table:formula="of:= [.H32]+[.H33]" office:value-type="float" office:value="53.2464601306857">
            <text:p>53.2464601307</text:p>
          </table:table-cell>
          <table:table-cell table:style-name="ce23" table:formula="of:= [.I32]+[.I33]" office:value-type="float" office:value="54.7300446047764">
            <text:p>54.7300446048</text:p>
          </table:table-cell>
          <table:table-cell table:style-name="ce23" table:formula="of:= [.J32]+[.J33]" office:value-type="float" office:value="56.7368911637102">
            <text:p>56.7368911637</text:p>
          </table:table-cell>
          <table:table-cell table:style-name="ce23" table:formula="of:= [.K32]+[.K33]" office:value-type="float" office:value="59.1682260338273">
            <text:p>59.1682260338</text:p>
          </table:table-cell>
          <table:table-cell table:style-name="ce23" table:formula="of:= [.L32]+[.L33]" office:value-type="float" office:value="61.9731743800782">
            <text:p>61.9731743801</text:p>
          </table:table-cell>
          <table:table-cell table:style-name="ce23" table:formula="of:= [.M32]+[.M33]" office:value-type="float" office:value="65.1257213258453">
            <text:p>65.1257213258</text:p>
          </table:table-cell>
          <table:table-cell table:style-name="ce23" table:formula="of:= [.N32]+[.N33]" office:value-type="float" office:value="69.662785119696">
            <text:p>69.662785119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2.42629741383323">
            <text:p>2.4262974138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0">
            <text:p>0</text:p>
          </table:table-cell>
          <table:table-cell table:style-name="ce23" table:formula="of:=TAN([.K55]/57.29577951)*[.K12]" office:value-type="float" office:value="0">
            <text:p>0</text:p>
          </table:table-cell>
          <table:table-cell table:style-name="ce23" table:formula="of:=TAN([.L55]/57.29577951)*[.L12]" office:value-type="float" office:value="0">
            <text:p>0</text:p>
          </table:table-cell>
          <table:table-cell table:style-name="ce23" table:formula="of:=TAN([.M55]/57.29577951)*[.M12]" office:value-type="float" office:value="0">
            <text:p>0</text:p>
          </table:table-cell>
          <table:table-cell table:style-name="ce23" table:formula="of:=TAN([.N55]/57.29577951)*[.N12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2.6452876325222">
            <text:p>52.6452876325</text:p>
          </table:table-cell>
          <table:table-cell table:style-name="ce23" table:formula="of:=TAN([.D56]/57.29577951)*[.D12]" office:value-type="float" office:value="64.05304823275">
            <text:p>64.0530482328</text:p>
          </table:table-cell>
          <table:table-cell table:style-name="ce23" table:formula="of:=TAN([.E56]/57.29577951)*[.E12]" office:value-type="float" office:value="67.0403777566303">
            <text:p>67.0403777566</text:p>
          </table:table-cell>
          <table:table-cell table:style-name="ce23"/>
          <table:table-cell table:style-name="ce23" table:formula="of:=TAN([.G56]/57.29577951)*[.G12]" office:value-type="float" office:value="46.629448561233">
            <text:p>46.6294485612</text:p>
          </table:table-cell>
          <table:table-cell table:style-name="ce23" table:formula="of:=TAN([.H56]/57.29577951)*[.H12]" office:value-type="float" office:value="53.2464601306857">
            <text:p>53.2464601307</text:p>
          </table:table-cell>
          <table:table-cell table:style-name="ce23" table:formula="of:=TAN([.I56]/57.29577951)*[.I12]" office:value-type="float" office:value="54.7300446047764">
            <text:p>54.7300446048</text:p>
          </table:table-cell>
          <table:table-cell table:style-name="ce23" table:formula="of:=TAN([.J56]/57.29577951)*[.J12]" office:value-type="float" office:value="56.7368911637102">
            <text:p>56.7368911637</text:p>
          </table:table-cell>
          <table:table-cell table:style-name="ce23" table:formula="of:=TAN([.K56]/57.29577951)*[.K12]" office:value-type="float" office:value="59.1682260338273">
            <text:p>59.1682260338</text:p>
          </table:table-cell>
          <table:table-cell table:style-name="ce23" table:formula="of:=TAN([.L56]/57.29577951)*[.L12]" office:value-type="float" office:value="61.9731743800782">
            <text:p>61.9731743801</text:p>
          </table:table-cell>
          <table:table-cell table:style-name="ce23" table:formula="of:=TAN([.M56]/57.29577951)*[.M12]" office:value-type="float" office:value="65.1257213258453">
            <text:p>65.1257213258</text:p>
          </table:table-cell>
          <table:table-cell table:style-name="ce23" table:formula="of:=TAN([.N56]/57.29577951)*[.N12]" office:value-type="float" office:value="69.662785119696">
            <text:p>69.6627851197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10313.6856547998">
            <text:p>10313.6856547998</text:p>
          </table:table-cell>
          <table:table-cell table:formula="of:= [.$E$5] * ( [.D26]-[.D24] )" office:value-type="float" office:value="12697.1736701337">
            <text:p>12697.1736701337</text:p>
          </table:table-cell>
          <table:table-cell table:formula="of:= [.$E$5] * ( [.E26]-[.E24] )" office:value-type="float" office:value="13214.3365560621">
            <text:p>13214.3365560621</text:p>
          </table:table-cell>
          <table:table-cell/>
          <table:table-cell table:formula="of:= [.$E$5] * ( [.G26]-[.G24] )" office:value-type="float" office:value="20149.1397388814">
            <text:p>20149.1397388814</text:p>
          </table:table-cell>
          <table:table-cell table:formula="of:= [.$E$5] * ( [.H26]-[.H24] )" office:value-type="float" office:value="23549.5504438555">
            <text:p>23549.5504438555</text:p>
          </table:table-cell>
          <table:table-cell table:formula="of:= [.$E$5] * ( [.I26]-[.I24] )" office:value-type="float" office:value="25099.8540460599">
            <text:p>25099.8540460599</text:p>
          </table:table-cell>
          <table:table-cell table:formula="of:= [.$E$5] * ( [.J26]-[.J24] )" office:value-type="float" office:value="26752.2165501844">
            <text:p>26752.2165501844</text:p>
          </table:table-cell>
          <table:table-cell table:formula="of:= [.$E$5] * ( [.K26]-[.K24] )" office:value-type="float" office:value="28513.3566527771">
            <text:p>28513.3566527771</text:p>
          </table:table-cell>
          <table:table-cell table:formula="of:= [.$E$5] * ( [.L26]-[.L24] )" office:value-type="float" office:value="30390.4353526499">
            <text:p>30390.4353526499</text:p>
          </table:table-cell>
          <table:table-cell table:formula="of:= [.$E$5] * ( [.M26]-[.M24] )" office:value-type="float" office:value="32391.085068325">
            <text:p>32391.085068325</text:p>
          </table:table-cell>
          <table:table-cell table:formula="of:= [.$E$5] * ( [.N26]-[.N24] )" office:value-type="float" office:value="34518.5062892802">
            <text:p>34518.50628928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10396.1951400382">
            <text:p>10396.1951400382</text:p>
          </table:table-cell>
          <table:table-cell table:formula="of:= [.$E$5] * [.D24] * ( ( [.D8] )^( ([.$I$5]-1)/[.$I$5] )-1 )" office:value-type="float" office:value="12795.389624359">
            <text:p>12795.389624359</text:p>
          </table:table-cell>
          <table:table-cell table:formula="of:= [.$E$5] * [.E24] * ( ( [.E8] )^( ([.$I$5]-1)/[.$I$5] )-1 )" office:value-type="float" office:value="13312.6722807289">
            <text:p>13312.6722807289</text:p>
          </table:table-cell>
          <table:table-cell/>
          <table:table-cell table:formula="of:= [.$E$5] * [.G24] * ( ( [.G9] )^( ([.$I$5]-1)/[.$I$5] )-1 )" office:value-type="float" office:value="20296.1728475118">
            <text:p>20296.1728475118</text:p>
          </table:table-cell>
          <table:table-cell table:formula="of:= [.$E$5] * [.H24] * ( ( [.H9] )^( ([.$I$5]-1)/[.$I$5] )-1 )" office:value-type="float" office:value="23708.2571645254">
            <text:p>23708.2571645254</text:p>
          </table:table-cell>
          <table:table-cell table:formula="of:= [.$E$5] * [.I24] * ( ( [.I9] )^( ([.$I$5]-1)/[.$I$5] )-1 )" office:value-type="float" office:value="25258.5607667299">
            <text:p>25258.5607667299</text:p>
          </table:table-cell>
          <table:table-cell table:formula="of:= [.$E$5] * [.J24] * ( ( [.J9] )^( ([.$I$5]-1)/[.$I$5] )-1 )" office:value-type="float" office:value="26910.9232708543">
            <text:p>26910.9232708543</text:p>
          </table:table-cell>
          <table:table-cell table:formula="of:= [.$E$5] * [.K24] * ( ( [.K9] )^( ([.$I$5]-1)/[.$I$5] )-1 )" office:value-type="float" office:value="28672.063373447">
            <text:p>28672.063373447</text:p>
          </table:table-cell>
          <table:table-cell table:formula="of:= [.$E$5] * [.L24] * ( ( [.L9] )^( ([.$I$5]-1)/[.$I$5] )-1 )" office:value-type="float" office:value="30549.1420733198">
            <text:p>30549.1420733198</text:p>
          </table:table-cell>
          <table:table-cell table:formula="of:= [.$E$5] * [.M24] * ( ( [.M9] )^( ([.$I$5]-1)/[.$I$5] )-1 )" office:value-type="float" office:value="32549.7917889949">
            <text:p>32549.7917889949</text:p>
          </table:table-cell>
          <table:table-cell table:formula="of:= [.$E$5] * [.N24] * ( ( [.N9] )^( ([.$I$5]-1)/[.$I$5] )-1 )" office:value-type="float" office:value="34682.1473929991">
            <text:p>34682.147392999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10673.3357110012">
            <text:p>10673.3357110012</text:p>
          </table:table-cell>
          <table:table-cell table:formula="of:= ( [.D49]*[.$G$3] )*( [.D35]-[.D34] )" office:value-type="float" office:value="12904.1456993298">
            <text:p>12904.1456993298</text:p>
          </table:table-cell>
          <table:table-cell table:formula="of:= ( [.E49]*[.$G$3] )*( [.E35]-[.E34] )" office:value-type="float" office:value="12932.9811525636">
            <text:p>12932.9811525636</text:p>
          </table:table-cell>
          <table:table-cell/>
          <table:table-cell table:formula="of:= ( [.G49]*[.$H$3] )*( [.G35]-[.G34] )" office:value-type="float" office:value="20671.3028632929">
            <text:p>20671.3028632929</text:p>
          </table:table-cell>
          <table:table-cell table:formula="of:= ( [.H49]*[.$H$3] )*( [.H35]-[.H34] )" office:value-type="float" office:value="24545.3314492522">
            <text:p>24545.3314492522</text:p>
          </table:table-cell>
          <table:table-cell table:formula="of:= ( [.I49]*[.$H$3] )*( [.I35]-[.I34] )" office:value-type="float" office:value="26015.8539382927">
            <text:p>26015.8539382927</text:p>
          </table:table-cell>
          <table:table-cell table:formula="of:= ( [.J49]*[.$H$3] )*( [.J35]-[.J34] )" office:value-type="float" office:value="27622.115306362">
            <text:p>27622.115306362</text:p>
          </table:table-cell>
          <table:table-cell table:formula="of:= ( [.K49]*[.$H$3] )*( [.K35]-[.K34] )" office:value-type="float" office:value="29358.3100421901">
            <text:p>29358.3100421901</text:p>
          </table:table-cell>
          <table:table-cell table:formula="of:= ( [.L49]*[.$H$3] )*( [.L35]-[.L34] )" office:value-type="float" office:value="31225.1209729579">
            <text:p>31225.1209729579</text:p>
          </table:table-cell>
          <table:table-cell table:formula="of:= ( [.M49]*[.$H$3] )*( [.M35]-[.M34] )" office:value-type="float" office:value="33226.5006047574">
            <text:p>33226.5006047574</text:p>
          </table:table-cell>
          <table:table-cell table:formula="of:= ( [.N49]*[.$H$3] )*( [.N35]-[.N34] )" office:value-type="float" office:value="29500.2350996964">
            <text:p>29500.2350996964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5336.66785550058">
            <text:p>5336.6678555006</text:p>
          </table:table-cell>
          <table:table-cell table:formula="of:=(1-[.D52])*[.D40]" office:value-type="float" office:value="6452.07284966491">
            <text:p>6452.0728496649</text:p>
          </table:table-cell>
          <table:table-cell table:formula="of:=(1-[.E52])*[.E40]" office:value-type="float" office:value="6466.49057628178">
            <text:p>6466.4905762818</text:p>
          </table:table-cell>
          <table:table-cell/>
          <table:table-cell table:formula="of:=(1-[.G52])*[.G40]" office:value-type="float" office:value="8268.52114531716">
            <text:p>8268.5211453172</text:p>
          </table:table-cell>
          <table:table-cell table:formula="of:=(1-[.H52])*[.H40]" office:value-type="float" office:value="9818.13257970086">
            <text:p>9818.1325797009</text:p>
          </table:table-cell>
          <table:table-cell table:formula="of:=(1-[.I52])*[.I40]" office:value-type="float" office:value="10406.3415753171">
            <text:p>10406.3415753171</text:p>
          </table:table-cell>
          <table:table-cell table:formula="of:=(1-[.J52])*[.J40]" office:value-type="float" office:value="11048.8461225448">
            <text:p>11048.8461225448</text:p>
          </table:table-cell>
          <table:table-cell table:formula="of:=(1-[.K52])*[.K40]" office:value-type="float" office:value="11743.324016876">
            <text:p>11743.324016876</text:p>
          </table:table-cell>
          <table:table-cell table:formula="of:=(1-[.L52])*[.L40]" office:value-type="float" office:value="12490.0483891831">
            <text:p>12490.0483891831</text:p>
          </table:table-cell>
          <table:table-cell table:formula="of:=(1-[.M52])*[.M40]" office:value-type="float" office:value="13290.6002419029">
            <text:p>13290.6002419029</text:p>
          </table:table-cell>
          <table:table-cell table:formula="of:=(1-[.N52])*[.N40]" office:value-type="float" office:value="11800.0940398785">
            <text:p>11800.0940398785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5336.66785550058">
            <text:p>5336.6678555006</text:p>
          </table:table-cell>
          <table:table-cell table:formula="of:=[.D52]*[.D40]" office:value-type="float" office:value="6452.07284966491">
            <text:p>6452.0728496649</text:p>
          </table:table-cell>
          <table:table-cell table:formula="of:=[.E52]*[.E40]" office:value-type="float" office:value="6466.49057628178">
            <text:p>6466.4905762818</text:p>
          </table:table-cell>
          <table:table-cell/>
          <table:table-cell table:formula="of:=[.G52]*[.G40]" office:value-type="float" office:value="12402.7817179757">
            <text:p>12402.7817179757</text:p>
          </table:table-cell>
          <table:table-cell table:formula="of:=[.H52]*[.H40]" office:value-type="float" office:value="14727.1988695513">
            <text:p>14727.1988695513</text:p>
          </table:table-cell>
          <table:table-cell table:formula="of:=[.I52]*[.I40]" office:value-type="float" office:value="15609.5123629756">
            <text:p>15609.5123629756</text:p>
          </table:table-cell>
          <table:table-cell table:formula="of:=[.J52]*[.J40]" office:value-type="float" office:value="16573.2691838172">
            <text:p>16573.2691838172</text:p>
          </table:table-cell>
          <table:table-cell table:formula="of:=[.K52]*[.K40]" office:value-type="float" office:value="17614.986025314">
            <text:p>17614.986025314</text:p>
          </table:table-cell>
          <table:table-cell table:formula="of:=[.L52]*[.L40]" office:value-type="float" office:value="18735.0725837747">
            <text:p>18735.0725837747</text:p>
          </table:table-cell>
          <table:table-cell table:formula="of:=[.M52]*[.M40]" office:value-type="float" office:value="19935.9003628544">
            <text:p>19935.9003628544</text:p>
          </table:table-cell>
          <table:table-cell table:formula="of:=[.N52]*[.N40]" office:value-type="float" office:value="17700.1410598178">
            <text:p>17700.1410598178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359.650056201361">
            <text:p>-359.6500562014</text:p>
          </table:table-cell>
          <table:table-cell table:style-name="ce28" table:formula="of:=[.D38]-([.D40])" office:value-type="float" office:value="-206.972029196089">
            <text:p>-206.9720291961</text:p>
          </table:table-cell>
          <table:table-cell table:style-name="ce28" table:formula="of:=[.E38]-([.E40])" office:value-type="float" office:value="281.355403498555">
            <text:p>281.3554034986</text:p>
          </table:table-cell>
          <table:table-cell table:style-name="ce28"/>
          <table:table-cell table:style-name="ce28" table:formula="of:=[.G38]-([.G40])" office:value-type="float" office:value="-522.163124411498">
            <text:p>-522.1631244115</text:p>
          </table:table-cell>
          <table:table-cell table:style-name="ce28" table:formula="of:=[.H38]-([.H40])" office:value-type="float" office:value="-995.781005396675">
            <text:p>-995.7810053967</text:p>
          </table:table-cell>
          <table:table-cell table:style-name="ce28" table:formula="of:=[.I38]-([.I40])" office:value-type="float" office:value="-915.999892232772">
            <text:p>-915.9998922328</text:p>
          </table:table-cell>
          <table:table-cell table:style-name="ce28" table:formula="of:=[.J38]-([.J40])" office:value-type="float" office:value="-869.898756177594">
            <text:p>-869.8987561776</text:p>
          </table:table-cell>
          <table:table-cell table:style-name="ce28" table:formula="of:=[.K38]-([.K40])" office:value-type="float" office:value="-844.953389412931">
            <text:p>-844.9533894129</text:p>
          </table:table-cell>
          <table:table-cell table:style-name="ce28" table:formula="of:=[.L38]-([.L40])" office:value-type="float" office:value="-834.685620307962">
            <text:p>-834.685620308</text:p>
          </table:table-cell>
          <table:table-cell table:style-name="ce28" table:formula="of:=[.M38]-([.M40])" office:value-type="float" office:value="-835.41553643236">
            <text:p>-835.4155364324</text:p>
          </table:table-cell>
          <table:table-cell table:style-name="ce28" table:formula="of:=[.N38]-([.N40])" office:value-type="float" office:value="5018.27118958385">
            <text:p>5018.2711895839</text:p>
          </table:table-cell>
          <table:table-cell table:number-columns-repeated="8"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6196.7769080947">
            <text:p>26196.7769080947</text:p>
          </table:table-cell>
          <table:table-cell table:style-name="ce28" table:formula="of:=([.C40]+[.D40]+[.E40])-([.C38]+[.D38])" office:value-type="float" office:value="13499.603237961">
            <text:p>13499.603237961</text:p>
          </table:table-cell>
          <table:table-cell table:style-name="ce28" table:formula="of:=([.C40]+[.D40]+[.E40])-([.C38]+[.D38]+[.E38])" office:value-type="float" office:value="285.266681898895">
            <text:p>285.2666818989</text:p>
          </table:table-cell>
          <table:table-cell table:style-name="ce28"/>
          <table:table-cell table:style-name="ce33" table:formula="of:=SUM([.G40:.M40]) - SUM([.G38])" office:value-type="float" office:value="172515.395438224">
            <text:p>172515.395438224</text:p>
          </table:table-cell>
          <table:table-cell table:style-name="ce33" table:formula="of:=SUM([.G40:.M40]) - SUM([.G38:.H38])" office:value-type="float" office:value="148965.844994368">
            <text:p>148965.844994368</text:p>
          </table:table-cell>
          <table:table-cell table:style-name="ce33" table:formula="of:=SUM([.G40:.M40]) - SUM([.G38:.I38])" office:value-type="float" office:value="123865.990948308">
            <text:p>123865.990948308</text:p>
          </table:table-cell>
          <table:table-cell table:style-name="ce33" table:formula="of:=SUM([.G40:.M40]) - SUM([.G38:.J38])" office:value-type="float" office:value="97113.7743981239">
            <text:p>97113.7743981239</text:p>
          </table:table-cell>
          <table:table-cell table:style-name="ce33" table:formula="of:=SUM([.G40:.M40]) - SUM([.G38:.K38])" office:value-type="float" office:value="68600.4177453467">
            <text:p>68600.4177453467</text:p>
          </table:table-cell>
          <table:table-cell table:style-name="ce33" table:formula="of:=SUM([.G40:.M40]) - SUM([.G38:.L38])" office:value-type="float" office:value="38209.9823926968">
            <text:p>38209.9823926968</text:p>
          </table:table-cell>
          <table:table-cell table:style-name="ce33" table:formula="of:=SUM([.G40:.M40]) - SUM([.G38:.M38])" office:value-type="float" office:value="5818.89732437185">
            <text:p>5818.8973243719</text:p>
          </table:table-cell>
          <table:table-cell table:style-name="ce33" table:formula="of:=SUM([.H40:.N40]) - SUM([.H38:.N38])" office:value-type="float" office:value="278.463010376436">
            <text:p>278.4630103764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9">
            <text:p>0.089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7" table:style-name="ce29" office:value-type="float" office:value="0.08">
            <text:p>0.08</text:p>
          </table:table-cell>
          <table:table-cell/>
          <table:table-cell table:number-columns-repeated="7"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7">
            <text:p>0.07</text:p>
          </table:table-cell>
          <table:table-cell table:formula="of:=([.D45]+[.D47])/2" office:value-type="float" office:value="0.0708289673016196">
            <text:p>0.0708289673</text:p>
          </table:table-cell>
          <table:table-cell table:formula="of:=([.E45]+[.E47])/2" office:value-type="float" office:value="0.0704720985278785">
            <text:p>0.0704720985</text:p>
          </table:table-cell>
          <table:table-cell table:formula="of:=([.F45]+[.F47])/2" office:value-type="float" office:value="0.0686440622611305">
            <text:p>0.0686440623</text:p>
          </table:table-cell>
          <table:table-cell table:formula="of:=([.G45]+[.G47])/2" office:value-type="float" office:value="0.0647106599202706">
            <text:p>0.0647106599</text:p>
          </table:table-cell>
          <table:table-cell table:formula="of:=([.H45]+[.H47])/2" office:value-type="float" office:value="0.0662325505543142">
            <text:p>0.0662325506</text:p>
          </table:table-cell>
          <table:table-cell table:formula="of:=([.I45]+[.I47])/2" office:value-type="float" office:value="0.0686791629654696">
            <text:p>0.068679163</text:p>
          </table:table-cell>
          <table:table-cell table:formula="of:=([.J45]+[.J47])/2" office:value-type="float" office:value="0.0706112395361842">
            <text:p>0.0706112395</text:p>
          </table:table-cell>
          <table:table-cell table:formula="of:=([.K45]+[.K47])/2" office:value-type="float" office:value="0.0721671238602396">
            <text:p>0.0721671239</text:p>
          </table:table-cell>
          <table:table-cell table:formula="of:=([.L45]+[.L47])/2" office:value-type="float" office:value="0.0734366367701557">
            <text:p>0.0734366368</text:p>
          </table:table-cell>
          <table:table-cell table:formula="of:=([.M45]+[.M47])/2" office:value-type="float" office:value="0.0744822091952798">
            <text:p>0.0744822092</text:p>
          </table:table-cell>
          <table:table-cell table:formula="of:=([.N45]+[.N47])/2" office:value-type="float" office:value="0.0753493137503094">
            <text:p>0.075349313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5">
            <text:p>0.05</text:p>
          </table:table-cell>
          <table:table-cell table:style-name="ce23" table:formula="of:= (-( [.D61]/3.1415926536 ) + [.D45]^2)^0.5" office:value-type="float" office:value="0.0526579346032391">
            <text:p>0.0526579346</text:p>
          </table:table-cell>
          <table:table-cell table:style-name="ce23" table:formula="of:= (-( [.E61]/3.1415926536 ) + [.E45]^2)^0.5" office:value-type="float" office:value="0.053944197055757">
            <text:p>0.0539441971</text:p>
          </table:table-cell>
          <table:table-cell table:style-name="ce23" table:formula="of:= (-( [.F61]/3.1415926536 ) + [.F45]^2)^0.5" office:value-type="float" office:value="0.053288124522261">
            <text:p>0.0532881245</text:p>
          </table:table-cell>
          <table:table-cell table:style-name="ce23" table:formula="of:= (-( [.G61]/3.1415926536 ) + [.G45]^2)^0.5" office:value-type="float" office:value="0.0484213198405413">
            <text:p>0.0484213198</text:p>
          </table:table-cell>
          <table:table-cell table:style-name="ce23" table:formula="of:= (-( [.H61]/3.1415926536 ) + [.H45]^2)^0.5" office:value-type="float" office:value="0.0524651011086284">
            <text:p>0.0524651011</text:p>
          </table:table-cell>
          <table:table-cell table:style-name="ce23" table:formula="of:= (-( [.I61]/3.1415926536 ) + [.I45]^2)^0.5" office:value-type="float" office:value="0.0573583259309393">
            <text:p>0.0573583259</text:p>
          </table:table-cell>
          <table:table-cell table:style-name="ce23" table:formula="of:= (-( [.J61]/3.1415926536 ) + [.J45]^2)^0.5" office:value-type="float" office:value="0.0612224790723684">
            <text:p>0.0612224791</text:p>
          </table:table-cell>
          <table:table-cell table:style-name="ce23" table:formula="of:= (-( [.K61]/3.1415926536 ) + [.K45]^2)^0.5" office:value-type="float" office:value="0.0643342477204792">
            <text:p>0.0643342477</text:p>
          </table:table-cell>
          <table:table-cell table:style-name="ce23" table:formula="of:= (-( [.L61]/3.1415926536 ) + [.L45]^2)^0.5" office:value-type="float" office:value="0.0668732735403113">
            <text:p>0.0668732735</text:p>
          </table:table-cell>
          <table:table-cell table:style-name="ce23" table:formula="of:= (-( [.M61]/3.1415926536 ) + [.M45]^2)^0.5" office:value-type="float" office:value="0.0689644183905597">
            <text:p>0.0689644184</text:p>
          </table:table-cell>
          <table:table-cell table:style-name="ce23" table:formula="of:= (-( [.N61]/3.1415926536 ) + [.N45]^2)^0.5" office:value-type="float" office:value="0.0706986275006188">
            <text:p>0.0706986275</text:p>
          </table:table-cell>
          <table:table-cell/>
          <table:table-cell table:number-columns-repeated="7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8">
            <text:p>0.08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8" table:style-name="ce29" office:value-type="float" office:value="0.08">
            <text:p>0.0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711370426955738">
            <text:p>0.0711370427</text:p>
          </table:table-cell>
          <table:table-cell table:formula="of:= ([.D48]+[.D50])/2" office:value-type="float" office:value="0.0706878212004039">
            <text:p>0.0706878212</text:p>
          </table:table-cell>
          <table:table-cell table:formula="of:= ([.E48]+[.E50])/2" office:value-type="float" office:value="0.0702306385795736">
            <text:p>0.0702306386</text:p>
          </table:table-cell>
          <table:table-cell table:formula="of:= ([.F48]+[.F50])/2" office:value-type="float" office:value="0.0660380920554063">
            <text:p>0.0660380921</text:p>
          </table:table-cell>
          <table:table-cell table:formula="of:= ([.G48]+[.G50])/2" office:value-type="float" office:value="0.0651926534345366">
            <text:p>0.0651926534</text:p>
          </table:table-cell>
          <table:table-cell table:formula="of:= ([.H48]+[.H50])/2" office:value-type="float" office:value="0.067790564052657">
            <text:p>0.0677905641</text:p>
          </table:table-cell>
          <table:table-cell table:formula="of:= ([.I48]+[.I50])/2" office:value-type="float" office:value="0.0699042162473307">
            <text:p>0.0699042162</text:p>
          </table:table-cell>
          <table:table-cell table:formula="of:= ([.J48]+[.J50])/2" office:value-type="float" office:value="0.0715949657626908">
            <text:p>0.0715949658</text:p>
          </table:table-cell>
          <table:table-cell table:formula="of:= ([.K48]+[.K50])/2" office:value-type="float" office:value="0.0729681929816161">
            <text:p>0.072968193</text:p>
          </table:table-cell>
          <table:table-cell table:formula="of:= ([.L48]+[.L50])/2" office:value-type="float" office:value="0.0740954388859393">
            <text:p>0.0740954389</text:p>
          </table:table-cell>
          <table:table-cell table:formula="of:= ([.M48]+[.M50])/2" office:value-type="float" office:value="0.0750279611413039">
            <text:p>0.0750279611</text:p>
          </table:table-cell>
          <table:table-cell table:formula="of:= ([.N48]+[.N50])/2" office:value-type="float" office:value="0.075803911849077">
            <text:p>0.075803911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22740853911476">
            <text:p>0.0522740854</text:p>
          </table:table-cell>
          <table:table-cell table:formula="of:= (-( [.D62]/3.1415926536 ) + [.D48]^2)^0.5" office:value-type="float" office:value="0.0533756424008078">
            <text:p>0.0533756424</text:p>
          </table:table-cell>
          <table:table-cell table:formula="of:= (-( [.E62]/3.1415926536 ) + [.E48]^2)^0.5" office:value-type="float" office:value="0.0544612771591473">
            <text:p>0.0544612772</text:p>
          </table:table-cell>
          <table:table-cell table:formula="of:= (-( [.F62]/3.1415926536 ) + [.F48]^2)^0.5" office:value-type="float" office:value="0.0500761841108126">
            <text:p>0.0500761841</text:p>
          </table:table-cell>
          <table:table-cell table:formula="of:= (-( [.G62]/3.1415926536 ) + [.G48]^2)^0.5" office:value-type="float" office:value="0.0503853068690733">
            <text:p>0.0503853069</text:p>
          </table:table-cell>
          <table:table-cell table:formula="of:= (-( [.H62]/3.1415926536 ) + [.H48]^2)^0.5" office:value-type="float" office:value="0.055581128105314">
            <text:p>0.0555811281</text:p>
          </table:table-cell>
          <table:table-cell table:formula="of:= (-( [.I62]/3.1415926536 ) + [.I48]^2)^0.5" office:value-type="float" office:value="0.0598084324946613">
            <text:p>0.0598084325</text:p>
          </table:table-cell>
          <table:table-cell table:formula="of:= (-( [.J62]/3.1415926536 ) + [.J48]^2)^0.5" office:value-type="float" office:value="0.0631899315253816">
            <text:p>0.0631899315</text:p>
          </table:table-cell>
          <table:table-cell table:formula="of:= (-( [.K62]/3.1415926536 ) + [.K48]^2)^0.5" office:value-type="float" office:value="0.0659363859632321">
            <text:p>0.065936386</text:p>
          </table:table-cell>
          <table:table-cell table:formula="of:= (-( [.L62]/3.1415926536 ) + [.L48]^2)^0.5" office:value-type="float" office:value="0.0681908777718787">
            <text:p>0.0681908778</text:p>
          </table:table-cell>
          <table:table-cell table:formula="of:= (-( [.M62]/3.1415926536 ) + [.M48]^2)^0.5" office:value-type="float" office:value="0.0700559222826079">
            <text:p>0.0700559223</text:p>
          </table:table-cell>
          <table:table-cell table:formula="of:= (-( [.N62]/3.1415926536 ) + [.N48]^2)^0.5" office:value-type="float" office:value="0.071607823698154">
            <text:p>0.0716078237</text:p>
          </table:table-cell>
          <table:table-cell table:number-columns-repeated="8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48058856635431">
            <text:p>0.3480588566</text:p>
          </table:table-cell>
          <table:table-cell table:style-name="ce28" table:formula="of:= [.D11]/( [.$G$3] * [.D46] )" office:value-type="float" office:value="0.343985249152759">
            <text:p>0.3439852492</text:p>
          </table:table-cell>
          <table:table-cell table:style-name="ce28" table:formula="of:= [.E11]/( [.$G$3] * [.E46] )" office:value-type="float" office:value="0.345727181018199">
            <text:p>0.345727181</text:p>
          </table:table-cell>
          <table:table-cell table:style-name="ce28"/>
          <table:table-cell table:style-name="ce28" table:formula="of:= [.G11]/( [.$H$3] * [.G46] )" office:value-type="float" office:value="0.157801398482928">
            <text:p>0.1578013985</text:p>
          </table:table-cell>
          <table:table-cell table:style-name="ce28" table:formula="of:= [.H11]/( [.$H$3] * [.H46] )" office:value-type="float" office:value="0.154175440122873">
            <text:p>0.1541754401</text:p>
          </table:table-cell>
          <table:table-cell table:style-name="ce28" table:formula="of:= [.I11]/( [.$H$3] * [.I46] )" office:value-type="float" office:value="0.148683125874815">
            <text:p>0.1486831259</text:p>
          </table:table-cell>
          <table:table-cell table:style-name="ce28" table:formula="of:= [.J11]/( [.$H$3] * [.J46] )" office:value-type="float" office:value="0.144614833265164">
            <text:p>0.1446148333</text:p>
          </table:table-cell>
          <table:table-cell table:style-name="ce28" table:formula="of:= [.K11]/( [.$G$5] * [.K46] )" office:value-type="float" office:value="0.141497015343822">
            <text:p>0.1414970153</text:p>
          </table:table-cell>
          <table:table-cell table:style-name="ce28" table:formula="of:= [.L11]/( [.$G$5] * [.L46] )" office:value-type="float" office:value="0.139050929907533">
            <text:p>0.1390509299</text:p>
          </table:table-cell>
          <table:table-cell table:style-name="ce28" table:formula="of:= [.M11]/( [.$G$5] * [.M46] )" office:value-type="float" office:value="0.137098949433672">
            <text:p>0.1370989494</text:p>
          </table:table-cell>
          <table:table-cell table:style-name="ce28" table:formula="of:= [.N11]/( [.$G$5] * [.N46] )" office:value-type="float" office:value="0.135521242648742">
            <text:p>0.1355212426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8" table:style-name="ce29" office:value-type="float" office:value="0.6">
            <text:p>0.6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Solidity</text:p>
          </table:table-cell>
          <table:table-cell table:formula="of:=(1.5*[.C31])/(1.55*[.C51]-[.C31])" office:value-type="float" office:value="1.38647168593038">
            <text:p>1.3864716859</text:p>
          </table:table-cell>
          <table:table-cell table:formula="of:=(1.5*[.D31])/(1.55*[.D51]-[.D31])" office:value-type="float" office:value="2.10940087662608">
            <text:p>2.1094008766</text:p>
          </table:table-cell>
          <table:table-cell table:formula="of:=(1.5*[.E31])/(1.55*[.E51]-[.E31])" office:value-type="float" office:value="2.35903982381004">
            <text:p>2.3590398238</text:p>
          </table:table-cell>
          <table:table-cell/>
          <table:table-cell table:formula="of:=(1.5*[.G31])/(1.55*[.G51]-[.G31])" office:value-type="float" office:value="1.11072081955463">
            <text:p>1.1107208196</text:p>
          </table:table-cell>
          <table:table-cell table:formula="of:=(1.5*[.H31])/(1.55*[.H51]-[.H31])" office:value-type="float" office:value="1.41726348067919">
            <text:p>1.4172634807</text:p>
          </table:table-cell>
          <table:table-cell table:formula="of:=(1.5*[.I31])/(1.55*[.I51]-[.I31])" office:value-type="float" office:value="1.49613911238551">
            <text:p>1.4961391124</text:p>
          </table:table-cell>
          <table:table-cell table:formula="of:=(1.5*[.J31])/(1.55*[.J51]-[.J31])" office:value-type="float" office:value="1.60987894030437">
            <text:p>1.6098789403</text:p>
          </table:table-cell>
          <table:table-cell table:formula="of:=(1.5*[.K31])/(1.55*[.K51]-[.K31])" office:value-type="float" office:value="1.75980344323325">
            <text:p>1.7598034432</text:p>
          </table:table-cell>
          <table:table-cell table:formula="of:=(1.5*[.L31])/(1.55*[.L51]-[.L31])" office:value-type="float" office:value="1.95178193482145">
            <text:p>1.9517819348</text:p>
          </table:table-cell>
          <table:table-cell table:formula="of:=(1.5*[.M31])/(1.55*[.M51]-[.M31])" office:value-type="float" office:value="2.19645326017341">
            <text:p>2.1964532602</text:p>
          </table:table-cell>
          <table:table-cell table:formula="of:=(1.5*[.N31])/(1.55*[.N51]-[.N31])" office:value-type="float" office:value="2.51011038335652">
            <text:p>2.5101103834</text:p>
          </table:table-cell>
          <table:table-cell table:number-columns-repeated="8"/>
        </table:table-row>
        <table:table-row table:style-name="ro1">
          <table:table-cell/>
          <table:table-cell table:style-name="ce15"/>
          <table:table-cell table:style-name="ce23" table:number-columns-repeated="12"/>
          <table:table-cell table:number-columns-repeated="8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/>
          <table:table-cell table:number-columns-repeated="7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/>
          <table:table-cell table:number-columns-repeated="7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7.1681424805112">
            <text:p>37.1681424805</text:p>
          </table:table-cell>
          <table:table-cell table:formula="of:=ATAN([.D31]/([.D51]*0.982))*57.29577951" office:value-type="float" office:value="42.690079958767">
            <text:p>42.6900799588</text:p>
          </table:table-cell>
          <table:table-cell table:formula="of:=ATAN([.E31]/([.E51]*0.982))*57.29577951" office:value-type="float" office:value="43.9762043638922">
            <text:p>43.9762043639</text:p>
          </table:table-cell>
          <table:table-cell/>
          <table:table-cell table:formula="of:=ATAN([.G31]/([.G51]*0.982))*57.29577951" office:value-type="float" office:value="33.8825007389989">
            <text:p>33.882500739</text:p>
          </table:table-cell>
          <table:table-cell table:formula="of:=ATAN([.H31]/([.H51]*0.982))*57.29577951" office:value-type="float" office:value="37.4818218402203">
            <text:p>37.4818218402</text:p>
          </table:table-cell>
          <table:table-cell table:formula="of:=ATAN([.I31]/([.I51]*0.982))*57.29577951" office:value-type="float" office:value="38.2447798848216">
            <text:p>38.2447798848</text:p>
          </table:table-cell>
          <table:table-cell table:formula="of:=ATAN([.J31]/([.J51]*0.982))*57.29577951" office:value-type="float" office:value="39.2519180799719">
            <text:p>39.25191808</text:p>
          </table:table-cell>
          <table:table-cell table:formula="of:=ATAN([.K31]/([.K51]*0.982))*57.29577951" office:value-type="float" office:value="40.4344727628563">
            <text:p>40.4344727629</text:p>
          </table:table-cell>
          <table:table-cell table:formula="of:=ATAN([.L31]/([.L51]*0.982))*57.29577951" office:value-type="float" office:value="41.748907006373">
            <text:p>41.7489070064</text:p>
          </table:table-cell>
          <table:table-cell table:formula="of:=ATAN([.M31]/([.M51]*0.982))*57.29577951" office:value-type="float" office:value="43.1646127286244">
            <text:p>43.1646127286</text:p>
          </table:table-cell>
          <table:table-cell table:formula="of:=ATAN([.N31]/([.N51]*0.982))*57.29577951" office:value-type="float" office:value="44.6541385078055">
            <text:p>44.654138507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70.8090954857888">
            <text:p>-70.8090954858</text:p>
          </table:table-cell>
          <table:table-cell table:formula="of:=ATAN(TAN([.D55]/57.29577951)-1/[.D51])*57.29577951" office:value-type="float" office:value="-71.0175386714785">
            <text:p>-71.0175386715</text:p>
          </table:table-cell>
          <table:table-cell table:formula="of:=ATAN(TAN([.E55]/57.29577951)-1/[.E51])*57.29577951" office:value-type="float" office:value="-70.7123949793543">
            <text:p>-70.7123949794</text:p>
          </table:table-cell>
          <table:table-cell/>
          <table:table-cell table:formula="of:=ATAN(TAN([.G55]/57.29577951)-1/[.G51])*57.29577951" office:value-type="float" office:value="-81.032591265897">
            <text:p>-81.0325912659</text:p>
          </table:table-cell>
          <table:table-cell table:formula="of:=ATAN(TAN([.H55]/57.29577951)-1/[.H51])*57.29577951" office:value-type="float" office:value="-81.2354081564466">
            <text:p>-81.2354081564</text:p>
          </table:table-cell>
          <table:table-cell table:formula="of:=ATAN(TAN([.I55]/57.29577951)-1/[.I51])*57.29577951" office:value-type="float" office:value="-81.543039634197">
            <text:p>-81.5430396342</text:p>
          </table:table-cell>
          <table:table-cell table:formula="of:=ATAN(TAN([.J55]/57.29577951)-1/[.J51])*57.29577951" office:value-type="float" office:value="-81.7712279420906">
            <text:p>-81.7712279421</text:p>
          </table:table-cell>
          <table:table-cell table:formula="of:=ATAN(TAN([.K55]/57.29577951)-1/[.K51])*57.29577951" office:value-type="float" office:value="-81.9462831161379">
            <text:p>-81.9462831161</text:p>
          </table:table-cell>
          <table:table-cell table:formula="of:=ATAN(TAN([.L55]/57.29577951)-1/[.L51])*57.29577951" office:value-type="float" office:value="-82.0837289326069">
            <text:p>-82.0837289326</text:p>
          </table:table-cell>
          <table:table-cell table:formula="of:=ATAN(TAN([.M55]/57.29577951)-1/[.M51])*57.29577951" office:value-type="float" office:value="-82.1934768336085">
            <text:p>-82.1934768336</text:p>
          </table:table-cell>
          <table:table-cell table:formula="of:=ATAN(TAN([.N55]/57.29577951)-1/[.N51])*57.29577951" office:value-type="float" office:value="-82.0956447168392">
            <text:p>-82.095644716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64.6936742373412">
            <text:p>-64.6936742373</text:p>
          </table:table-cell>
          <table:table-cell table:formula="of:=ATAN(TAN([.D56]/57.29577951) - 1/[.D51] ) * 57.29577951" office:value-type="float" office:value="-63.2579469631177">
            <text:p>-63.2579469631</text:p>
          </table:table-cell>
          <table:table-cell table:formula="of:=ATAN(TAN([.E56]/57.29577951) - 1/[.E51] ) * 57.29577951" office:value-type="float" office:value="-62.5802326940759">
            <text:p>-62.5802326941</text:p>
          </table:table-cell>
          <table:table-cell/>
          <table:table-cell table:formula="of:=ATAN(TAN([.G56]/57.29577951) - 1/[.G51] ) * 57.29577951" office:value-type="float" office:value="-79.9900885385842">
            <text:p>-79.9900885386</text:p>
          </table:table-cell>
          <table:table-cell table:formula="of:=ATAN(TAN([.H56]/57.29577951) - 1/[.H51] ) * 57.29577951" office:value-type="float" office:value="-80.0822746285739">
            <text:p>-80.0822746286</text:p>
          </table:table-cell>
          <table:table-cell table:formula="of:=ATAN(TAN([.I56]/57.29577951) - 1/[.I51] ) * 57.29577951" office:value-type="float" office:value="-80.4399415474247">
            <text:p>-80.4399415474</text:p>
          </table:table-cell>
          <table:table-cell table:formula="of:=ATAN(TAN([.J56]/57.29577951) - 1/[.J51] ) * 57.29577951" office:value-type="float" office:value="-80.6868046117176">
            <text:p>-80.6868046117</text:p>
          </table:table-cell>
          <table:table-cell table:formula="of:=ATAN(TAN([.K56]/57.29577951) - 1/[.K51] ) * 57.29577951" office:value-type="float" office:value="-80.8596560881487">
            <text:p>-80.8596560881</text:p>
          </table:table-cell>
          <table:table-cell table:formula="of:=ATAN(TAN([.L56]/57.29577951) - 1/[.L51] ) * 57.29577951" office:value-type="float" office:value="-80.9794237987618">
            <text:p>-80.9794237988</text:p>
          </table:table-cell>
          <table:table-cell table:formula="of:=ATAN(TAN([.M56]/57.29577951) - 1/[.M51] ) * 57.29577951" office:value-type="float" office:value="-81.0589933489076">
            <text:p>-81.0589933489</text:p>
          </table:table-cell>
          <table:table-cell table:formula="of:=ATAN(TAN([.N56]/57.29577951) - 1/[.N51] ) * 57.29577951" office:value-type="float" office:value="-81.1069216713407">
            <text:p>-81.1069216713</text:p>
          </table:table-cell>
          <table:table-cell table:number-columns-repeated="8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96865963216914">
            <text:p>0.7968659632</text:p>
          </table:table-cell>
          <table:table-cell table:style-name="ce28" table:formula="of:= COS([.D56]/57.29577951)/COS([.D55]/57.29577951)" office:value-type="float" office:value="0.735031998896538">
            <text:p>0.7350319989</text:p>
          </table:table-cell>
          <table:table-cell table:style-name="ce28" table:formula="of:= COS([.E56]/57.29577951)/COS([.E55]/57.29577951)" office:value-type="float" office:value="0.720066883648792">
            <text:p>0.7200668836</text:p>
          </table:table-cell>
          <table:table-cell table:style-name="ce28"/>
          <table:table-cell table:style-name="ce28" table:formula="of:= COS([.G56]/57.29577951)/COS([.G55]/57.29577951)" office:value-type="float" office:value="0.830182592718359">
            <text:p>0.8301825927</text:p>
          </table:table-cell>
          <table:table-cell table:style-name="ce28" table:formula="of:= COS([.H56]/57.29577951)/COS([.H55]/57.29577951)" office:value-type="float" office:value="0.793546441308932">
            <text:p>0.7935464413</text:p>
          </table:table-cell>
          <table:table-cell table:style-name="ce28" table:formula="of:= COS([.I56]/57.29577951)/COS([.I55]/57.29577951)" office:value-type="float" office:value="0.785373332132714">
            <text:p>0.7853733321</text:p>
          </table:table-cell>
          <table:table-cell table:style-name="ce28" table:formula="of:= COS([.J56]/57.29577951)/COS([.J55]/57.29577951)" office:value-type="float" office:value="0.774371462668347">
            <text:p>0.7743714627</text:p>
          </table:table-cell>
          <table:table-cell table:style-name="ce28" table:formula="of:= COS([.K56]/57.29577951)/COS([.K55]/57.29577951)" office:value-type="float" office:value="0.761148219794939">
            <text:p>0.7611482198</text:p>
          </table:table-cell>
          <table:table-cell table:style-name="ce28" table:formula="of:= COS([.L56]/57.29577951)/COS([.L55]/57.29577951)" office:value-type="float" office:value="0.746070077483242">
            <text:p>0.7460700775</text:p>
          </table:table-cell>
          <table:table-cell table:style-name="ce28" table:formula="of:= COS([.M56]/57.29577951)/COS([.M55]/57.29577951)" office:value-type="float" office:value="0.729391281325411">
            <text:p>0.7293912813</text:p>
          </table:table-cell>
          <table:table-cell table:style-name="ce28" table:formula="of:= COS([.N56]/57.29577951)/COS([.N55]/57.29577951)" office:value-type="float" office:value="0.722336176750039">
            <text:p>0.7223361768</text:p>
          </table:table-cell>
          <table:table-cell table:number-columns-repeated="8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5491619188131">
            <text:p>1.2549161919</text:p>
          </table:table-cell>
          <table:table-cell table:style-name="ce28" table:formula="of:= COS([.E55]/57.29577951)/COS([.D56]/57.29577951)" office:value-type="float" office:value="1.35965621703458">
            <text:p>1.359656217</text:p>
          </table:table-cell>
          <table:table-cell table:style-name="ce28" table:formula="of:= COS([.G55]/57.29577951)/COS([.E56]/57.29577951)" office:value-type="float" office:value="1.38960639215694">
            <text:p>1.3896063922</text:p>
          </table:table-cell>
          <table:table-cell table:style-name="ce28"/>
          <table:table-cell table:style-name="ce28" table:formula="of:= COS([.H55]/57.29577951)/COS([.G56]/57.29577951)" office:value-type="float" office:value="1.2045542857332">
            <text:p>1.2045542857</text:p>
          </table:table-cell>
          <table:table-cell table:style-name="ce28" table:formula="of:= COS([.I55]/57.29577951)/COS([.H56]/57.29577951)" office:value-type="float" office:value="1.26016569156372">
            <text:p>1.2601656916</text:p>
          </table:table-cell>
          <table:table-cell table:style-name="ce28" table:formula="of:= COS([.J55]/57.29577951)/COS([.I56]/57.29577951)" office:value-type="float" office:value="1.27327980093806">
            <text:p>1.2732798009</text:p>
          </table:table-cell>
          <table:table-cell table:style-name="ce28" table:formula="of:= COS([.K55]/57.29577951)/COS([.J56]/57.29577951)" office:value-type="float" office:value="1.29136990218386">
            <text:p>1.2913699022</text:p>
          </table:table-cell>
          <table:table-cell table:style-name="ce28" table:formula="of:= COS([.L55]/57.29577951)/COS([.K56]/57.29577951)" office:value-type="float" office:value="1.31380455736914">
            <text:p>1.3138045574</text:p>
          </table:table-cell>
          <table:table-cell table:style-name="ce28" table:formula="of:= COS([.M55]/57.29577951)/COS([.L56]/57.29577951)" office:value-type="float" office:value="1.34035666377796">
            <text:p>1.3403566638</text:p>
          </table:table-cell>
          <table:table-cell table:style-name="ce28" table:formula="of:= COS([.N55]/57.29577951)/COS([.M56]/57.29577951)" office:value-type="float" office:value="1.35017757714493">
            <text:p>1.3501775771</text:p>
          </table:table-cell>
          <table:table-cell table:style-name="ce28" table:formula="of:= COS([.O55]/57.29577951)/COS([.N56]/57.29577951)" office:value-type="float" office:value="1.40575350449159">
            <text:p>1.4057535045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759291886016">
            <text:p>0.0175929189</text:p>
          </table:table-cell>
          <table:table-cell table:formula="of:=[.C63]" office:value-type="float" office:value="0.0161733648459954">
            <text:p>0.0161733648</text:p>
          </table:table-cell>
          <table:table-cell table:formula="of:=[.D63]" office:value-type="float" office:value="0.0146367543273057">
            <text:p>0.0146367543</text:p>
          </table:table-cell>
          <table:table-cell table:formula="of:=[.E63]" office:value-type="float" office:value="0.0132461351906588">
            <text:p>0.0132461352</text:p>
          </table:table-cell>
          <table:table-cell table:formula="of:=[.E63]" office:value-type="float" office:value="0.0132461351906588">
            <text:p>0.0132461352</text:p>
          </table:table-cell>
          <table:table-cell table:formula="of:=[.G63]" office:value-type="float" office:value="0.0114586864058858">
            <text:p>0.0114586864</text:p>
          </table:table-cell>
          <table:table-cell table:formula="of:=[.H63]" office:value-type="float" office:value="0.00977042367014178">
            <text:p>0.0097704237</text:p>
          </table:table-cell>
          <table:table-cell table:formula="of:=[.I63]" office:value-type="float" office:value="0.00833090070822017">
            <text:p>0.0083309007</text:p>
          </table:table-cell>
          <table:table-cell table:formula="of:=[.J63]" office:value-type="float" office:value="0.00710346950688744">
            <text:p>0.0071034695</text:p>
          </table:table-cell>
          <table:table-cell table:formula="of:=[.K63]" office:value-type="float" office:value="0.00605688157890191">
            <text:p>0.0060568816</text:p>
          </table:table-cell>
          <table:table-cell table:formula="of:=[.L63]" office:value-type="float" office:value="0.00516449242518339">
            <text:p>0.0051644924</text:p>
          </table:table-cell>
          <table:table-cell table:formula="of:=[.M63]" office:value-type="float" office:value="0.00440358320735273">
            <text:p>0.0044035832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68622472298499">
            <text:p>0.0168622472</text:p>
          </table:table-cell>
          <table:table-cell table:formula="of:=[.D61]*([.D21]/[.D22])" office:value-type="float" office:value="0.015378224211015">
            <text:p>0.0153782242</text:p>
          </table:table-cell>
          <table:table-cell table:formula="of:=[.E61]*([.E21]/[.E22])" office:value-type="float" office:value="0.0139171589777488">
            <text:p>0.013917159</text:p>
          </table:table-cell>
          <table:table-cell table:formula="of:=([.F61]+[.F63])/2" office:value-type="float" office:value="0.0132461351906588">
            <text:p>0.0132461352</text:p>
          </table:table-cell>
          <table:table-cell table:formula="of:=[.G61]*([.G21]/[.G22])" office:value-type="float" office:value="0.0121306972209225">
            <text:p>0.0121306972</text:p>
          </table:table-cell>
          <table:table-cell table:formula="of:=[.H61]*([.H21]/[.H22])" office:value-type="float" office:value="0.0104009908025283">
            <text:p>0.0104009908</text:p>
          </table:table-cell>
          <table:table-cell table:formula="of:=[.I61]*([.I21]/[.I22])" office:value-type="float" office:value="0.00886856338766292">
            <text:p>0.0088685634</text:p>
          </table:table-cell>
          <table:table-cell table:formula="of:=[.J61]*([.J21]/[.J22])" office:value-type="float" office:value="0.00756191578804938">
            <text:p>0.0075619158</text:p>
          </table:table-cell>
          <table:table-cell table:formula="of:=[.K61]*([.K21]/[.K22])" office:value-type="float" office:value="0.00644778279028792">
            <text:p>0.0064477828</text:p>
          </table:table-cell>
          <table:table-cell table:formula="of:=[.L61]*([.L21]/[.L22])" office:value-type="float" office:value="0.00549780030299136">
            <text:p>0.0054978003</text:p>
          </table:table-cell>
          <table:table-cell table:formula="of:=[.M61]*([.M21]/[.M22])" office:value-type="float" office:value="0.00468778325118211">
            <text:p>0.0046877833</text:p>
          </table:table-cell>
          <table:table-cell table:formula="of:=[.N61]*([.N21]/[.N22])" office:value-type="float" office:value="0.00399710986194">
            <text:p>0.0039971099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61733648459954">
            <text:p>0.0161733648</text:p>
          </table:table-cell>
          <table:table-cell table:formula="of:= ( [.D21]/[.D23] )*[.D61]" office:value-type="float" office:value="0.0146367543273057">
            <text:p>0.0146367543</text:p>
          </table:table-cell>
          <table:table-cell table:formula="of:= ( [.E21]/[.E23] )*[.E61]" office:value-type="float" office:value="0.0132461351906588">
            <text:p>0.0132461352</text:p>
          </table:table-cell>
          <table:table-cell table:formula="of:=[.G61]" office:value-type="float" office:value="0.0132461351906588">
            <text:p>0.0132461352</text:p>
          </table:table-cell>
          <table:table-cell table:formula="of:= ( [.G21]/[.G23] )*[.G61]" office:value-type="float" office:value="0.0114586864058858">
            <text:p>0.0114586864</text:p>
          </table:table-cell>
          <table:table-cell table:formula="of:= ( [.H21]/[.H23] )*[.H61]" office:value-type="float" office:value="0.00977042367014178">
            <text:p>0.0097704237</text:p>
          </table:table-cell>
          <table:table-cell table:formula="of:= ( [.I21]/[.I23] )*[.I61]" office:value-type="float" office:value="0.00833090070822017">
            <text:p>0.0083309007</text:p>
          </table:table-cell>
          <table:table-cell table:formula="of:= ( [.J21]/[.J23] )*[.J61]" office:value-type="float" office:value="0.00710346950688744">
            <text:p>0.0071034695</text:p>
          </table:table-cell>
          <table:table-cell table:formula="of:= ( [.K21]/[.K23] )*[.K61]" office:value-type="float" office:value="0.00605688157890191">
            <text:p>0.0060568816</text:p>
          </table:table-cell>
          <table:table-cell table:formula="of:= ( [.L21]/[.L23] )*[.L61]" office:value-type="float" office:value="0.00516449242518339">
            <text:p>0.0051644924</text:p>
          </table:table-cell>
          <table:table-cell table:formula="of:= ( [.M21]/[.M23] )*[.M61]" office:value-type="float" office:value="0.00440358320735273">
            <text:p>0.0044035832</text:p>
          </table:table-cell>
          <table:table-cell table:formula="of:= ( [.N21]/[.N23] )*[.N61]" office:value-type="float" office:value="0.00375478236148064">
            <text:p>0.0037547824</text:p>
          </table:table-cell>
          <table:table-cell table:number-columns-repeated="8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C53]" office:value-type="float" office:value="0.320872054426772">
            <text:p>0.320872054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D53]" office:value-type="float" office:value="0.348240698939242">
            <text:p>0.3482406989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E53]" office:value-type="float" office:value="0.347829819158504">
            <text:p>0.3478298192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G53]" office:value-type="float" office:value="0.150364511341521">
            <text:p>0.1503645113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H53]" office:value-type="float" office:value="0.156523085946459">
            <text:p>0.156523085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I53]" office:value-type="float" office:value="0.153230008846608">
            <text:p>0.1532300088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J53]" office:value-type="float" office:value="0.1519059750269">
            <text:p>0.151905975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K53]" office:value-type="float" office:value="0.151963936850298">
            <text:p>0.151963936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L53]" office:value-type="float" office:value="0.153074994877206">
            <text:p>0.153074994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M53]" office:value-type="float" office:value="0.155041432123598">
            <text:p>0.1550414321</text:p>
          </table:table-cell>
          <table:table-cell table:style-name="ce28" table:formula="of:=( ( COS([.N58]/57.29577951 ) - COS([.N57]/57.29577951 ) )/COS([.N58]/57.29577951 ) ) + ( TAN([.N58]/57.29577951 ) - TAN([.N57]/57.29577951 ) )*COS([.N57]/57.29577951 )*0.5/[.N53]" office:value-type="float" office:value="0.132662403231801">
            <text:p>0.1326624032</text:p>
          </table:table-cell>
          <table:table-cell table:number-columns-repeated="8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C53]" office:value-type="float" office:value="0.421009433060844">
            <text:p>0.4210094331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D53]" office:value-type="float" office:value="0.419152626165274">
            <text:p>0.4191526262</text:p>
          </table:table-cell>
          <table:table-cell table:style-name="ce28" table:formula="of:=( ( COS([.F55]/57.29577951 ) - COS([.E56]/57.29577951 ) )/COS([.F55]/57.29577951 ) ) + ( TAN([.E56]/57.29577951 ) - TAN([.F55]/57.29577951 ) )*COS([.E56]/57.29577951 )*0.5/[.E53]" office:value-type="float" office:value="0.427541714642199">
            <text:p>0.4275417146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G53]" office:value-type="float" office:value="0.420776771264465">
            <text:p>0.4207767713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H53]" office:value-type="float" office:value="0.421131245826465">
            <text:p>0.4211312458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I53]" office:value-type="float" office:value="0.421499943498681">
            <text:p>0.4214999435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J53]" office:value-type="float" office:value="0.422143702724442">
            <text:p>0.4221437027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K53]" office:value-type="float" office:value="0.423127466172945">
            <text:p>0.423127466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L53]" office:value-type="float" office:value="0.42450928437758">
            <text:p>0.4245092844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M53]" office:value-type="float" office:value="0.385807218490596">
            <text:p>0.3858072185</text:p>
          </table:table-cell>
          <table:table-cell table:style-name="ce28" table:formula="of:=( ( COS([.O55]/57.29577951 ) - COS([.N56]/57.29577951 ) )/COS([.O55]/57.29577951 ) ) + ( TAN([.N56]/57.29577951 ) - TAN([.O55]/57.29577951 ) )*COS([.N56]/57.29577951 )*0.5/[.N53]" office:value-type="float" office:value="0.428636661616223">
            <text:p>0.42863666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3" office:value-type="float" office:value="0.015">
            <text:p>0.015</text:p>
          </table:table-cell>
          <table:table-cell/>
          <table:table-cell table:number-columns-repeated="8" office:value-type="float" office:value="0.015">
            <text:p>0.0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rected c</text:p>
          </table:table-cell>
          <table:table-cell table:formula="of:=2*[.$C$112]*[.C47]*[.C53]/[.C102]" office:value-type="float" office:value="0.0150197560790659">
            <text:p>0.0150197561</text:p>
          </table:table-cell>
          <table:table-cell table:formula="of:=2*[.$C$112]*[.D47]*[.D53]/[.D102]" office:value-type="float" office:value="0.0151720749570677">
            <text:p>0.015172075</text:p>
          </table:table-cell>
          <table:table-cell table:formula="of:=2*[.$C$112]*[.E47]*[.E53]/[.E102]" office:value-type="float" office:value="0.0150863439308132">
            <text:p>0.0150863439</text:p>
          </table:table-cell>
          <table:table-cell/>
          <table:table-cell table:formula="of:=2*[.$C$112]*[.G47]*[.G53]/[.G102]" office:value-type="float" office:value="0.0153602655181547">
            <text:p>0.0153602655</text:p>
          </table:table-cell>
          <table:table-cell table:formula="of:=2*[.$C$112]*[.H47]*[.H53]/[.H102]" office:value-type="float" office:value="0.0150709033694589">
            <text:p>0.0150709034</text:p>
          </table:table-cell>
          <table:table-cell table:formula="of:=2*[.$C$112]*[.I47]*[.I53]/[.I102]" office:value-type="float" office:value="0.0154056585504649">
            <text:p>0.0154056586</text:p>
          </table:table-cell>
          <table:table-cell table:formula="of:=2*[.$C$112]*[.J47]*[.J53]/[.J102]" office:value-type="float" office:value="0.015104283977444">
            <text:p>0.015104284</text:p>
          </table:table-cell>
          <table:table-cell table:formula="of:=2*[.$C$112]*[.K47]*[.K53]/[.K102]" office:value-type="float" office:value="0.0151352082358056">
            <text:p>0.0151352082</text:p>
          </table:table-cell>
          <table:table-cell table:formula="of:=2*[.$C$112]*[.L47]*[.L53]/[.L102]" office:value-type="float" office:value="0.0151869298026917">
            <text:p>0.0151869298</text:p>
          </table:table-cell>
          <table:table-cell table:formula="of:=2*[.$C$112]*[.M47]*[.M53]/[.M102]" office:value-type="float" office:value="0.0151072829344957">
            <text:p>0.0151072829</text:p>
          </table:table-cell>
          <table:table-cell table:formula="of:=2*[.$C$112]*[.N47]*[.N53]/[.N102]" office:value-type="float" office:value="0.0150678730179046">
            <text:p>0.0150678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714285714285714">
            <text:p>0.7142857143</text:p>
          </table:table-cell>
          <table:table-cell table:formula="of:=[.D47]/[.D46]" office:value-type="float" office:value="0.743451960537551">
            <text:p>0.7434519605</text:p>
          </table:table-cell>
          <table:table-cell table:formula="of:=[.E47]/[.E46]" office:value-type="float" office:value="0.765468861898825">
            <text:p>0.7654688619</text:p>
          </table:table-cell>
          <table:table-cell/>
          <table:table-cell table:formula="of:=[.G47]/[.G46]" office:value-type="float" office:value="0.748274239517889">
            <text:p>0.7482742395</text:p>
          </table:table-cell>
          <table:table-cell table:formula="of:=[.H47]/[.H46]" office:value-type="float" office:value="0.792134693131049">
            <text:p>0.7921346931</text:p>
          </table:table-cell>
          <table:table-cell table:formula="of:=[.I47]/[.I46]" office:value-type="float" office:value="0.835163439015379">
            <text:p>0.835163439</text:p>
          </table:table-cell>
          <table:table-cell table:formula="of:=[.J47]/[.J46]" office:value-type="float" office:value="0.867035892224997">
            <text:p>0.8670358922</text:p>
          </table:table-cell>
          <table:table-cell table:formula="of:=[.K47]/[.K46]" office:value-type="float" office:value="0.891461988218767">
            <text:p>0.8914619882</text:p>
          </table:table-cell>
          <table:table-cell table:formula="of:=[.L47]/[.L46]" office:value-type="float" office:value="0.910625492689887">
            <text:p>0.9106254927</text:p>
          </table:table-cell>
          <table:table-cell table:formula="of:=[.M47]/[.M46]" office:value-type="float" office:value="0.925918002911898">
            <text:p>0.9259180029</text:p>
          </table:table-cell>
          <table:table-cell table:formula="of:=[.N47]/[.N46]" office:value-type="float" office:value="0.938278319758798">
            <text:p>0.9382783198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vu1 rh</text:p>
          </table:table-cell>
          <table:table-cell table:formula="of:=[.C32]-[.C33]/[.C68]" office:value-type="float" office:value="-10.5290575265044">
            <text:p>-10.5290575265</text:p>
          </table:table-cell>
          <table:table-cell table:formula="of:=[.D32]-[.D33]/[.D68]" office:value-type="float" office:value="-11.0516111450053">
            <text:p>-11.051611145</text:p>
          </table:table-cell>
          <table:table-cell table:formula="of:=[.E32]-[.E33]/[.E68]" office:value-type="float" office:value="-7.47222005333447">
            <text:p>-7.4722200533</text:p>
          </table:table-cell>
          <table:table-cell/>
          <table:table-cell table:formula="of:=[.G32]-[.G33]/[.G68]" office:value-type="float" office:value="-7.84326973991546">
            <text:p>-7.8432697399</text:p>
          </table:table-cell>
          <table:table-cell table:formula="of:=[.H32]-[.H33]/[.H68]" office:value-type="float" office:value="-6.98624354590618">
            <text:p>-6.9862435459</text:p>
          </table:table-cell>
          <table:table-cell table:formula="of:=[.I32]-[.I33]/[.I68]" office:value-type="float" office:value="-5.40104601910149">
            <text:p>-5.4010460191</text:p>
          </table:table-cell>
          <table:table-cell table:formula="of:=[.J32]-[.J33]/[.J68]" office:value-type="float" office:value="-4.35043703447547">
            <text:p>-4.3504370345</text:p>
          </table:table-cell>
          <table:table-cell table:formula="of:=[.K32]-[.K33]/[.K68]" office:value-type="float" office:value="-3.60194921331759">
            <text:p>-3.6019492133</text:p>
          </table:table-cell>
          <table:table-cell table:formula="of:=[.L32]-[.L33]/[.L68]" office:value-type="float" office:value="-3.0412183554746">
            <text:p>-3.0412183555</text:p>
          </table:table-cell>
          <table:table-cell table:formula="of:=[.M32]-[.M33]/[.M68]" office:value-type="float" office:value="-2.60532978214535">
            <text:p>-2.6053297821</text:p>
          </table:table-cell>
          <table:table-cell table:formula="of:=[.N32]-[.N33]/[.N68]" office:value-type="float" office:value="10.5502741796395">
            <text:p>10.5502741796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vu2 rh</text:p>
          </table:table-cell>
          <table:table-cell table:formula="of:=[.C32]+[.C33]/[.C68]" office:value-type="float" office:value="63.1743451590267">
            <text:p>63.174345159</text:p>
          </table:table-cell>
          <table:table-cell table:formula="of:=[.D32]+[.D33]/[.D68]" office:value-type="float" office:value="75.1046593777553">
            <text:p>75.1046593778</text:p>
          </table:table-cell>
          <table:table-cell table:formula="of:=[.E32]+[.E33]/[.E68]" office:value-type="float" office:value="76.938895223798">
            <text:p>76.9388952238</text:p>
          </table:table-cell>
          <table:table-cell/>
          <table:table-cell table:formula="of:=[.G32]+[.G33]/[.G68]" office:value-type="float" office:value="54.4727183011485">
            <text:p>54.4727183011</text:p>
          </table:table-cell>
          <table:table-cell table:formula="of:=[.H32]+[.H33]/[.H68]" office:value-type="float" office:value="60.2327036765919">
            <text:p>60.2327036766</text:p>
          </table:table-cell>
          <table:table-cell table:formula="of:=[.I32]+[.I33]/[.I68]" office:value-type="float" office:value="60.1310906238779">
            <text:p>60.1310906239</text:p>
          </table:table-cell>
          <table:table-cell table:formula="of:=[.J32]+[.J33]/[.J68]" office:value-type="float" office:value="61.0873281981857">
            <text:p>61.0873281982</text:p>
          </table:table-cell>
          <table:table-cell table:formula="of:=[.K32]+[.K33]/[.K68]" office:value-type="float" office:value="62.7701752471449">
            <text:p>62.7701752471</text:p>
          </table:table-cell>
          <table:table-cell table:formula="of:=[.L32]+[.L33]/[.L68]" office:value-type="float" office:value="65.0143927355528">
            <text:p>65.0143927356</text:p>
          </table:table-cell>
          <table:table-cell table:formula="of:=[.M32]+[.M33]/[.M68]" office:value-type="float" office:value="67.7310511079906">
            <text:p>67.731051108</text:p>
          </table:table-cell>
          <table:table-cell table:formula="of:=[.N32]+[.N33]/[.N68]" office:value-type="float" office:value="71.5451378557833">
            <text:p>71.54513785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487282399289604">
            <text:p>0.4872823993</text:p>
          </table:table-cell>
          <table:table-cell table:formula="of:= [.D11]/( [.$G$3] * [.D47] )" office:value-type="float" office:value="0.462686585565046">
            <text:p>0.4626865856</text:p>
          </table:table-cell>
          <table:table-cell table:formula="of:= [.E11]/( [.$G$3] * [.E47] )" office:value-type="float" office:value="0.451654140653856">
            <text:p>0.4516541407</text:p>
          </table:table-cell>
          <table:table-cell/>
          <table:table-cell table:formula="of:= [.G11]/( [.$H$3] * [.G47] )" office:value-type="float" office:value="0.210887118851771">
            <text:p>0.2108871189</text:p>
          </table:table-cell>
          <table:table-cell table:formula="of:= [.H11]/( [.$H$3] * [.H47] )" office:value-type="float" office:value="0.194632859108175">
            <text:p>0.1946328591</text:p>
          </table:table-cell>
          <table:table-cell table:formula="of:= [.I11]/( [.$H$3] * [.I47] )" office:value-type="float" office:value="0.178028777277542">
            <text:p>0.1780287773</text:p>
          </table:table-cell>
          <table:table-cell table:formula="of:= [.J11]/( [.$H$3] * [.J47] )" office:value-type="float" office:value="0.166792210751567">
            <text:p>0.1667922108</text:p>
          </table:table-cell>
          <table:table-cell table:formula="of:= [.K11]/( [.$H$3] * [.K47] )" office:value-type="float" office:value="0.158724676109352">
            <text:p>0.1587246761</text:p>
          </table:table-cell>
          <table:table-cell table:formula="of:= [.L11]/( [.$H$3] * [.L47] )" office:value-type="float" office:value="0.152698261825277">
            <text:p>0.1526982618</text:p>
          </table:table-cell>
          <table:table-cell table:formula="of:= [.M11]/( [.$H$3] * [.M47] )" office:value-type="float" office:value="0.148068132385927">
            <text:p>0.1480681324</text:p>
          </table:table-cell>
          <table:table-cell table:formula="of:= [.N11]/( [.$H$3] * [.N47] )" office:value-type="float" office:value="0.144436080206542">
            <text:p>0.1444360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507906957453976">
            <text:p>0.5079069575</text:p>
          </table:table-cell>
          <table:table-cell table:formula="of:=[.$E$5]*([.D26]-[.D24])/([.$G$3]*[.D47])^2" office:value-type="float" office:value="0.563754080293491">
            <text:p>0.5637540803</text:p>
          </table:table-cell>
          <table:table-cell table:formula="of:=[.$E$5]*([.E26]-[.E24])/([.$G$3]*[.E47])^2" office:value-type="float" office:value="0.559069985814501">
            <text:p>0.5590699858</text:p>
          </table:table-cell>
          <table:table-cell/>
          <table:table-cell table:formula="of:=[.$E$5]*([.G26]-[.G24])/([.$H$3]*[.G47])^2" office:value-type="float" office:value="0.185851229004833">
            <text:p>0.185851229</text:p>
          </table:table-cell>
          <table:table-cell table:formula="of:=[.$E$5]*([.H26]-[.H24])/([.$H$3]*[.H47])^2" office:value-type="float" office:value="0.185022168736011">
            <text:p>0.1850221687</text:p>
          </table:table-cell>
          <table:table-cell table:formula="of:=[.$E$5]*([.I26]-[.I24])/([.$H$3]*[.I47])^2" office:value-type="float" office:value="0.164991068758772">
            <text:p>0.1649910688</text:p>
          </table:table-cell>
          <table:table-cell table:formula="of:=[.$E$5]*([.J26]-[.J24])/([.$H$3]*[.J47])^2" office:value-type="float" office:value="0.154354794167799">
            <text:p>0.1543547942</text:p>
          </table:table-cell>
          <table:table-cell table:formula="of:=[.$E$5]*([.K26]-[.K24])/([.$H$3]*[.K47])^2" office:value-type="float" office:value="0.148986208127568">
            <text:p>0.1489862081</text:p>
          </table:table-cell>
          <table:table-cell table:formula="of:=[.$E$5]*([.L26]-[.L24])/([.$H$3]*[.L47])^2" office:value-type="float" office:value="0.146965003737527">
            <text:p>0.1469650037</text:p>
          </table:table-cell>
          <table:table-cell table:formula="of:=[.$E$5]*([.M26]-[.M24])/([.$H$3]*[.M47])^2" office:value-type="float" office:value="0.147284659602959">
            <text:p>0.1472846596</text:p>
          </table:table-cell>
          <table:table-cell table:formula="of:=[.$E$5]*([.N26]-[.N24])/([.$H$3]*[.N47])^2" office:value-type="float" office:value="0.149352399165497">
            <text:p>0.14935239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8])" office:value-type="float" office:value="0.1">
            <text:p>0.1</text:p>
          </table:table-cell>
          <table:table-cell table:formula="of:=1+(1-[.D52])*(1-2/[.D68])" office:value-type="float" office:value="0.154923178523932">
            <text:p>0.1549231785</text:p>
          </table:table-cell>
          <table:table-cell table:formula="of:=1+(1-[.E52])*(1-2/[.E68])" office:value-type="float" office:value="0.193611131980736">
            <text:p>0.193611132</text:p>
          </table:table-cell>
          <table:table-cell/>
          <table:table-cell table:formula="of:=1+(1-[.G52])*(1-2/[.G68])" office:value-type="float" office:value="0.33087325775716">
            <text:p>0.3308732578</text:p>
          </table:table-cell>
          <table:table-cell table:formula="of:=1+(1-[.H52])*(1-2/[.H68])" office:value-type="float" office:value="0.390070745622993">
            <text:p>0.3900707456</text:p>
          </table:table-cell>
          <table:table-cell table:formula="of:=1+(1-[.I52])*(1-2/[.I68])" office:value-type="float" office:value="0.442103661837538">
            <text:p>0.4421036618</text:p>
          </table:table-cell>
          <table:table-cell table:formula="of:=1+(1-[.J52])*(1-2/[.J68])" office:value-type="float" office:value="0.477316167446042">
            <text:p>0.4773161674</text:p>
          </table:table-cell>
          <table:table-cell table:formula="of:=1+(1-[.K52])*(1-2/[.K68])" office:value-type="float" office:value="0.502597743288547">
            <text:p>0.5025977433</text:p>
          </table:table-cell>
          <table:table-cell table:formula="of:=1+(1-[.L52])*(1-2/[.L68])" office:value-type="float" office:value="0.521482973602147">
            <text:p>0.5214829736</text:p>
          </table:table-cell>
          <table:table-cell table:formula="of:=1+(1-[.M52])*(1-2/[.M68])" office:value-type="float" office:value="0.535992606813888">
            <text:p>0.5359926068</text:p>
          </table:table-cell>
          <table:table-cell table:formula="of:=1+(1-[.N52])*(1-2/[.N68])" office:value-type="float" office:value="0.547374522939361">
            <text:p>0.5473745229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r</text:p>
          </table:table-cell>
          <table:table-cell table:formula="of:=0.5*([.C45]+[.C48]-[.C47]-[.C50])*([.C$67]/([.C45]-[.C47]))*COS([.C79]/57.29577951)" office:value-type="float" office:value="0.00602984126800316">
            <text:p>0.0060298413</text:p>
          </table:table-cell>
          <table:table-cell table:formula="of:=0.5*([.D45]+[.D48]-[.D47]-[.D50])*([.D$67]/([.D45]-[.D47]))*COS([.D79]/57.29577951)" office:value-type="float" office:value="0.00586266986565908">
            <text:p>0.0058626699</text:p>
          </table:table-cell>
          <table:table-cell table:formula="of:=0.5*([.E45]+[.E48]-[.E47]-[.E50])*([.E$67]/([.E45]-[.E47]))*COS([.E79]/57.29577951)" office:value-type="float" office:value="0.00583099489016028">
            <text:p>0.0058309949</text:p>
          </table:table-cell>
          <table:table-cell/>
          <table:table-cell table:formula="of:=0.5*([.G45]+[.G48]-[.G47]-[.G50])*([.G$67]/([.G45]-[.G47]))*COS([.G79]/57.29577951)" office:value-type="float" office:value="0.00295789353361822">
            <text:p>0.0029578935</text:p>
          </table:table-cell>
          <table:table-cell table:formula="of:=0.5*([.H45]+[.H48]-[.H47]-[.H50])*([.H$67]/([.H45]-[.H47]))*COS([.H79]/57.29577951)" office:value-type="float" office:value="0.00266602669442031">
            <text:p>0.0026660267</text:p>
          </table:table-cell>
          <table:table-cell table:formula="of:=0.5*([.I45]+[.I48]-[.I47]-[.I50])*([.I$67]/([.I45]-[.I47]))*COS([.I79]/57.29577951)" office:value-type="float" office:value="0.00252026259563644">
            <text:p>0.0025202626</text:p>
          </table:table-cell>
          <table:table-cell table:formula="of:=0.5*([.J45]+[.J48]-[.J47]-[.J50])*([.J$67]/([.J45]-[.J47]))*COS([.J79]/57.29577951)" office:value-type="float" office:value="0.0023310626692811">
            <text:p>0.0023310627</text:p>
          </table:table-cell>
          <table:table-cell table:formula="of:=0.5*([.K45]+[.K48]-[.K47]-[.K50])*([.K$67]/([.K45]-[.K47]))*COS([.K79]/57.29577951)" office:value-type="float" office:value="0.00223336652413029">
            <text:p>0.0022333665</text:p>
          </table:table-cell>
          <table:table-cell table:formula="of:=0.5*([.L45]+[.L48]-[.L47]-[.L50])*([.L$67]/([.L45]-[.L47]))*COS([.L79]/57.29577951)" office:value-type="float" office:value="0.00216325375620295">
            <text:p>0.0021632538</text:p>
          </table:table-cell>
          <table:table-cell table:formula="of:=0.5*([.M45]+[.M48]-[.M47]-[.M50])*([.M$67]/([.M45]-[.M47]))*COS([.M79]/57.29577951)" office:value-type="float" office:value="0.00209197793275495">
            <text:p>0.0020919779</text:p>
          </table:table-cell>
          <table:table-cell table:formula="of:=0.5*([.N45]+[.N48]-[.N47]-[.N50])*([.N$67]/([.N45]-[.N47]))*COS([.N79]/57.29577951)" office:value-type="float" office:value="0.00209371574650363">
            <text:p>0.00209371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2"/>
          <table:table-cell table:number-columns-repeated="8"/>
        </table:table-row>
        <table:table-row table:style-name="ro4">
          <table:table-cell/>
          <table:table-cell office:value-type="string">
            <text:p>alpha1 rh</text:p>
          </table:table-cell>
          <table:table-cell table:style-name="ce34" table:formula="of:=ATAN([.C69]/[.C11])*57.29577951" office:value-type="float" office:value="-8.62225231467891">
            <text:p>-8.6222523147</text:p>
          </table:table-cell>
          <table:table-cell table:style-name="ce34" table:formula="of:=ATAN([.D69]/[.D11])*57.29577951" office:value-type="float" office:value="-9.04326330083754">
            <text:p>-9.0432633008</text:p>
          </table:table-cell>
          <table:table-cell table:style-name="ce34" table:formula="of:=ATAN([.E69]/[.E11])*57.29577951" office:value-type="float" office:value="-6.14198390602031">
            <text:p>-6.141983906</text:p>
          </table:table-cell>
          <table:table-cell table:style-name="ce34"/>
          <table:table-cell table:style-name="ce34" table:formula="of:=ATAN([.G69]/[.G11])*57.29577951" office:value-type="float" office:value="-6.44447183223485">
            <text:p>-6.4444718322</text:p>
          </table:table-cell>
          <table:table-cell table:style-name="ce34" table:formula="of:=ATAN([.H69]/[.H11])*57.29577951" office:value-type="float" office:value="-5.74528718667879">
            <text:p>-5.7452871867</text:p>
          </table:table-cell>
          <table:table-cell table:style-name="ce34" table:formula="of:=ATAN([.I69]/[.I11])*57.29577951" office:value-type="float" office:value="-4.4476577722008">
            <text:p>-4.4476577722</text:p>
          </table:table-cell>
          <table:table-cell table:style-name="ce34" table:formula="of:=ATAN([.J69]/[.J11])*57.29577951" office:value-type="float" office:value="-3.58502878513545">
            <text:p>-3.5850287851</text:p>
          </table:table-cell>
          <table:table-cell table:style-name="ce34" table:formula="of:=ATAN([.K69]/[.K11])*57.29577951" office:value-type="float" office:value="-2.96944678105294">
            <text:p>-2.9694467811</text:p>
          </table:table-cell>
          <table:table-cell table:style-name="ce34" table:formula="of:=ATAN([.L69]/[.L11])*57.29577951" office:value-type="float" office:value="-2.5078247396623">
            <text:p>-2.5078247397</text:p>
          </table:table-cell>
          <table:table-cell table:style-name="ce34" table:formula="of:=ATAN([.M69]/[.M11])*57.29577951" office:value-type="float" office:value="-2.14875091502195">
            <text:p>-2.148750915</text:p>
          </table:table-cell>
          <table:table-cell table:style-name="ce34" table:formula="of:=ATAN([.N69]/[.N11])*57.29577951" office:value-type="float" office:value="8.63936474731594">
            <text:p>8.6393647473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alpha2 rh</text:p>
          </table:table-cell>
          <table:table-cell table:style-name="ce34" table:formula="of:=ATAN([.C70]/[.C11])*57.29577951" office:value-type="float" office:value="42.2958746456528">
            <text:p>42.2958746457</text:p>
          </table:table-cell>
          <table:table-cell table:style-name="ce34" table:formula="of:=ATAN([.D70]/[.D11])*57.29577951" office:value-type="float" office:value="47.2451837206618">
            <text:p>47.2451837207</text:p>
          </table:table-cell>
          <table:table-cell table:style-name="ce34" table:formula="of:=ATAN([.E70]/[.E11])*57.29577951" office:value-type="float" office:value="47.933588355851">
            <text:p>47.9335883559</text:p>
          </table:table-cell>
          <table:table-cell table:style-name="ce34"/>
          <table:table-cell table:style-name="ce34" table:formula="of:=ATAN([.G70]/[.G11])*57.29577951" office:value-type="float" office:value="38.1135762338889">
            <text:p>38.1135762339</text:p>
          </table:table-cell>
          <table:table-cell table:style-name="ce34" table:formula="of:=ATAN([.H70]/[.H11])*57.29577951" office:value-type="float" office:value="40.9395019889612">
            <text:p>40.939501989</text:p>
          </table:table-cell>
          <table:table-cell table:style-name="ce34" table:formula="of:=ATAN([.I70]/[.I11])*57.29577951" office:value-type="float" office:value="40.8916227472576">
            <text:p>40.8916227473</text:p>
          </table:table-cell>
          <table:table-cell table:style-name="ce34" table:formula="of:=ATAN([.J70]/[.J11])*57.29577951" office:value-type="float" office:value="41.3394593501648">
            <text:p>41.3394593502</text:p>
          </table:table-cell>
          <table:table-cell table:style-name="ce34" table:formula="of:=ATAN([.K70]/[.K11])*57.29577951" office:value-type="float" office:value="42.1128806249001">
            <text:p>42.1128806249</text:p>
          </table:table-cell>
          <table:table-cell table:style-name="ce34" table:formula="of:=ATAN([.L70]/[.L11])*57.29577951" office:value-type="float" office:value="43.115702199971">
            <text:p>43.1157022</text:p>
          </table:table-cell>
          <table:table-cell table:style-name="ce34" table:formula="of:=ATAN([.M70]/[.M11])*57.29577951" office:value-type="float" office:value="44.2871473765703">
            <text:p>44.2871473766</text:p>
          </table:table-cell>
          <table:table-cell table:style-name="ce34" table:formula="of:=ATAN([.N70]/[.N11])*57.29577951" office:value-type="float" office:value="45.8563869749068">
            <text:p>45.8563869749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beta1 rh</text:p>
          </table:table-cell>
          <table:table-cell table:formula="of:=ATAN(TAN([.C77]/57.29577951)-1/[.C71])*57.29577951" office:value-type="float" office:value="-65.5935780034258">
            <text:p>-65.5935780034</text:p>
          </table:table-cell>
          <table:table-cell table:formula="of:=ATAN(TAN([.D77]/57.29577951)-1/[.D71])*57.29577951" office:value-type="float" office:value="-66.6863198857658">
            <text:p>-66.6863198858</text:p>
          </table:table-cell>
          <table:table-cell table:formula="of:=ATAN(TAN([.E77]/57.29577951)-1/[.E71])*57.29577951" office:value-type="float" office:value="-66.6974886336957">
            <text:p>-66.6974886337</text:p>
          </table:table-cell>
          <table:table-cell/>
          <table:table-cell table:formula="of:=ATAN(TAN([.G77]/57.29577951)-1/[.G71])*57.29577951" office:value-type="float" office:value="-78.3609685692911">
            <text:p>-78.3609685693</text:p>
          </table:table-cell>
          <table:table-cell table:formula="of:=ATAN(TAN([.H77]/57.29577951)-1/[.H71])*57.29577951" office:value-type="float" office:value="-79.1925647799878">
            <text:p>-79.19256478</text:p>
          </table:table-cell>
          <table:table-cell table:formula="of:=ATAN(TAN([.I77]/57.29577951)-1/[.I71])*57.29577951" office:value-type="float" office:value="-80.0405581944065">
            <text:p>-80.0405581944</text:p>
          </table:table-cell>
          <table:table-cell table:formula="of:=ATAN(TAN([.J77]/57.29577951)-1/[.J71])*57.29577951" office:value-type="float" office:value="-80.6268627714951">
            <text:p>-80.6268627715</text:p>
          </table:table-cell>
          <table:table-cell table:formula="of:=ATAN(TAN([.K77]/57.29577951)-1/[.K71])*57.29577951" office:value-type="float" office:value="-81.0534398272779">
            <text:p>-81.0534398273</text:p>
          </table:table-cell>
          <table:table-cell table:formula="of:=ATAN(TAN([.L77]/57.29577951)-1/[.L71])*57.29577951" office:value-type="float" office:value="-81.374904699585">
            <text:p>-81.3749046996</text:p>
          </table:table-cell>
          <table:table-cell table:formula="of:=ATAN(TAN([.M77]/57.29577951)-1/[.M71])*57.29577951" office:value-type="float" office:value="-81.6233882764105">
            <text:p>-81.6233882764</text:p>
          </table:table-cell>
          <table:table-cell table:formula="of:=ATAN(TAN([.N77]/57.29577951)-1/[.N71])*57.29577951" office:value-type="float" office:value="-81.5994527733436">
            <text:p>-81.5994527733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beta2 rh</text:p>
          </table:table-cell>
          <table:table-cell table:formula="of:=ATAN(TAN([.C78]/57.29577951) - 1/[.C71] ) * 57.29577951" office:value-type="float" office:value="-48.802706812944">
            <text:p>-48.8027068129</text:p>
          </table:table-cell>
          <table:table-cell table:formula="of:=ATAN(TAN([.D78]/57.29577951) - 1/[.D71] ) * 57.29577951" office:value-type="float" office:value="-47.1941005002603">
            <text:p>-47.1941005003</text:p>
          </table:table-cell>
          <table:table-cell table:formula="of:=ATAN(TAN([.E78]/57.29577951) - 1/[.E71] ) * 57.29577951" office:value-type="float" office:value="-47.8828578647978">
            <text:p>-47.8828578648</text:p>
          </table:table-cell>
          <table:table-cell/>
          <table:table-cell table:formula="of:=ATAN(TAN([.G78]/57.29577951) - 1/[.G71] ) * 57.29577951" office:value-type="float" office:value="-75.8186937965817">
            <text:p>-75.8186937966</text:p>
          </table:table-cell>
          <table:table-cell table:formula="of:=ATAN(TAN([.H78]/57.29577951) - 1/[.H71] ) * 57.29577951" office:value-type="float" office:value="-76.8206491851891">
            <text:p>-76.8206491852</text:p>
          </table:table-cell>
          <table:table-cell table:formula="of:=ATAN(TAN([.I78]/57.29577951) - 1/[.I71] ) * 57.29577951" office:value-type="float" office:value="-78.1140116349104">
            <text:p>-78.1140116349</text:p>
          </table:table-cell>
          <table:table-cell table:formula="of:=ATAN(TAN([.J78]/57.29577951) - 1/[.J71] ) * 57.29577951" office:value-type="float" office:value="-78.9395699011727">
            <text:p>-78.9395699012</text:p>
          </table:table-cell>
          <table:table-cell table:formula="of:=ATAN(TAN([.K78]/57.29577951) - 1/[.K71] ) * 57.29577951" office:value-type="float" office:value="-79.5013748924417">
            <text:p>-79.5013748924</text:p>
          </table:table-cell>
          <table:table-cell table:formula="of:=ATAN(TAN([.L78]/57.29577951) - 1/[.L71] ) * 57.29577951" office:value-type="float" office:value="-79.897528031246">
            <text:p>-79.8975280312</text:p>
          </table:table-cell>
          <table:table-cell table:formula="of:=ATAN(TAN([.M78]/57.29577951) - 1/[.M71] ) * 57.29577951" office:value-type="float" office:value="-80.1814469033887">
            <text:p>-80.1814469034</text:p>
          </table:table-cell>
          <table:table-cell table:formula="of:=ATAN(TAN([.N78]/57.29577951) - 1/[.N71] ) * 57.29577951" office:value-type="float" office:value="-80.3692652245137">
            <text:p>-80.3692652245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De Haller R</text:p>
          </table:table-cell>
          <table:table-cell table:formula="of:= COS([.C78]/57.29577951)/COS([.C77]/57.29577951)" office:value-type="float" office:value="0.748134797646137">
            <text:p>0.7481347976</text:p>
          </table:table-cell>
          <table:table-cell table:formula="of:= COS([.D78]/57.29577951)/COS([.D77]/57.29577951)" office:value-type="float" office:value="0.6874069820215">
            <text:p>0.687406982</text:p>
          </table:table-cell>
          <table:table-cell table:formula="of:= COS([.E78]/57.29577951)/COS([.E77]/57.29577951)" office:value-type="float" office:value="0.673859618475835">
            <text:p>0.6738596185</text:p>
          </table:table-cell>
          <table:table-cell/>
          <table:table-cell table:formula="of:= COS([.G78]/57.29577951)/COS([.G77]/57.29577951)" office:value-type="float" office:value="0.791792048082559">
            <text:p>0.7917920481</text:p>
          </table:table-cell>
          <table:table-cell table:formula="of:= COS([.H78]/57.29577951)/COS([.H77]/57.29577951)" office:value-type="float" office:value="0.759215610624073">
            <text:p>0.7592156106</text:p>
          </table:table-cell>
          <table:table-cell table:formula="of:= COS([.I78]/57.29577951)/COS([.I77]/57.29577951)" office:value-type="float" office:value="0.758232537468919">
            <text:p>0.7582325375</text:p>
          </table:table-cell>
          <table:table-cell table:formula="of:= COS([.J78]/57.29577951)/COS([.J77]/57.29577951)" office:value-type="float" office:value="0.752281553890152">
            <text:p>0.7522815539</text:p>
          </table:table-cell>
          <table:table-cell table:formula="of:= COS([.K78]/57.29577951)/COS([.K77]/57.29577951)" office:value-type="float" office:value="0.742822490964337">
            <text:p>0.742822491</text:p>
          </table:table-cell>
          <table:table-cell table:formula="of:= COS([.L78]/57.29577951)/COS([.L77]/57.29577951)" office:value-type="float" office:value="0.730674794449909">
            <text:p>0.7306747944</text:p>
          </table:table-cell>
          <table:table-cell table:formula="of:= COS([.M78]/57.29577951)/COS([.M77]/57.29577951)" office:value-type="float" office:value="0.716353085959377">
            <text:p>0.716353086</text:p>
          </table:table-cell>
          <table:table-cell table:formula="of:= COS([.N78]/57.29577951)/COS([.N77]/57.29577951)" office:value-type="float" office:value="0.704452357984646">
            <text:p>0.704452358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28571428571429">
            <text:p>1.2857142857</text:p>
          </table:table-cell>
          <table:table-cell table:style-name="ce34" table:formula="of:=[.D45]/[.D46]" office:value-type="float" office:value="1.25654803946245">
            <text:p>1.2565480395</text:p>
          </table:table-cell>
          <table:table-cell table:style-name="ce34" table:formula="of:=[.E45]/[.E46]" office:value-type="float" office:value="1.23453113810118">
            <text:p>1.2345311381</text:p>
          </table:table-cell>
          <table:table-cell table:style-name="ce34"/>
          <table:table-cell table:style-name="ce34" table:formula="of:=[.G45]/[.G46]" office:value-type="float" office:value="1.25172576048211">
            <text:p>1.2517257605</text:p>
          </table:table-cell>
          <table:table-cell table:style-name="ce34" table:formula="of:=[.H45]/[.H46]" office:value-type="float" office:value="1.20786530686895">
            <text:p>1.2078653069</text:p>
          </table:table-cell>
          <table:table-cell table:style-name="ce34" table:formula="of:=[.I45]/[.I46]" office:value-type="float" office:value="1.16483656098462">
            <text:p>1.164836561</text:p>
          </table:table-cell>
          <table:table-cell table:style-name="ce34" table:formula="of:=[.J45]/[.J46]" office:value-type="float" office:value="1.132964107775">
            <text:p>1.1329641078</text:p>
          </table:table-cell>
          <table:table-cell table:style-name="ce34" table:formula="of:=[.K45]/[.K46]" office:value-type="float" office:value="1.10853801178123">
            <text:p>1.1085380118</text:p>
          </table:table-cell>
          <table:table-cell table:style-name="ce34" table:formula="of:=[.L45]/[.L46]" office:value-type="float" office:value="1.08937450731011">
            <text:p>1.0893745073</text:p>
          </table:table-cell>
          <table:table-cell table:style-name="ce34" table:formula="of:=[.M45]/[.M46]" office:value-type="float" office:value="1.0740819970881">
            <text:p>1.0740819971</text:p>
          </table:table-cell>
          <table:table-cell table:style-name="ce34" table:formula="of:=[.N45]/[.N46]" office:value-type="float" office:value="1.0617216802412">
            <text:p>1.0617216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3]" office:value-type="float" office:value="5.84947640361358">
            <text:p>5.8494764036</text:p>
          </table:table-cell>
          <table:table-cell table:formula="of:=[.D32]-[.D33]/[.D83]" office:value-type="float" office:value="6.53882041499011">
            <text:p>6.538820415</text:p>
          </table:table-cell>
          <table:table-cell table:formula="of:=[.E32]-[.E33]/[.E83]" office:value-type="float" office:value="8.56385576795675">
            <text:p>8.563855768</text:p>
          </table:table-cell>
          <table:table-cell/>
          <table:table-cell table:formula="of:=[.G32]-[.G33]/[.G83]" office:value-type="float" office:value="4.6886601564455">
            <text:p>4.6886601564</text:p>
          </table:table-cell>
          <table:table-cell table:formula="of:=[.H32]-[.H33]/[.H83]" office:value-type="float" office:value="4.58167467506838">
            <text:p>4.5816746751</text:p>
          </table:table-cell>
          <table:table-cell table:formula="of:=[.I32]-[.I33]/[.I83]" office:value-type="float" office:value="3.87243697414532">
            <text:p>3.8724369741</text:p>
          </table:table-cell>
          <table:table-cell table:formula="of:=[.J32]-[.J33]/[.J83]" office:value-type="float" office:value="3.32930675373538">
            <text:p>3.3293067537</text:p>
          </table:table-cell>
          <table:table-cell table:formula="of:=[.K32]-[.K33]/[.K83]" office:value-type="float" office:value="2.89660866207698">
            <text:p>2.8966086621</text:p>
          </table:table-cell>
          <table:table-cell table:formula="of:=[.L32]-[.L33]/[.L83]" office:value-type="float" office:value="2.54220283726836">
            <text:p>2.5422028373</text:p>
          </table:table-cell>
          <table:table-cell table:formula="of:=[.M32]-[.M33]/[.M83]" office:value-type="float" office:value="2.24593816426573">
            <text:p>2.2459381643</text:p>
          </table:table-cell>
          <table:table-cell table:formula="of:=[.N32]-[.N33]/[.N83]" office:value-type="float" office:value="14.0961238521444">
            <text:p>14.09612385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3]" office:value-type="float" office:value="46.7958112289086">
            <text:p>46.7958112289</text:p>
          </table:table-cell>
          <table:table-cell table:style-name="ce34" table:formula="of:=[.D32]+[.D33]/[.D83]" office:value-type="float" office:value="57.5142278177599">
            <text:p>57.5142278178</text:p>
          </table:table-cell>
          <table:table-cell table:style-name="ce34" table:formula="of:=[.E32]+[.E33]/[.E83]" office:value-type="float" office:value="60.9028194025068">
            <text:p>60.9028194025</text:p>
          </table:table-cell>
          <table:table-cell table:style-name="ce34"/>
          <table:table-cell table:style-name="ce34" table:formula="of:=[.G32]+[.G33]/[.G83]" office:value-type="float" office:value="41.9407884047875">
            <text:p>41.9407884048</text:p>
          </table:table-cell>
          <table:table-cell table:style-name="ce34" table:formula="of:=[.H32]+[.H33]/[.H83]" office:value-type="float" office:value="48.6647854556173">
            <text:p>48.6647854556</text:p>
          </table:table-cell>
          <table:table-cell table:style-name="ce34" table:formula="of:=[.I32]+[.I33]/[.I83]" office:value-type="float" office:value="50.8576076306311">
            <text:p>50.8576076306</text:p>
          </table:table-cell>
          <table:table-cell table:style-name="ce34" table:formula="of:=[.J32]+[.J33]/[.J83]" office:value-type="float" office:value="53.4075844099749">
            <text:p>53.40758441</text:p>
          </table:table-cell>
          <table:table-cell table:style-name="ce34" table:formula="of:=[.K32]+[.K33]/[.K83]" office:value-type="float" office:value="56.2716173717503">
            <text:p>56.2716173718</text:p>
          </table:table-cell>
          <table:table-cell table:style-name="ce34" table:formula="of:=[.L32]+[.L33]/[.L83]" office:value-type="float" office:value="59.4309715428098">
            <text:p>59.4309715428</text:p>
          </table:table-cell>
          <table:table-cell table:style-name="ce34" table:formula="of:=[.M32]+[.M33]/[.M83]" office:value-type="float" office:value="62.8797831615795">
            <text:p>62.8797831616</text:p>
          </table:table-cell>
          <table:table-cell table:style-name="ce34" table:formula="of:=[.N32]+[.N33]/[.N83]" office:value-type="float" office:value="67.9992881832784">
            <text:p>67.999288183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27071244404978">
            <text:p>0.270712444</text:p>
          </table:table-cell>
          <table:table-cell table:formula="of:= [.D11]/( [.$G$3] * [.D45] )" office:value-type="float" office:value="0.273754156904272">
            <text:p>0.2737541569</text:p>
          </table:table-cell>
          <table:table-cell table:formula="of:= [.E11]/( [.$G$3] * [.E45] )" office:value-type="float" office:value="0.280047355913566">
            <text:p>0.2800473559</text:p>
          </table:table-cell>
          <table:table-cell/>
          <table:table-cell table:formula="of:= [.G11]/( [.$H$3] * [.G45] )" office:value-type="float" office:value="0.126067069532986">
            <text:p>0.1260670695</text:p>
          </table:table-cell>
          <table:table-cell table:formula="of:= [.H11]/( [.$H$3] * [.H45] )" office:value-type="float" office:value="0.127642907902148">
            <text:p>0.1276429079</text:p>
          </table:table-cell>
          <table:table-cell table:formula="of:= [.I11]/( [.$H$3] * [.I45] )" office:value-type="float" office:value="0.127642907902148">
            <text:p>0.1276429079</text:p>
          </table:table-cell>
          <table:table-cell table:formula="of:= [.J11]/( [.$H$3] * [.J45] )" office:value-type="float" office:value="0.127642907902148">
            <text:p>0.1276429079</text:p>
          </table:table-cell>
          <table:table-cell table:formula="of:= [.K11]/( [.$H$3] * [.K45] )" office:value-type="float" office:value="0.127642907902148">
            <text:p>0.1276429079</text:p>
          </table:table-cell>
          <table:table-cell table:formula="of:= [.L11]/( [.$H$3] * [.L45] )" office:value-type="float" office:value="0.127642907902148">
            <text:p>0.1276429079</text:p>
          </table:table-cell>
          <table:table-cell table:formula="of:= [.M11]/( [.$H$3] * [.M45] )" office:value-type="float" office:value="0.127642907902148">
            <text:p>0.1276429079</text:p>
          </table:table-cell>
          <table:table-cell table:formula="of:= [.N11]/( [.$H$3] * [.N45] )" office:value-type="float" office:value="0.127642907902148">
            <text:p>0.12764290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156761406621597">
            <text:p>0.1567614066</text:p>
          </table:table-cell>
          <table:table-cell table:formula="of:=[.$E$5]*([.D26]-[.D24])/([.$G$3]*[.D45])^2" office:value-type="float" office:value="0.197350088978986">
            <text:p>0.197350089</text:p>
          </table:table-cell>
          <table:table-cell table:formula="of:=[.$E$5]*([.E26]-[.E24])/([.$G$3]*[.E45])^2" office:value-type="float" office:value="0.214939947473491">
            <text:p>0.2149399475</text:p>
          </table:table-cell>
          <table:table-cell/>
          <table:table-cell table:formula="of:=[.$E$5]*([.G26]-[.G24])/([.$H$3]*[.G45])^2" office:value-type="float" office:value="0.0664153775233693">
            <text:p>0.0664153775</text:p>
          </table:table-cell>
          <table:table-cell table:formula="of:=[.$E$5]*([.H26]-[.H24])/([.$H$3]*[.H45])^2" office:value-type="float" office:value="0.0795764977692997">
            <text:p>0.0795764978</text:p>
          </table:table-cell>
          <table:table-cell table:formula="of:=[.$E$5]*([.I26]-[.I24])/([.$H$3]*[.I45])^2" office:value-type="float" office:value="0.0848151426188769">
            <text:p>0.0848151426</text:p>
          </table:table-cell>
          <table:table-cell table:formula="of:=[.$E$5]*([.J26]-[.J24])/([.$H$3]*[.J45])^2" office:value-type="float" office:value="0.0903986556221087">
            <text:p>0.0903986556</text:p>
          </table:table-cell>
          <table:table-cell table:formula="of:=[.$E$5]*([.K26]-[.K24])/([.$H$3]*[.K45])^2" office:value-type="float" office:value="0.096349739986947">
            <text:p>0.09634974</text:p>
          </table:table-cell>
          <table:table-cell table:formula="of:=[.$E$5]*([.L26]-[.L24])/([.$H$3]*[.L45])^2" office:value-type="float" office:value="0.1026925935089">
            <text:p>0.1026925935</text:p>
          </table:table-cell>
          <table:table-cell table:formula="of:=[.$E$5]*([.M26]-[.M24])/([.$H$3]*[.M45])^2" office:value-type="float" office:value="0.109453006962063">
            <text:p>0.109453007</text:p>
          </table:table-cell>
          <table:table-cell table:formula="of:=[.$E$5]*([.N26]-[.N24])/([.$H$3]*[.N45])^2" office:value-type="float" office:value="0.116641795149222">
            <text:p>0.11664179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3])" office:value-type="float" office:value="0.722222222222222">
            <text:p>0.7222222222</text:p>
          </table:table-cell>
          <table:table-cell table:formula="of:=1+(1-[.D52])*(1-2/[.D83])" office:value-type="float" office:value="0.704168906723376">
            <text:p>0.7041689067</text:p>
          </table:table-cell>
          <table:table-cell table:formula="of:=1+(1-[.E52])*(1-2/[.E83])" office:value-type="float" office:value="0.689975878989902">
            <text:p>0.689975879</text:p>
          </table:table-cell>
          <table:table-cell/>
          <table:table-cell table:formula="of:=1+(1-[.G52])*(1-2/[.G83])" office:value-type="float" office:value="0.760882371157821">
            <text:p>0.7608823712</text:p>
          </table:table-cell>
          <table:table-cell table:formula="of:=1+(1-[.H52])*(1-2/[.H83])" office:value-type="float" office:value="0.737674494456858">
            <text:p>0.7376744945</text:p>
          </table:table-cell>
          <table:table-cell table:formula="of:=1+(1-[.I52])*(1-2/[.I83])" office:value-type="float" office:value="0.713208370345304">
            <text:p>0.7132083703</text:p>
          </table:table-cell>
          <table:table-cell table:formula="of:=1+(1-[.J52])*(1-2/[.J83])" office:value-type="float" office:value="0.693887604638158">
            <text:p>0.6938876046</text:p>
          </table:table-cell>
          <table:table-cell table:formula="of:=1+(1-[.K52])*(1-2/[.K83])" office:value-type="float" office:value="0.678328761397604">
            <text:p>0.6783287614</text:p>
          </table:table-cell>
          <table:table-cell table:formula="of:=1+(1-[.L52])*(1-2/[.L83])" office:value-type="float" office:value="0.665633632298444">
            <text:p>0.6656336323</text:p>
          </table:table-cell>
          <table:table-cell table:formula="of:=1+(1-[.M52])*(1-2/[.M83])" office:value-type="float" office:value="0.655177908047202">
            <text:p>0.655177908</text:p>
          </table:table-cell>
          <table:table-cell table:formula="of:=1+(1-[.N52])*(1-2/[.N83])" office:value-type="float" office:value="0.646506862496906">
            <text:p>0.6465068625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s</text:p>
          </table:table-cell>
          <table:table-cell table:formula="of:=0.5*([.C48]+[.D45]-[.C50]-[.D47])*([.C$67]/([.C48]-[.C50]))*COS([.C93]/57.29577951)" office:value-type="float" office:value="0.0145818686327038">
            <text:p>0.0145818686</text:p>
          </table:table-cell>
          <table:table-cell table:formula="of:=0.5*([.D48]+[.E45]-[.D50]-[.E47])*([.D$67]/([.D48]-[.D50]))*COS([.D93]/57.29577951)" office:value-type="float" office:value="0.0146019536850315">
            <text:p>0.0146019537</text:p>
          </table:table-cell>
          <table:table-cell table:formula="of:=0.5*([.E48]+[.F45]-[.E50]-[.F47])*([.E$67]/([.E48]-[.E50]))*COS([.E93]/57.29577951)" office:value-type="float" office:value="0.0146532522083918">
            <text:p>0.0146532522</text:p>
          </table:table-cell>
          <table:table-cell/>
          <table:table-cell table:formula="of:=0.5*([.G48]+[.H45]-[.G50]-[.H47])*([.G$67]/([.G48]-[.G50]))*COS([.G93]/57.29577951)" office:value-type="float" office:value="0.014720519377951">
            <text:p>0.0147205194</text:p>
          </table:table-cell>
          <table:table-cell table:formula="of:=0.5*([.H48]+[.I45]-[.H50]-[.I47])*([.H$67]/([.H48]-[.H50]))*COS([.H93]/57.29577951)" office:value-type="float" office:value="0.01440602463201">
            <text:p>0.0144060246</text:p>
          </table:table-cell>
          <table:table-cell table:formula="of:=0.5*([.I48]+[.J45]-[.I50]-[.J47])*([.I$67]/([.I48]-[.I50]))*COS([.I93]/57.29577951)" office:value-type="float" office:value="0.01475147030239">
            <text:p>0.0147514703</text:p>
          </table:table-cell>
          <table:table-cell table:formula="of:=0.5*([.J48]+[.K45]-[.J50]-[.K47])*([.J$67]/([.J48]-[.J50]))*COS([.J93]/57.29577951)" office:value-type="float" office:value="0.0144807443070741">
            <text:p>0.0144807443</text:p>
          </table:table-cell>
          <table:table-cell table:formula="of:=0.5*([.K48]+[.L45]-[.K50]-[.L47])*([.K$67]/([.K48]-[.K50]))*COS([.K93]/57.29577951)" office:value-type="float" office:value="0.0145237225857026">
            <text:p>0.0145237226</text:p>
          </table:table-cell>
          <table:table-cell table:formula="of:=0.5*([.L48]+[.M45]-[.L50]-[.M47])*([.L$67]/([.L48]-[.L50]))*COS([.L93]/57.29577951)" office:value-type="float" office:value="0.0145836149091073">
            <text:p>0.0145836149</text:p>
          </table:table-cell>
          <table:table-cell table:formula="of:=0.5*([.M48]+[.N45]-[.M50]-[.N47])*([.M$67]/([.M48]-[.M50]))*COS([.M93]/57.29577951)" office:value-type="float" office:value="0.0145151281228332">
            <text:p>0.0145151281</text:p>
          </table:table-cell>
          <table:table-cell table:formula="of:=0.5*([.N48]+[.O45]-[.N50]-[.O47])*([.N$67]/([.N48]-[.N50]))*COS([.N93]/57.29577951)" office:value-type="float" office:value="0.00747877417052253">
            <text:p>0.00747877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2"/>
          <table:table-cell table:number-columns-repeated="8"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4]/[.C26])*57.29577951" office:value-type="float" office:value="1.0717814831132">
            <text:p>1.0717814831</text:p>
          </table:table-cell>
          <table:table-cell table:formula="of:=ATAN([.D84]/[.D26])*57.29577951" office:value-type="float" office:value="1.15151373182977">
            <text:p>1.1515137318</text:p>
          </table:table-cell>
          <table:table-cell table:formula="of:=ATAN([.E84]/[.E26])*57.29577951" office:value-type="float" office:value="1.44939993053301">
            <text:p>1.4493999305</text:p>
          </table:table-cell>
          <table:table-cell/>
          <table:table-cell table:formula="of:=ATAN([.G84]/[.G26])*57.29577951" office:value-type="float" office:value="0.749257463333307">
            <text:p>0.7492574633</text:p>
          </table:table-cell>
          <table:table-cell table:formula="of:=ATAN([.H84]/[.H26])*57.29577951" office:value-type="float" office:value="0.687229081069118">
            <text:p>0.6872290811</text:p>
          </table:table-cell>
          <table:table-cell table:formula="of:=ATAN([.I84]/[.I26])*57.29577951" office:value-type="float" office:value="0.545191857706742">
            <text:p>0.5451918577</text:p>
          </table:table-cell>
          <table:table-cell table:formula="of:=ATAN([.J84]/[.J26])*57.29577951" office:value-type="float" office:value="0.439939581566963">
            <text:p>0.4399395816</text:p>
          </table:table-cell>
          <table:table-cell table:formula="of:=ATAN([.K84]/[.K26])*57.29577951" office:value-type="float" office:value="0.359245903261632">
            <text:p>0.3592459033</text:p>
          </table:table-cell>
          <table:table-cell table:formula="of:=ATAN([.L84]/[.L26])*57.29577951" office:value-type="float" office:value="0.295913535894235">
            <text:p>0.2959135359</text:p>
          </table:table-cell>
          <table:table-cell table:formula="of:=ATAN([.M84]/[.M26])*57.29577951" office:value-type="float" office:value="0.245355540462778">
            <text:p>0.2453555405</text:p>
          </table:table-cell>
          <table:table-cell table:formula="of:=ATAN([.N84]/[.N26])*57.29577951" office:value-type="float" office:value="1.44492851918801">
            <text:p>1.44492851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5]/[.C26])*57.29577951" office:value-type="float" office:value="8.51207049041411">
            <text:p>8.5120704904</text:p>
          </table:table-cell>
          <table:table-cell table:formula="of:=ATAN([.D85]/[.D26])*57.29577951" office:value-type="float" office:value="10.0262507711328">
            <text:p>10.0262507711</text:p>
          </table:table-cell>
          <table:table-cell table:formula="of:=ATAN([.E85]/[.E26])*57.29577951" office:value-type="float" office:value="10.2006115043199">
            <text:p>10.2006115043</text:p>
          </table:table-cell>
          <table:table-cell/>
          <table:table-cell table:formula="of:=ATAN([.G85]/[.G26])*57.29577951" office:value-type="float" office:value="6.67227942599837">
            <text:p>6.672279426</text:p>
          </table:table-cell>
          <table:table-cell table:formula="of:=ATAN([.H85]/[.H26])*57.29577951" office:value-type="float" office:value="7.26071547477342">
            <text:p>7.2607154748</text:p>
          </table:table-cell>
          <table:table-cell table:formula="of:=ATAN([.I85]/[.I26])*57.29577951" office:value-type="float" office:value="7.12341539552287">
            <text:p>7.1234153955</text:p>
          </table:table-cell>
          <table:table-cell table:formula="of:=ATAN([.J85]/[.J26])*57.29577951" office:value-type="float" office:value="7.02212514932478">
            <text:p>7.0221251493</text:p>
          </table:table-cell>
          <table:table-cell table:formula="of:=ATAN([.K85]/[.K26])*57.29577951" office:value-type="float" office:value="6.94485022525958">
            <text:p>6.9448502253</text:p>
          </table:table-cell>
          <table:table-cell table:formula="of:=ATAN([.L85]/[.L26])*57.29577951" office:value-type="float" office:value="6.8845278068808">
            <text:p>6.8845278069</text:p>
          </table:table-cell>
          <table:table-cell table:formula="of:=ATAN([.M85]/[.M26])*57.29577951" office:value-type="float" office:value="6.83665650130306">
            <text:p>6.8366565013</text:p>
          </table:table-cell>
          <table:table-cell table:formula="of:=ATAN([.N85]/[.N26])*57.29577951" office:value-type="float" office:value="6.93766506741799">
            <text:p>6.93766506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2]/57.29577951)-1/[.C86])*57.29577951" office:value-type="float" office:value="-74.778847193563">
            <text:p>-74.7788471936</text:p>
          </table:table-cell>
          <table:table-cell table:formula="of:=ATAN(TAN([.D92]/57.29577951)-1/[.D86])*57.29577951" office:value-type="float" office:value="-74.6094291356663">
            <text:p>-74.6094291357</text:p>
          </table:table-cell>
          <table:table-cell table:formula="of:=ATAN(TAN([.E92]/57.29577951)-1/[.E86])*57.29577951" office:value-type="float" office:value="-74.2491130131318">
            <text:p>-74.2491130131</text:p>
          </table:table-cell>
          <table:table-cell/>
          <table:table-cell table:formula="of:=ATAN(TAN([.G92]/57.29577951)-1/[.G86])*57.29577951" office:value-type="float" office:value="-82.8030522753543">
            <text:p>-82.8030522754</text:p>
          </table:table-cell>
          <table:table-cell table:formula="of:=ATAN(TAN([.H92]/57.29577951)-1/[.H86])*57.29577951" office:value-type="float" office:value="-82.7149001753326">
            <text:p>-82.7149001753</text:p>
          </table:table-cell>
          <table:table-cell table:formula="of:=ATAN(TAN([.I92]/57.29577951)-1/[.I86])*57.29577951" office:value-type="float" office:value="-82.7171836768718">
            <text:p>-82.7171836769</text:p>
          </table:table-cell>
          <table:table-cell table:formula="of:=ATAN(TAN([.J92]/57.29577951)-1/[.J86])*57.29577951" office:value-type="float" office:value="-82.7188748055836">
            <text:p>-82.7188748056</text:p>
          </table:table-cell>
          <table:table-cell table:formula="of:=ATAN(TAN([.K92]/57.29577951)-1/[.K86])*57.29577951" office:value-type="float" office:value="-82.7201707800637">
            <text:p>-82.7201707801</text:p>
          </table:table-cell>
          <table:table-cell table:formula="of:=ATAN(TAN([.L92]/57.29577951)-1/[.L86])*57.29577951" office:value-type="float" office:value="-82.7211875869427">
            <text:p>-82.7211875869</text:p>
          </table:table-cell>
          <table:table-cell table:formula="of:=ATAN(TAN([.M92]/57.29577951)-1/[.M86])*57.29577951" office:value-type="float" office:value="-82.7219990889136">
            <text:p>-82.7219990889</text:p>
          </table:table-cell>
          <table:table-cell table:formula="of:=ATAN(TAN([.N92]/57.29577951)-1/[.N86])*57.29577951" office:value-type="float" office:value="-82.7026917115619">
            <text:p>-82.70269171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3]/57.29577951) - 1/[.C86] ) * 57.29577951" office:value-type="float" office:value="-74.243908549442">
            <text:p>-74.2439085494</text:p>
          </table:table-cell>
          <table:table-cell table:formula="of:=ATAN(TAN([.D93]/57.29577951) - 1/[.D86] ) * 57.29577951" office:value-type="float" office:value="-73.9506565366336">
            <text:p>-73.9506565366</text:p>
          </table:table-cell>
          <table:table-cell table:formula="of:=ATAN(TAN([.E93]/57.29577951) - 1/[.E86] ) * 57.29577951" office:value-type="float" office:value="-73.5687773605071">
            <text:p>-73.5687773605</text:p>
          </table:table-cell>
          <table:table-cell/>
          <table:table-cell table:formula="of:=ATAN(TAN([.G93]/57.29577951) - 1/[.G86] ) * 57.29577951" office:value-type="float" office:value="-82.7083916848947">
            <text:p>-82.7083916849</text:p>
          </table:table-cell>
          <table:table-cell table:formula="of:=ATAN(TAN([.H93]/57.29577951) - 1/[.H86] ) * 57.29577951" office:value-type="float" office:value="-82.6070043409039">
            <text:p>-82.6070043409</text:p>
          </table:table-cell>
          <table:table-cell table:formula="of:=ATAN(TAN([.I93]/57.29577951) - 1/[.I86] ) * 57.29577951" office:value-type="float" office:value="-82.6093131138289">
            <text:p>-82.6093131138</text:p>
          </table:table-cell>
          <table:table-cell table:formula="of:=ATAN(TAN([.J93]/57.29577951) - 1/[.J86] ) * 57.29577951" office:value-type="float" office:value="-82.61101455654">
            <text:p>-82.6110145565</text:p>
          </table:table-cell>
          <table:table-cell table:formula="of:=ATAN(TAN([.K93]/57.29577951) - 1/[.K86] ) * 57.29577951" office:value-type="float" office:value="-82.6123115748987">
            <text:p>-82.6123115749</text:p>
          </table:table-cell>
          <table:table-cell table:formula="of:=ATAN(TAN([.L93]/57.29577951) - 1/[.L86] ) * 57.29577951" office:value-type="float" office:value="-82.6133234435909">
            <text:p>-82.6133234436</text:p>
          </table:table-cell>
          <table:table-cell table:formula="of:=ATAN(TAN([.M93]/57.29577951) - 1/[.M86] ) * 57.29577951" office:value-type="float" office:value="-82.6141260738324">
            <text:p>-82.6141260738</text:p>
          </table:table-cell>
          <table:table-cell table:formula="of:=ATAN(TAN([.N93]/57.29577951) - 1/[.N86] ) * 57.29577951" office:value-type="float" office:value="-82.6124321292074">
            <text:p>-82.612432129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De Haller S</text:p>
          </table:table-cell>
          <table:table-cell table:formula="of:= COS([.C93]/57.29577951)/COS([.C92]/57.29577951)" office:value-type="float" office:value="0.989157759819763">
            <text:p>0.9891577598</text:p>
          </table:table-cell>
          <table:table-cell table:formula="of:= COS([.D93]/57.29577951)/COS([.D92]/57.29577951)" office:value-type="float" office:value="0.984926998659121">
            <text:p>0.9849269987</text:p>
          </table:table-cell>
          <table:table-cell table:formula="of:= COS([.E93]/57.29577951)/COS([.E92]/57.29577951)" office:value-type="float" office:value="0.984508708542673">
            <text:p>0.9845087085</text:p>
          </table:table-cell>
          <table:table-cell/>
          <table:table-cell table:formula="of:= COS([.G93]/57.29577951)/COS([.G92]/57.29577951)" office:value-type="float" office:value="0.993311911404206">
            <text:p>0.9933119114</text:p>
          </table:table-cell>
          <table:table-cell table:formula="of:= COS([.H93]/57.29577951)/COS([.H92]/57.29577951)" office:value-type="float" office:value="0.992052690968434">
            <text:p>0.992052691</text:p>
          </table:table-cell>
          <table:table-cell table:formula="of:= COS([.I93]/57.29577951)/COS([.I92]/57.29577951)" office:value-type="float" office:value="0.992326265705001">
            <text:p>0.9923262657</text:p>
          </table:table-cell>
          <table:table-cell table:formula="of:= COS([.J93]/57.29577951)/COS([.J92]/57.29577951)" office:value-type="float" office:value="0.992528275442134">
            <text:p>0.9925282754</text:p>
          </table:table-cell>
          <table:table-cell table:formula="of:= COS([.K93]/57.29577951)/COS([.K92]/57.29577951)" office:value-type="float" office:value="0.992682509272931">
            <text:p>0.9926825093</text:p>
          </table:table-cell>
          <table:table-cell table:formula="of:= COS([.L93]/57.29577951)/COS([.L92]/57.29577951)" office:value-type="float" office:value="0.992802988438638">
            <text:p>0.9928029884</text:p>
          </table:table-cell>
          <table:table-cell table:formula="of:= COS([.M93]/57.29577951)/COS([.M92]/57.29577951)" office:value-type="float" office:value="0.992898656559221">
            <text:p>0.9928986566</text:p>
          </table:table-cell>
          <table:table-cell table:formula="of:= COS([.N93]/57.29577951)/COS([.N92]/57.29577951)" office:value-type="float" office:value="0.992993900243579">
            <text:p>0.9929939002</text:p>
          </table:table-cell>
          <table:table-cell table:number-columns-repeated="8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+[.N39]" office:value-type="float" office:value="259131.315723508">
            <text:p>259131.315723508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N30]/[.C30]" office:value-type="float" office:value="7.7250599861145">
            <text:p>7.725059986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5:.N75])+SUM([.D75:.N75])/4+SUM([.C90:.M90])+SUM([.C90:.N90])/4" office:value-type="float" office:value="0.228611438525087">
            <text:p>0.228611438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#Blades</text:p>
          </table:table-cell>
          <table:table-cell table:formula="of:=2*[.$C$112]*[.C47]*[.C53]/[.C66]" office:value-type="float" office:value="29.0381950861941">
            <text:p>29.0381950862</text:p>
          </table:table-cell>
          <table:table-cell table:formula="of:=2*[.$C$112]*[.D47]*[.D53]/[.D66]" office:value-type="float" office:value="46.5276965350075">
            <text:p>46.527696535</text:p>
          </table:table-cell>
          <table:table-cell table:formula="of:=2*[.$C$112]*[.E47]*[.E53]/[.E66]" office:value-type="float" office:value="53.3050818888734">
            <text:p>53.3050818889</text:p>
          </table:table-cell>
          <table:table-cell/>
          <table:table-cell table:formula="of:=2*[.$C$112]*[.G47]*[.G53]/[.G66]" office:value-type="float" office:value="22.5283894266268">
            <text:p>22.5283894266</text:p>
          </table:table-cell>
          <table:table-cell table:formula="of:=2*[.$C$112]*[.H47]*[.H53]/[.H66]" office:value-type="float" office:value="31.146533630215">
            <text:p>31.1465336302</text:p>
          </table:table-cell>
          <table:table-cell table:formula="of:=2*[.$C$112]*[.I47]*[.I53]/[.I66]" office:value-type="float" office:value="35.9465366177514">
            <text:p>35.9465366178</text:p>
          </table:table-cell>
          <table:table-cell table:formula="of:=2*[.$C$112]*[.J47]*[.J53]/[.J66]" office:value-type="float" office:value="41.2850428716803">
            <text:p>41.2850428717</text:p>
          </table:table-cell>
          <table:table-cell table:formula="of:=2*[.$C$112]*[.K47]*[.K53]/[.K66]" office:value-type="float" office:value="47.4236524721908">
            <text:p>47.4236524722</text:p>
          </table:table-cell>
          <table:table-cell table:formula="of:=2*[.$C$112]*[.L47]*[.L53]/[.L66]" office:value-type="float" office:value="54.6729472896902">
            <text:p>54.6729472897</text:p>
          </table:table-cell>
          <table:table-cell table:formula="of:=2*[.$C$112]*[.M47]*[.M53]/[.M66]" office:value-type="float" office:value="63.4505883248818">
            <text:p>63.4505883249</text:p>
          </table:table-cell>
          <table:table-cell table:formula="of:=2*[.$C$112]*[.N47]*[.N53]/[.N66]" office:value-type="float" office:value="74.3348402216627">
            <text:p>74.3348402217</text:p>
          </table:table-cell>
          <table:table-cell table:number-columns-repeated="8"/>
        </table:table-row>
        <table:table-row table:style-name="ro7">
          <table:table-cell/>
          <table:table-cell table:style-name="ce18" office:value-type="string">
            <text:p>corrected #Blades</text:p>
          </table:table-cell>
          <table:table-cell table:formula="of:=INT([.C101])" office:value-type="float" office:value="29">
            <text:p>29</text:p>
          </table:table-cell>
          <table:table-cell table:formula="of:=INT([.D101])" office:value-type="float" office:value="46">
            <text:p>46</text:p>
          </table:table-cell>
          <table:table-cell table:formula="of:=INT([.E101])" office:value-type="float" office:value="53">
            <text:p>53</text:p>
          </table:table-cell>
          <table:table-cell/>
          <table:table-cell table:formula="of:=INT([.G101])" office:value-type="float" office:value="22">
            <text:p>22</text:p>
          </table:table-cell>
          <table:table-cell table:formula="of:=INT([.H101])" office:value-type="float" office:value="31">
            <text:p>31</text:p>
          </table:table-cell>
          <table:table-cell table:formula="of:=INT([.I101])" office:value-type="float" office:value="35">
            <text:p>35</text:p>
          </table:table-cell>
          <table:table-cell table:formula="of:=INT([.J101])" office:value-type="float" office:value="41">
            <text:p>41</text:p>
          </table:table-cell>
          <table:table-cell table:formula="of:=INT([.K101])" office:value-type="float" office:value="47">
            <text:p>47</text:p>
          </table:table-cell>
          <table:table-cell table:formula="of:=INT([.L101])" office:value-type="float" office:value="54">
            <text:p>54</text:p>
          </table:table-cell>
          <table:table-cell table:formula="of:=INT([.M101])" office:value-type="float" office:value="63">
            <text:p>63</text:p>
          </table:table-cell>
          <table:table-cell table:formula="of:=INT([.N101])" office:value-type="float" office:value="74">
            <text:p>74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5">
          <table:table-cell/>
          <table:table-cell table:style-name="ce18" office:value-type="string">
            <text:p>cross-section area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/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principal tensile stress</text:p>
          </table:table-cell>
          <table:table-cell table:formula="of:=0.5*[.$J$5]*[.$G$3]*[.$G$3]*[.C106]/[.$C$112]" office:value-type="float" office:value="94492539.7666663">
            <text:p>94492539.7666663</text:p>
          </table:table-cell>
          <table:table-cell table:formula="of:=0.5*[.$J$5]*[.$G$3]*[.$G$3]*[.D106]/[.$C$112]" office:value-type="float" office:value="94492539.7666663">
            <text:p>94492539.7666663</text:p>
          </table:table-cell>
          <table:table-cell table:formula="of:=0.5*[.$J$5]*[.$G$3]*[.$G$3]*[.E106]/[.$C$112]" office:value-type="float" office:value="94492539.7666663">
            <text:p>94492539.7666663</text:p>
          </table:table-cell>
          <table:table-cell/>
          <table:table-cell table:formula="of:=0.5*[.$J$5]*[.$H$3]*[.$H$3]*[.G106]/[.$C$112]" office:value-type="float" office:value="537929829.339569">
            <text:p>537929829.339569</text:p>
          </table:table-cell>
          <table:table-cell table:formula="of:=0.5*[.$J$5]*[.$H$3]*[.$H$3]*[.H106]/[.$C$112]" office:value-type="float" office:value="537929829.339569">
            <text:p>537929829.339569</text:p>
          </table:table-cell>
          <table:table-cell table:formula="of:=0.5*[.$J$5]*[.$H$3]*[.$H$3]*[.I106]/[.$C$112]" office:value-type="float" office:value="537929829.339569">
            <text:p>537929829.339569</text:p>
          </table:table-cell>
          <table:table-cell table:formula="of:=0.5*[.$J$5]*[.$H$3]*[.$H$3]*[.J106]/[.$C$112]" office:value-type="float" office:value="537929829.339569">
            <text:p>537929829.339569</text:p>
          </table:table-cell>
          <table:table-cell table:formula="of:=0.5*[.$J$5]*[.$H$3]*[.$H$3]*[.K106]/[.$C$112]" office:value-type="float" office:value="537929829.339569">
            <text:p>537929829.339569</text:p>
          </table:table-cell>
          <table:table-cell table:formula="of:=0.5*[.$J$5]*[.$H$3]*[.$H$3]*[.L106]/[.$C$112]" office:value-type="float" office:value="537929829.339569">
            <text:p>537929829.339569</text:p>
          </table:table-cell>
          <table:table-cell table:formula="of:=0.5*[.$J$5]*[.$H$3]*[.$H$3]*[.M106]/[.$C$112]" office:value-type="float" office:value="537929829.339569">
            <text:p>537929829.339569</text:p>
          </table:table-cell>
          <table:table-cell table:formula="of:=0.5*[.$J$5]*[.$H$3]*[.$H$3]*[.N106]/[.$C$112]" office:value-type="float" office:value="537929829.339569">
            <text:p>537929829.339569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with safety margin of 1.5 (Mpa)</text:p>
          </table:table-cell>
          <table:table-cell table:formula="of:=[.C107]*1.5/1000000" office:value-type="float" office:value="141.73880965">
            <text:p>141.73880965</text:p>
          </table:table-cell>
          <table:table-cell table:formula="of:=[.D107]*1.5/1000000" office:value-type="float" office:value="141.73880965">
            <text:p>141.73880965</text:p>
          </table:table-cell>
          <table:table-cell table:formula="of:=[.E107]*1.5/1000000" office:value-type="float" office:value="141.73880965">
            <text:p>141.73880965</text:p>
          </table:table-cell>
          <table:table-cell/>
          <table:table-cell table:formula="of:=[.G107]*1.5/1000000" office:value-type="float" office:value="806.894744009354">
            <text:p>806.8947440094</text:p>
          </table:table-cell>
          <table:table-cell table:formula="of:=[.H107]*1.5/1000000" office:value-type="float" office:value="806.894744009354">
            <text:p>806.8947440094</text:p>
          </table:table-cell>
          <table:table-cell table:formula="of:=[.I107]*1.5/1000000" office:value-type="float" office:value="806.894744009354">
            <text:p>806.8947440094</text:p>
          </table:table-cell>
          <table:table-cell table:formula="of:=[.J107]*1.5/1000000" office:value-type="float" office:value="806.894744009354">
            <text:p>806.8947440094</text:p>
          </table:table-cell>
          <table:table-cell table:formula="of:=[.K107]*1.5/1000000" office:value-type="float" office:value="806.894744009354">
            <text:p>806.8947440094</text:p>
          </table:table-cell>
          <table:table-cell table:formula="of:=[.L107]*1.5/1000000" office:value-type="float" office:value="806.894744009354">
            <text:p>806.8947440094</text:p>
          </table:table-cell>
          <table:table-cell table:formula="of:=[.M107]*1.5/1000000" office:value-type="float" office:value="806.894744009354">
            <text:p>806.8947440094</text:p>
          </table:table-cell>
          <table:table-cell table:formula="of:=[.N107]*1.5/1000000" office:value-type="float" office:value="806.894744009354">
            <text:p>806.8947440094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9" table:number-columns-repeated="12"/>
          <table:table-cell table:style-name="ce1"/>
          <table:table-cell table:number-columns-repeated="8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style-name="ce1"/>
          <table:table-cell table:number-columns-repeated="8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style-name="ce1"/>
          <table:table-cell table:number-columns-repeated="8"/>
        </table:table-row>
        <table:table-row table:style-name="ro1">
          <table:table-cell/>
          <table:table-cell table:style-name="ce19" table:number-columns-repeated="3"/>
          <table:table-cell table:style-name="ce19">
            <draw:frame table:end-cell-address="Test.L134" table:end-x="0.1157in" table:end-y="0.1508in" draw:z-index="0" draw:style-name="gr1" draw:text-style-name="P1" svg:width="6.2988in" svg:height="3.5429in" svg:x="0.0402in" svg:y="0.124in">
              <draw:object draw:notify-on-update-of-ranges="Test.B141:Test.V141 Test.B114:Test.B114 Test.B115:Test.B137 Test.C114:Test.C114 Test.C115:Test.C13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8"/>
          <table:table-cell table:style-name="ce1"/>
          <table:table-cell table:number-columns-repeated="8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20"/>
          <table:table-cell table:style-name="ce31" table:number-columns-repeated="7"/>
          <table:table-cell table:style-name="ce19" table:number-columns-repeated="2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9">
            <text:p>0.09</text:p>
          </table:table-cell>
          <table:table-cell table:style-name="ce3" table:formula="of:=[.C47]" office:value-type="float" office:value="0.05">
            <text:p>0.0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9">
            <text:p>0.09</text:p>
          </table:table-cell>
          <table:table-cell table:style-name="ce3" table:formula="of:=[.C50]" office:value-type="float" office:value="0.0522740853911476">
            <text:p>0.0522740854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9">
            <text:p>0.089</text:p>
          </table:table-cell>
          <table:table-cell table:style-name="ce3" table:formula="of:=[.D47]" office:value-type="float" office:value="0.0526579346032391">
            <text:p>0.0526579346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8">
            <text:p>0.088</text:p>
          </table:table-cell>
          <table:table-cell table:style-name="ce3" table:formula="of:=[.D50]" office:value-type="float" office:value="0.0533756424008078">
            <text:p>0.0533756424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3944197055757">
            <text:p>0.053944197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44612771591473">
            <text:p>0.0544612772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3288124522261">
            <text:p>0.053288124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00761841108126">
            <text:p>0.050076184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484213198405413">
            <text:p>0.0484213198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03853068690733">
            <text:p>0.0503853069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24651011086284">
            <text:p>0.052465101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5581128105314">
            <text:p>0.055581128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573583259309393">
            <text:p>0.0573583259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598084324946613">
            <text:p>0.059808432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12224790723684">
            <text:p>0.061222479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31899315253816">
            <text:p>0.063189931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43342477204792">
            <text:p>0.0643342477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59363859632321">
            <text:p>0.065936386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68732735403113">
            <text:p>0.066873273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681908777718787">
            <text:p>0.0681908778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689644183905597">
            <text:p>0.0689644184</text:p>
          </table:table-cell>
          <table:table-cell table:style-name="ce21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00559222826079">
            <text:p>0.0700559223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5]" office:value-type="float" office:value="0.08">
            <text:p>0.08</text:p>
          </table:table-cell>
          <table:table-cell table:style-name="ce3" table:formula="of:=[.N47]" office:value-type="float" office:value="0.0706986275006188">
            <text:p>0.070698627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8]" office:value-type="float" office:value="0.08">
            <text:p>0.08</text:p>
          </table:table-cell>
          <table:table-cell table:style-name="ce3" table:formula="of:=[.N50]" office:value-type="float" office:value="0.071607823698154">
            <text:p>0.0716078237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2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1" office:value-type="float" office:value="0">
            <text:p>0</text:p>
          </table:table-cell>
          <table:table-cell table:style-name="ce3" table:formula="of:=[.B141]+1.25*[.C75]" office:value-type="float" office:value="0.00753730158500395">
            <text:p>0.0075373016</text:p>
          </table:table-cell>
          <table:table-cell table:style-name="ce3" table:formula="of:=[.C141]+1.25*[.C90]" office:value-type="float" office:value="0.0257646373758836">
            <text:p>0.0257646374</text:p>
          </table:table-cell>
          <table:table-cell table:style-name="ce3" table:formula="of:=[.D141]+1.25*[.D75]" office:value-type="float" office:value="0.0330929747079575">
            <text:p>0.0330929747</text:p>
          </table:table-cell>
          <table:table-cell table:style-name="ce3" table:formula="of:=[.E141]+1.25*[.D90]" office:value-type="float" office:value="0.0513454168142469">
            <text:p>0.0513454168</text:p>
          </table:table-cell>
          <table:table-cell table:style-name="ce3" table:formula="of:=[.F141]+1.25*[.E75]" office:value-type="float" office:value="0.0586341604269473">
            <text:p>0.0586341604</text:p>
          </table:table-cell>
          <table:table-cell table:style-name="ce3" table:formula="of:=[.G141]+1.25*[.E90]" office:value-type="float" office:value="0.076950725687437">
            <text:p>0.0769507257</text:p>
          </table:table-cell>
          <table:table-cell table:style-name="ce3" table:formula="of:=[.H141]+1.25*[.G75]" office:value-type="float" office:value="0.0806480926044598">
            <text:p>0.0806480926</text:p>
          </table:table-cell>
          <table:table-cell table:style-name="ce3" table:formula="of:=[.I141]+1.25*[.G90]" office:value-type="float" office:value="0.0990487418268985">
            <text:p>0.0990487418</text:p>
          </table:table-cell>
          <table:table-cell table:style-name="ce3" table:formula="of:=[.J141]+1.25*[.H75]" office:value-type="float" office:value="0.102381275194924">
            <text:p>0.1023812752</text:p>
          </table:table-cell>
          <table:table-cell table:style-name="ce3" table:formula="of:=[.K141]+1.25*[.H90]" office:value-type="float" office:value="0.120388805984936">
            <text:p>0.120388806</text:p>
          </table:table-cell>
          <table:table-cell table:style-name="ce3" table:formula="of:=[.L141]+1.25*[.I75]" office:value-type="float" office:value="0.123539134229482">
            <text:p>0.1235391342</text:p>
          </table:table-cell>
          <table:table-cell table:style-name="ce3" table:formula="of:=[.M141]+1.25*[.I90]" office:value-type="float" office:value="0.14197847210747">
            <text:p>0.1419784721</text:p>
          </table:table-cell>
          <table:table-cell table:style-name="ce3" table:formula="of:=[.N141]+1.25*[.J75]" office:value-type="float" office:value="0.144892300444071">
            <text:p>0.1448923004</text:p>
          </table:table-cell>
          <table:table-cell table:style-name="ce3" table:formula="of:=[.O141]+1.25*[.J90]" office:value-type="float" office:value="0.162993230827914">
            <text:p>0.1629932308</text:p>
          </table:table-cell>
          <table:table-cell table:style-name="ce3" table:formula="of:=[.P141]+1.25*[.K75]" office:value-type="float" office:value="0.165784938983076">
            <text:p>0.165784939</text:p>
          </table:table-cell>
          <table:table-cell table:style-name="ce3" table:formula="of:=[.Q141]+1.25*[.K90]" office:value-type="float" office:value="0.183939592215205">
            <text:p>0.1839395922</text:p>
          </table:table-cell>
          <table:table-cell table:style-name="ce3" table:formula="of:=[.R141]+1.25*[.L75]" office:value-type="float" office:value="0.186643659410458">
            <text:p>0.1866436594</text:p>
          </table:table-cell>
          <table:table-cell table:style-name="ce3" table:formula="of:=[.S141]+1.25*[.L90]" office:value-type="float" office:value="0.204873178046842">
            <text:p>0.204873178</text:p>
          </table:table-cell>
          <table:table-cell table:style-name="ce3" table:formula="of:=[.T141]+1.25*[.M75]" office:value-type="float" office:value="0.207488150462786">
            <text:p>0.2074881505</text:p>
          </table:table-cell>
          <table:table-cell table:style-name="ce3" table:formula="of:=[.U141]+1.25*[.M90]" office:value-type="float" office:value="0.225632060616328">
            <text:p>0.2256320606</text:p>
          </table:table-cell>
        </table:table-row>
        <table:table-row table:style-name="ro1" table:number-rows-repeated="5">
          <table:table-cell/>
          <table:table-cell table:style-name="ce22"/>
          <table:table-cell table:style-name="ce1" table:number-columns-repeated="12"/>
          <table:table-cell table:number-columns-repeated="8"/>
        </table:table-row>
        <table:table-row table:style-name="ro1">
          <table:table-cell/>
          <table:table-cell table:style-name="ce22"/>
          <table:table-cell table:style-name="ce1" table:number-columns-repeated="12"/>
          <table:table-cell table:number-columns-repeated="8"/>
        </table:table-row>
      </table:table>
      <table:database-ranges>
        <table:database-range table:name="height" table:target-range-address="'double spool'.B98:'double spool'.B12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7">06/17/2024</text:date>, <text:time>11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17T11:33:48</dc:date>
    <meta:editing-duration>P10DT19H44M54S</meta:editing-duration>
    <meta:editing-cycles>1196</meta:editing-cycles>
    <meta:document-statistic meta:table-count="4" meta:cell-count="37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97:'double spool'.C12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98:'double spool'.B120" chart:label-cell-address="'double spool'.B97:'double spool'.B97" chart:class="chart:line">
            <chart:data-point chart:repeated="23"/>
          </chart:series>
          <chart:series chart:style-name="ch7" chart:values-cell-range-address="'double spool'.C98:'double spool'.C120" chart:label-cell-address="'double spool'.C97:'double spool'.C9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97:'double spool'.B97</svg:desc>
                </draw:g>
              </table:table-cell>
              <table:table-cell office:value-type="string">
                <text:p>Hub</text:p>
                <draw:g>
                  <svg:desc>'double spool'.C97:'double spool'.C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98:'double spool'.B120</svg:desc>
                </draw:g>
              </table:table-cell>
              <table:table-cell office:value-type="float" office:value="0.042">
                <text:p>0.042</text:p>
                <draw:g>
                  <svg:desc>'double spool'.C98:'double spool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8cm" xlink:href=".." xlink:type="simple" chart:class="chart:line" chart:style-name="ch1">
        <chart:legend chart:legend-position="end" svg:x="14.068cm" svg:y="3.942cm" style:legend-expansion="high" chart:style-name="ch2"/>
        <chart:plot-area chart:style-name="ch3" table:cell-range-address="'Approach 2'.B104:'Approach 2'.C127" chart:data-source-has-labels="row" svg:x="0.77cm" svg:y="0.851cm" svg:width="12.658cm" svg:height="7.53cm">
          <chartooo:coordinate-region svg:x="1.682cm" svg:y="1.051cm" svg:width="11.559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proach 2'.B105:'Approach 2'.B127" chart:label-cell-address="'Approach 2'.B104:'Approach 2'.B104" chart:class="chart:line">
            <chart:data-point chart:repeated="23"/>
          </chart:series>
          <chart:series chart:style-name="ch7" chart:values-cell-range-address="'Approach 2'.C105:'Approach 2'.C127" chart:label-cell-address="'Approach 2'.C104:'Approach 2'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Approach 2'.B104:'Approach 2'.B104</svg:desc>
                </draw:g>
              </table:table-cell>
              <table:table-cell office:value-type="string">
                <text:p>Hub</text:p>
                <draw:g>
                  <svg:desc>'Approach 2'.C104:'Approach 2'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Approach 2'.B105:'Approach 2'.B127</svg:desc>
                </draw:g>
              </table:table-cell>
              <table:table-cell office:value-type="float" office:value="0.042">
                <text:p>0.042</text:p>
                <draw:g>
                  <svg:desc>'Approach 2'.C105:'Approach 2'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Test.B141:Test.V141 Test.B114:Test.C137" chart:data-source-has-labels="both" svg:x="0.8cm" svg:y="0.732cm" svg:width="12.636cm" svg:height="7.544cm">
          <chartooo:coordinate-region svg:x="1.712cm" svg:y="1.778cm" svg:width="11.724cm" svg:height="5.453cm"/>
          <chart:axis chart:dimension="x" chart:name="primary-x" chart:style-name="ch4" chartooo:axis-type="auto">
            <chartooo:date-scale/>
            <chart:categories table:cell-range-address="Test.B141:Test.V141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Test.B115:Test.B137" chart:label-cell-address="Test.B114:Test.B114" chart:class="chart:line">
            <chart:data-point chart:repeated="23"/>
          </chart:series>
          <chart:series chart:style-name="ch8" chart:values-cell-range-address="Test.C115:Test.C137" chart:label-cell-address="Test.C114:Test.C11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Test.B114:Test.B114</svg:desc>
                </draw:g>
              </table:table-cell>
              <table:table-cell office:value-type="string">
                <text:p>Hub</text:p>
                <draw:g>
                  <svg:desc>Test.C114:Test.C1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.B141:Test.V141</svg:desc>
                </draw:g>
              </table:table-cell>
              <table:table-cell office:value-type="float" office:value="0.09">
                <text:p>0.09</text:p>
                <draw:g>
                  <svg:desc>Test.B115:Test.B137</svg:desc>
                </draw:g>
              </table:table-cell>
              <table:table-cell office:value-type="float" office:value="0.05">
                <text:p>0.05</text:p>
                <draw:g>
                  <svg:desc>Test.C115:Test.C137</svg:desc>
                </draw:g>
              </table:table-cell>
            </table:table-row>
            <table:table-row>
              <table:table-cell office:value-type="float" office:value="0.00753730158500395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522740853911476">
                <text:p>0.0522740853911476</text:p>
              </table:table-cell>
            </table:table-row>
            <table:table-row>
              <table:table-cell office:value-type="float" office:value="0.0257646373758836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0526579346032391">
                <text:p>0.0526579346032391</text:p>
              </table:table-cell>
            </table:table-row>
            <table:table-row>
              <table:table-cell office:value-type="float" office:value="0.0330929747079575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533756424008078">
                <text:p>0.0533756424008078</text:p>
              </table:table-cell>
            </table:table-row>
            <table:table-row>
              <table:table-cell office:value-type="float" office:value="0.0513454168142469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053944197055757">
                <text:p>0.053944197055757</text:p>
              </table:table-cell>
            </table:table-row>
            <table:table-row>
              <table:table-cell office:value-type="float" office:value="0.0586341604269473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544612771591473">
                <text:p>0.0544612771591473</text:p>
              </table:table-cell>
            </table:table-row>
            <table:table-row>
              <table:table-cell office:value-type="float" office:value="0.076950725687437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053288124522261">
                <text:p>0.053288124522261</text:p>
              </table:table-cell>
            </table:table-row>
            <table:table-row>
              <table:table-cell office:value-type="float" office:value="0.0806480926044598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0500761841108126">
                <text:p>0.0500761841108126</text:p>
              </table:table-cell>
            </table:table-row>
            <table:table-row>
              <table:table-cell office:value-type="float" office:value="0.0990487418268985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484213198405413">
                <text:p>0.0484213198405413</text:p>
              </table:table-cell>
            </table:table-row>
            <table:table-row>
              <table:table-cell office:value-type="float" office:value="0.10238127519492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03853068690733">
                <text:p>0.0503853068690733</text:p>
              </table:table-cell>
            </table:table-row>
            <table:table-row>
              <table:table-cell office:value-type="float" office:value="0.12038880598493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24651011086284">
                <text:p>0.0524651011086284</text:p>
              </table:table-cell>
            </table:table-row>
            <table:table-row>
              <table:table-cell office:value-type="float" office:value="0.12353913422948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5581128105314">
                <text:p>0.055581128105314</text:p>
              </table:table-cell>
            </table:table-row>
            <table:table-row>
              <table:table-cell office:value-type="float" office:value="0.14197847210747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73583259309393">
                <text:p>0.0573583259309393</text:p>
              </table:table-cell>
            </table:table-row>
            <table:table-row>
              <table:table-cell office:value-type="float" office:value="0.14489230044407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98084324946613">
                <text:p>0.0598084324946613</text:p>
              </table:table-cell>
            </table:table-row>
            <table:table-row>
              <table:table-cell office:value-type="float" office:value="0.16299323082791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12224790723684">
                <text:p>0.0612224790723684</text:p>
              </table:table-cell>
            </table:table-row>
            <table:table-row>
              <table:table-cell office:value-type="float" office:value="0.16578493898307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31899315253816">
                <text:p>0.0631899315253816</text:p>
              </table:table-cell>
            </table:table-row>
            <table:table-row>
              <table:table-cell office:value-type="float" office:value="0.18393959221520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43342477204792">
                <text:p>0.0643342477204792</text:p>
              </table:table-cell>
            </table:table-row>
            <table:table-row>
              <table:table-cell office:value-type="float" office:value="0.18664365941045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59363859632321">
                <text:p>0.0659363859632321</text:p>
              </table:table-cell>
            </table:table-row>
            <table:table-row>
              <table:table-cell office:value-type="float" office:value="0.20487317804684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68732735403113">
                <text:p>0.0668732735403113</text:p>
              </table:table-cell>
            </table:table-row>
            <table:table-row>
              <table:table-cell office:value-type="float" office:value="0.20748815046278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1908777718787">
                <text:p>0.0681908777718787</text:p>
              </table:table-cell>
            </table:table-row>
            <table:table-row>
              <table:table-cell office:value-type="float" office:value="0.22563206061632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9644183905597">
                <text:p>0.0689644183905597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0559222826079">
                <text:p>0.070055922282607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6986275006188">
                <text:p>0.0706986275006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